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a,b,c,d" table:style-name="ta1">
        <table:shapes>
          <draw:frame draw:z-index="0" draw:style-name="gr1" draw:text-style-name="P1" svg:width="159.91mm" svg:height="90.05mm" svg:x="316.78mm" svg:y="126.17mm">
            <draw:object draw:notify-on-update-of-ranges="'4a,b,c,d'.O23:'4a,b,c,d'.O23 '4a,b,c,d'.O24:'4a,b,c,d'.O26 '4a,b,c,d'.P23:'4a,b,c,d'.P23 '4a,b,c,d'.P24:'4a,b,c,d'.P26 '4a,b,c,d'.Q23:'4a,b,c,d'.Q23 '4a,b,c,d'.Q24:'4a,b,c,d'.Q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office:value-type="string" calcext:value-type="string">
            <text:p>żubry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karmienie</text:p>
          </table:table-cell>
          <table:table-cell office:value-type="string" calcext:value-type="string">
            <text:p>min sia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dostawy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si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sia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g na żubra</text:p>
          </table:table-cell>
          <table:table-cell table:number-columns-repeated="2"/>
          <table:table-cell office:value-type="string" calcext:value-type="string">
            <text:p>piątek</text:p>
          </table:table-cell>
          <table:table-cell office:value-type="string" calcext:value-type="string">
            <text:p>sia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n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żołędz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żołędz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g na żubra</text:p>
          </table:table-cell>
          <table:table-cell table:number-columns-repeated="2"/>
          <table:table-cell office:value-type="string" calcext:value-type="string">
            <text:p>wtorek</text:p>
          </table:table-cell>
          <table:table-cell office:value-type="string" calcext:value-type="string">
            <text:p>żołędz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y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/>
          <table:table-cell table:style-name="ce2" office:value-type="string" calcext:value-type="string" table:number-columns-spanned="2" table:number-rows-spanned="1">
            <text:p>ran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osiłek</text:p>
          </table:table-cell>
          <table:covered-table-cell/>
          <table:table-cell table:style-name="ce2" office:value-type="string" calcext:value-type="string" table:number-columns-spanned="2" table:number-rows-spanned="1">
            <text:p>zostało</text:p>
          </table:table-cell>
          <table:covered-table-cell/>
          <table:table-cell table:style-name="ce2" office:value-type="string" calcext:value-type="string" table:number-columns-spanned="2" table:number-rows-spanned="1">
            <text:p>dostawa</text:p>
          </table:table-cell>
          <table:covered-table-cell/>
          <table:table-cell table:number-columns-repeated="6"/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z tyg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czy siano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nr</text:p>
          </table:table-cell>
          <table:table-cell table:number-columns-repeated="5"/>
        </table:table-row>
        <table:table-row table:style-name="ro1">
          <table:table-cell office:value-type="date" office:date-value="2012-12-01" calcext:value-type="date">
            <text:p>1.12.2012</text:p>
          </table:table-cell>
          <table:table-cell table:formula="of:=WEEKDAY([.A11];2)" office:value-type="float" office:value="6" calcext:value-type="float">
            <text:p>6</text:p>
          </table:table-cell>
          <table:table-cell table:formula="of:=[.C3]" office:value-type="float" office:value="100" calcext:value-type="float">
            <text:p>100</text:p>
          </table:table-cell>
          <table:table-cell table:formula="of:=[.C4]" office:value-type="float" office:value="5" calcext:value-type="float">
            <text:p>5</text:p>
          </table:table-cell>
          <table:table-cell table:formula="of:=IF([.C11]&gt;50;1;0)" office:value-type="float" office:value="1" calcext:value-type="float">
            <text:p>1</text:p>
          </table:table-cell>
          <table:table-cell table:formula="of:=IF([.E11]=1;[.$C$2]*[.$G$3]/1000;0)" office:value-type="float" office:value="3.6" calcext:value-type="float">
            <text:p>3,6</text:p>
          </table:table-cell>
          <table:table-cell table:formula="of:=IF([.E11]=0;[.$C$2]*[.$G$4]/1000;0)" office:value-type="float" office:value="0" calcext:value-type="float">
            <text:p>0</text:p>
          </table:table-cell>
          <table:table-cell table:formula="of:=[.C11]-[.F11]" office:value-type="float" office:value="96.4" calcext:value-type="float">
            <text:p>96,4</text:p>
          </table:table-cell>
          <table:table-cell table:formula="of:=[.D11]-[.G11]" office:value-type="float" office:value="5" calcext:value-type="float">
            <text:p>5</text:p>
          </table:table-cell>
          <table:table-cell table:formula="of:=IF([.B11]=5;15;0)" office:value-type="float" office:value="0" calcext:value-type="float">
            <text:p>0</text:p>
          </table:table-cell>
          <table:table-cell table:formula="of:=IF([.B11]=2;4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12-02" calcext:value-type="date">
            <text:p>2.12.2012</text:p>
          </table:table-cell>
          <table:table-cell table:formula="of:=WEEKDAY([.A12];2)" office:value-type="float" office:value="7" calcext:value-type="float">
            <text:p>7</text:p>
          </table:table-cell>
          <table:table-cell table:formula="of:=[.H11]+[.J11]" office:value-type="float" office:value="96.4" calcext:value-type="float">
            <text:p>96,4</text:p>
          </table:table-cell>
          <table:table-cell table:formula="of:=[.I11]+[.K11]" office:value-type="float" office:value="5" calcext:value-type="float">
            <text:p>5</text:p>
          </table:table-cell>
          <table:table-cell table:formula="of:=IF([.C12]&gt;50;1;0)" office:value-type="float" office:value="1" calcext:value-type="float">
            <text:p>1</text:p>
          </table:table-cell>
          <table:table-cell table:formula="of:=IF([.E12]=1;[.$C$2]*[.$G$3]/1000;0)" office:value-type="float" office:value="3.6" calcext:value-type="float">
            <text:p>3,6</text:p>
          </table:table-cell>
          <table:table-cell table:formula="of:=IF([.E12]=0;[.$C$2]*[.$G$4]/1000;0)" office:value-type="float" office:value="0" calcext:value-type="float">
            <text:p>0</text:p>
          </table:table-cell>
          <table:table-cell table:formula="of:=[.C12]-[.F12]" office:value-type="float" office:value="92.8" calcext:value-type="float">
            <text:p>92,8</text:p>
          </table:table-cell>
          <table:table-cell table:formula="of:=[.D12]-[.G12]" office:value-type="float" office:value="5" calcext:value-type="float">
            <text:p>5</text:p>
          </table:table-cell>
          <table:table-cell table:formula="of:=IF([.B12]=5;15;0)" office:value-type="float" office:value="0" calcext:value-type="float">
            <text:p>0</text:p>
          </table:table-cell>
          <table:table-cell table:formula="of:=IF([.B12]=2;4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12-12-03" calcext:value-type="date">
            <text:p>3.12.2012</text:p>
          </table:table-cell>
          <table:table-cell table:formula="of:=WEEKDAY([.A13];2)" office:value-type="float" office:value="1" calcext:value-type="float">
            <text:p>1</text:p>
          </table:table-cell>
          <table:table-cell table:formula="of:=[.H12]+[.J12]" office:value-type="float" office:value="92.8" calcext:value-type="float">
            <text:p>92,8</text:p>
          </table:table-cell>
          <table:table-cell table:formula="of:=[.I12]+[.K12]" office:value-type="float" office:value="5" calcext:value-type="float">
            <text:p>5</text:p>
          </table:table-cell>
          <table:table-cell table:formula="of:=IF([.C13]&gt;50;1;0)" office:value-type="float" office:value="1" calcext:value-type="float">
            <text:p>1</text:p>
          </table:table-cell>
          <table:table-cell table:formula="of:=IF([.E13]=1;[.$C$2]*[.$G$3]/1000;0)" office:value-type="float" office:value="3.6" calcext:value-type="float">
            <text:p>3,6</text:p>
          </table:table-cell>
          <table:table-cell table:formula="of:=IF([.E13]=0;[.$C$2]*[.$G$4]/1000;0)" office:value-type="float" office:value="0" calcext:value-type="float">
            <text:p>0</text:p>
          </table:table-cell>
          <table:table-cell table:formula="of:=[.C13]-[.F13]" office:value-type="float" office:value="89.2" calcext:value-type="float">
            <text:p>89,2</text:p>
          </table:table-cell>
          <table:table-cell table:formula="of:=[.D13]-[.G13]" office:value-type="float" office:value="5" calcext:value-type="float">
            <text:p>5</text:p>
          </table:table-cell>
          <table:table-cell table:formula="of:=IF([.B13]=5;15;0)" office:value-type="float" office:value="0" calcext:value-type="float">
            <text:p>0</text:p>
          </table:table-cell>
          <table:table-cell table:formula="of:=IF([.B13]=2;4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date" office:date-value="2012-12-04" calcext:value-type="date">
            <text:p>4.12.2012</text:p>
          </table:table-cell>
          <table:table-cell table:formula="of:=WEEKDAY([.A14];2)" office:value-type="float" office:value="2" calcext:value-type="float">
            <text:p>2</text:p>
          </table:table-cell>
          <table:table-cell table:formula="of:=[.H13]+[.J13]" office:value-type="float" office:value="89.2" calcext:value-type="float">
            <text:p>89,2</text:p>
          </table:table-cell>
          <table:table-cell table:formula="of:=[.I13]+[.K13]" office:value-type="float" office:value="5" calcext:value-type="float">
            <text:p>5</text:p>
          </table:table-cell>
          <table:table-cell table:formula="of:=IF([.C14]&gt;50;1;0)" office:value-type="float" office:value="1" calcext:value-type="float">
            <text:p>1</text:p>
          </table:table-cell>
          <table:table-cell table:formula="of:=IF([.E14]=1;[.$C$2]*[.$G$3]/1000;0)" office:value-type="float" office:value="3.6" calcext:value-type="float">
            <text:p>3,6</text:p>
          </table:table-cell>
          <table:table-cell table:formula="of:=IF([.E14]=0;[.$C$2]*[.$G$4]/1000;0)" office:value-type="float" office:value="0" calcext:value-type="float">
            <text:p>0</text:p>
          </table:table-cell>
          <table:table-cell table:formula="of:=[.C14]-[.F14]" office:value-type="float" office:value="85.6" calcext:value-type="float">
            <text:p>85,6</text:p>
          </table:table-cell>
          <table:table-cell table:formula="of:=[.D14]-[.G14]" office:value-type="float" office:value="5" calcext:value-type="float">
            <text:p>5</text:p>
          </table:table-cell>
          <table:table-cell table:formula="of:=IF([.B14]=5;15;0)" office:value-type="float" office:value="0" calcext:value-type="float">
            <text:p>0</text:p>
          </table:table-cell>
          <table:table-cell table:formula="of:=IF([.B14]=2;4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)</text:p>
          </table:table-cell>
          <table:table-cell table:style-name="ce2" office:value-type="string" calcext:value-type="string" table:number-columns-spanned="2" table:number-rows-spanned="1">
            <text:p>liczba dostaw</text:p>
          </table:table-cell>
          <table:covered-table-cell/>
          <table:table-cell/>
        </table:table-row>
        <table:table-row table:style-name="ro1">
          <table:table-cell office:value-type="date" office:date-value="2012-12-05" calcext:value-type="date">
            <text:p>5.12.2012</text:p>
          </table:table-cell>
          <table:table-cell table:formula="of:=WEEKDAY([.A15];2)" office:value-type="float" office:value="3" calcext:value-type="float">
            <text:p>3</text:p>
          </table:table-cell>
          <table:table-cell table:formula="of:=[.H14]+[.J14]" office:value-type="float" office:value="85.6" calcext:value-type="float">
            <text:p>85,6</text:p>
          </table:table-cell>
          <table:table-cell table:formula="of:=[.I14]+[.K14]" office:value-type="float" office:value="9" calcext:value-type="float">
            <text:p>9</text:p>
          </table:table-cell>
          <table:table-cell table:formula="of:=IF([.C15]&gt;50;1;0)" office:value-type="float" office:value="1" calcext:value-type="float">
            <text:p>1</text:p>
          </table:table-cell>
          <table:table-cell table:formula="of:=IF([.E15]=1;[.$C$2]*[.$G$3]/1000;0)" office:value-type="float" office:value="3.6" calcext:value-type="float">
            <text:p>3,6</text:p>
          </table:table-cell>
          <table:table-cell table:formula="of:=IF([.E15]=0;[.$C$2]*[.$G$4]/1000;0)" office:value-type="float" office:value="0" calcext:value-type="float">
            <text:p>0</text:p>
          </table:table-cell>
          <table:table-cell table:formula="of:=[.C15]-[.F15]" office:value-type="float" office:value="82" calcext:value-type="float">
            <text:p>82</text:p>
          </table:table-cell>
          <table:table-cell table:formula="of:=[.D15]-[.G15]" office:value-type="float" office:value="9" calcext:value-type="float">
            <text:p>9</text:p>
          </table:table-cell>
          <table:table-cell table:formula="of:=IF([.B15]=5;15;0)" office:value-type="float" office:value="0" calcext:value-type="float">
            <text:p>0</text:p>
          </table:table-cell>
          <table:table-cell table:formula="of:=IF([.B15]=2;4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iana</text:p>
          </table:table-cell>
          <table:table-cell office:value-type="string" calcext:value-type="string">
            <text:p>żołędzi</text:p>
          </table:table-cell>
          <table:table-cell/>
        </table:table-row>
        <table:table-row table:style-name="ro1">
          <table:table-cell office:value-type="date" office:date-value="2012-12-06" calcext:value-type="date">
            <text:p>6.12.2012</text:p>
          </table:table-cell>
          <table:table-cell table:formula="of:=WEEKDAY([.A16];2)" office:value-type="float" office:value="4" calcext:value-type="float">
            <text:p>4</text:p>
          </table:table-cell>
          <table:table-cell table:formula="of:=[.H15]+[.J15]" office:value-type="float" office:value="82" calcext:value-type="float">
            <text:p>82</text:p>
          </table:table-cell>
          <table:table-cell table:formula="of:=[.I15]+[.K15]" office:value-type="float" office:value="9" calcext:value-type="float">
            <text:p>9</text:p>
          </table:table-cell>
          <table:table-cell table:formula="of:=IF([.C16]&gt;50;1;0)" office:value-type="float" office:value="1" calcext:value-type="float">
            <text:p>1</text:p>
          </table:table-cell>
          <table:table-cell table:formula="of:=IF([.E16]=1;[.$C$2]*[.$G$3]/1000;0)" office:value-type="float" office:value="3.6" calcext:value-type="float">
            <text:p>3,6</text:p>
          </table:table-cell>
          <table:table-cell table:formula="of:=IF([.E16]=0;[.$C$2]*[.$G$4]/1000;0)" office:value-type="float" office:value="0" calcext:value-type="float">
            <text:p>0</text:p>
          </table:table-cell>
          <table:table-cell table:formula="of:=[.C16]-[.F16]" office:value-type="float" office:value="78.4" calcext:value-type="float">
            <text:p>78,4</text:p>
          </table:table-cell>
          <table:table-cell table:formula="of:=[.D16]-[.G16]" office:value-type="float" office:value="9" calcext:value-type="float">
            <text:p>9</text:p>
          </table:table-cell>
          <table:table-cell table:formula="of:=IF([.B16]=5;15;0)" office:value-type="float" office:value="0" calcext:value-type="float">
            <text:p>0</text:p>
          </table:table-cell>
          <table:table-cell table:formula="of:=IF([.B16]=2;4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UNTIF([.J11:.J100];15)" office:value-type="float" office:value="12" calcext:value-type="float">
            <text:p>12</text:p>
          </table:table-cell>
          <table:table-cell table:formula="of:=COUNTIF([.K11:.K100];4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12-12-07" calcext:value-type="date">
            <text:p>7.12.2012</text:p>
          </table:table-cell>
          <table:table-cell table:formula="of:=WEEKDAY([.A17];2)" office:value-type="float" office:value="5" calcext:value-type="float">
            <text:p>5</text:p>
          </table:table-cell>
          <table:table-cell table:formula="of:=[.H16]+[.J16]" office:value-type="float" office:value="78.4" calcext:value-type="float">
            <text:p>78,4</text:p>
          </table:table-cell>
          <table:table-cell table:formula="of:=[.I16]+[.K16]" office:value-type="float" office:value="9" calcext:value-type="float">
            <text:p>9</text:p>
          </table:table-cell>
          <table:table-cell table:formula="of:=IF([.C17]&gt;50;1;0)" office:value-type="float" office:value="1" calcext:value-type="float">
            <text:p>1</text:p>
          </table:table-cell>
          <table:table-cell table:formula="of:=IF([.E17]=1;[.$C$2]*[.$G$3]/1000;0)" office:value-type="float" office:value="3.6" calcext:value-type="float">
            <text:p>3,6</text:p>
          </table:table-cell>
          <table:table-cell table:formula="of:=IF([.E17]=0;[.$C$2]*[.$G$4]/1000;0)" office:value-type="float" office:value="0" calcext:value-type="float">
            <text:p>0</text:p>
          </table:table-cell>
          <table:table-cell table:formula="of:=[.C17]-[.F17]" office:value-type="float" office:value="74.8" calcext:value-type="float">
            <text:p>74,8</text:p>
          </table:table-cell>
          <table:table-cell table:formula="of:=[.D17]-[.G17]" office:value-type="float" office:value="9" calcext:value-type="float">
            <text:p>9</text:p>
          </table:table-cell>
          <table:table-cell table:formula="of:=IF([.B17]=5;15;0)" office:value-type="float" office:value="15" calcext:value-type="float">
            <text:p>15</text:p>
          </table:table-cell>
          <table:table-cell table:formula="of:=IF([.B17]=2;4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12-12-08" calcext:value-type="date">
            <text:p>8.12.2012</text:p>
          </table:table-cell>
          <table:table-cell table:formula="of:=WEEKDAY([.A18];2)" office:value-type="float" office:value="6" calcext:value-type="float">
            <text:p>6</text:p>
          </table:table-cell>
          <table:table-cell table:formula="of:=[.H17]+[.J17]" office:value-type="float" office:value="89.8" calcext:value-type="float">
            <text:p>89,8</text:p>
          </table:table-cell>
          <table:table-cell table:formula="of:=[.I17]+[.K17]" office:value-type="float" office:value="9" calcext:value-type="float">
            <text:p>9</text:p>
          </table:table-cell>
          <table:table-cell table:formula="of:=IF([.C18]&gt;50;1;0)" office:value-type="float" office:value="1" calcext:value-type="float">
            <text:p>1</text:p>
          </table:table-cell>
          <table:table-cell table:formula="of:=IF([.E18]=1;[.$C$2]*[.$G$3]/1000;0)" office:value-type="float" office:value="3.6" calcext:value-type="float">
            <text:p>3,6</text:p>
          </table:table-cell>
          <table:table-cell table:formula="of:=IF([.E18]=0;[.$C$2]*[.$G$4]/1000;0)" office:value-type="float" office:value="0" calcext:value-type="float">
            <text:p>0</text:p>
          </table:table-cell>
          <table:table-cell table:formula="of:=[.C18]-[.F18]" office:value-type="float" office:value="86.2" calcext:value-type="float">
            <text:p>86,2</text:p>
          </table:table-cell>
          <table:table-cell table:formula="of:=[.D18]-[.G18]" office:value-type="float" office:value="9" calcext:value-type="float">
            <text:p>9</text:p>
          </table:table-cell>
          <table:table-cell table:formula="of:=IF([.B18]=5;15;0)" office:value-type="float" office:value="0" calcext:value-type="float">
            <text:p>0</text:p>
          </table:table-cell>
          <table:table-cell table:formula="of:=IF([.B18]=2;4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)</text:p>
          </table:table-cell>
          <table:table-cell table:formula="of:=VLOOKUP(0;[.F11:.L100];7; 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12-12-09" calcext:value-type="date">
            <text:p>9.12.2012</text:p>
          </table:table-cell>
          <table:table-cell table:formula="of:=WEEKDAY([.A19];2)" office:value-type="float" office:value="7" calcext:value-type="float">
            <text:p>7</text:p>
          </table:table-cell>
          <table:table-cell table:formula="of:=[.H18]+[.J18]" office:value-type="float" office:value="86.2" calcext:value-type="float">
            <text:p>86,2</text:p>
          </table:table-cell>
          <table:table-cell table:formula="of:=[.I18]+[.K18]" office:value-type="float" office:value="9" calcext:value-type="float">
            <text:p>9</text:p>
          </table:table-cell>
          <table:table-cell table:formula="of:=IF([.C19]&gt;50;1;0)" office:value-type="float" office:value="1" calcext:value-type="float">
            <text:p>1</text:p>
          </table:table-cell>
          <table:table-cell table:formula="of:=IF([.E19]=1;[.$C$2]*[.$G$3]/1000;0)" office:value-type="float" office:value="3.6" calcext:value-type="float">
            <text:p>3,6</text:p>
          </table:table-cell>
          <table:table-cell table:formula="of:=IF([.E19]=0;[.$C$2]*[.$G$4]/1000;0)" office:value-type="float" office:value="0" calcext:value-type="float">
            <text:p>0</text:p>
          </table:table-cell>
          <table:table-cell table:formula="of:=[.C19]-[.F19]" office:value-type="float" office:value="82.6000000000001" calcext:value-type="float">
            <text:p>82,6000000000001</text:p>
          </table:table-cell>
          <table:table-cell table:formula="of:=[.D19]-[.G19]" office:value-type="float" office:value="9" calcext:value-type="float">
            <text:p>9</text:p>
          </table:table-cell>
          <table:table-cell table:formula="of:=IF([.B19]=5;15;0)" office:value-type="float" office:value="0" calcext:value-type="float">
            <text:p>0</text:p>
          </table:table-cell>
          <table:table-cell table:formula="of:=IF([.B19]=2;4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date" office:date-value="2012-12-10" calcext:value-type="date">
            <text:p>10.12.2012</text:p>
          </table:table-cell>
          <table:table-cell table:formula="of:=WEEKDAY([.A20];2)" office:value-type="float" office:value="1" calcext:value-type="float">
            <text:p>1</text:p>
          </table:table-cell>
          <table:table-cell table:formula="of:=[.H19]+[.J19]" office:value-type="float" office:value="82.6000000000001" calcext:value-type="float">
            <text:p>82,6000000000001</text:p>
          </table:table-cell>
          <table:table-cell table:formula="of:=[.I19]+[.K19]" office:value-type="float" office:value="9" calcext:value-type="float">
            <text:p>9</text:p>
          </table:table-cell>
          <table:table-cell table:formula="of:=IF([.C20]&gt;50;1;0)" office:value-type="float" office:value="1" calcext:value-type="float">
            <text:p>1</text:p>
          </table:table-cell>
          <table:table-cell table:formula="of:=IF([.E20]=1;[.$C$2]*[.$G$3]/1000;0)" office:value-type="float" office:value="3.6" calcext:value-type="float">
            <text:p>3,6</text:p>
          </table:table-cell>
          <table:table-cell table:formula="of:=IF([.E20]=0;[.$C$2]*[.$G$4]/1000;0)" office:value-type="float" office:value="0" calcext:value-type="float">
            <text:p>0</text:p>
          </table:table-cell>
          <table:table-cell table:formula="of:=[.C20]-[.F20]" office:value-type="float" office:value="79.0000000000001" calcext:value-type="float">
            <text:p>79,0000000000001</text:p>
          </table:table-cell>
          <table:table-cell table:formula="of:=[.D20]-[.G20]" office:value-type="float" office:value="9" calcext:value-type="float">
            <text:p>9</text:p>
          </table:table-cell>
          <table:table-cell table:formula="of:=IF([.B20]=5;15;0)" office:value-type="float" office:value="0" calcext:value-type="float">
            <text:p>0</text:p>
          </table:table-cell>
          <table:table-cell table:formula="of:=IF([.B20]=2;4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)</text:p>
          </table:table-cell>
          <table:table-cell office:value-type="string" calcext:value-type="string">
            <text:p>tylko siano</text:p>
          </table:table-cell>
          <table:table-cell table:formula="of:=COUNTIF([.F11:.F100];&quot;&gt;0&quot;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date" office:date-value="2012-12-11" calcext:value-type="date">
            <text:p>11.12.2012</text:p>
          </table:table-cell>
          <table:table-cell table:formula="of:=WEEKDAY([.A21];2)" office:value-type="float" office:value="2" calcext:value-type="float">
            <text:p>2</text:p>
          </table:table-cell>
          <table:table-cell table:formula="of:=[.H20]+[.J20]" office:value-type="float" office:value="79.0000000000001" calcext:value-type="float">
            <text:p>79,0000000000001</text:p>
          </table:table-cell>
          <table:table-cell table:formula="of:=[.I20]+[.K20]" office:value-type="float" office:value="9" calcext:value-type="float">
            <text:p>9</text:p>
          </table:table-cell>
          <table:table-cell table:formula="of:=IF([.C21]&gt;50;1;0)" office:value-type="float" office:value="1" calcext:value-type="float">
            <text:p>1</text:p>
          </table:table-cell>
          <table:table-cell table:formula="of:=IF([.E21]=1;[.$C$2]*[.$G$3]/1000;0)" office:value-type="float" office:value="3.6" calcext:value-type="float">
            <text:p>3,6</text:p>
          </table:table-cell>
          <table:table-cell table:formula="of:=IF([.E21]=0;[.$C$2]*[.$G$4]/1000;0)" office:value-type="float" office:value="0" calcext:value-type="float">
            <text:p>0</text:p>
          </table:table-cell>
          <table:table-cell table:formula="of:=[.C21]-[.F21]" office:value-type="float" office:value="75.4000000000001" calcext:value-type="float">
            <text:p>75,4000000000001</text:p>
          </table:table-cell>
          <table:table-cell table:formula="of:=[.D21]-[.G21]" office:value-type="float" office:value="9" calcext:value-type="float">
            <text:p>9</text:p>
          </table:table-cell>
          <table:table-cell table:formula="of:=IF([.B21]=5;15;0)" office:value-type="float" office:value="0" calcext:value-type="float">
            <text:p>0</text:p>
          </table:table-cell>
          <table:table-cell table:formula="of:=IF([.B21]=2;4;0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ylko żołędzie</text:p>
          </table:table-cell>
          <table:table-cell table:formula="of:=COUNTIF([.G11:.G100];&quot;&gt;0&quot;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date" office:date-value="2012-12-12" calcext:value-type="date">
            <text:p>12.12.2012</text:p>
          </table:table-cell>
          <table:table-cell table:formula="of:=WEEKDAY([.A22];2)" office:value-type="float" office:value="3" calcext:value-type="float">
            <text:p>3</text:p>
          </table:table-cell>
          <table:table-cell table:formula="of:=[.H21]+[.J21]" office:value-type="float" office:value="75.4000000000001" calcext:value-type="float">
            <text:p>75,4000000000001</text:p>
          </table:table-cell>
          <table:table-cell table:formula="of:=[.I21]+[.K21]" office:value-type="float" office:value="13" calcext:value-type="float">
            <text:p>13</text:p>
          </table:table-cell>
          <table:table-cell table:formula="of:=IF([.C22]&gt;50;1;0)" office:value-type="float" office:value="1" calcext:value-type="float">
            <text:p>1</text:p>
          </table:table-cell>
          <table:table-cell table:formula="of:=IF([.E22]=1;[.$C$2]*[.$G$3]/1000;0)" office:value-type="float" office:value="3.6" calcext:value-type="float">
            <text:p>3,6</text:p>
          </table:table-cell>
          <table:table-cell table:formula="of:=IF([.E22]=0;[.$C$2]*[.$G$4]/1000;0)" office:value-type="float" office:value="0" calcext:value-type="float">
            <text:p>0</text:p>
          </table:table-cell>
          <table:table-cell table:formula="of:=[.C22]-[.F22]" office:value-type="float" office:value="71.8000000000001" calcext:value-type="float">
            <text:p>71,8000000000001</text:p>
          </table:table-cell>
          <table:table-cell table:formula="of:=[.D22]-[.G22]" office:value-type="float" office:value="13" calcext:value-type="float">
            <text:p>13</text:p>
          </table:table-cell>
          <table:table-cell table:formula="of:=IF([.B22]=5;15;0)" office:value-type="float" office:value="0" calcext:value-type="float">
            <text:p>0</text:p>
          </table:table-cell>
          <table:table-cell table:formula="of:=IF([.B22]=2;4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12-12-13" calcext:value-type="date">
            <text:p>13.12.2012</text:p>
          </table:table-cell>
          <table:table-cell table:formula="of:=WEEKDAY([.A23];2)" office:value-type="float" office:value="4" calcext:value-type="float">
            <text:p>4</text:p>
          </table:table-cell>
          <table:table-cell table:formula="of:=[.H22]+[.J22]" office:value-type="float" office:value="71.8000000000001" calcext:value-type="float">
            <text:p>71,8000000000001</text:p>
          </table:table-cell>
          <table:table-cell table:formula="of:=[.I22]+[.K22]" office:value-type="float" office:value="13" calcext:value-type="float">
            <text:p>13</text:p>
          </table:table-cell>
          <table:table-cell table:formula="of:=IF([.C23]&gt;50;1;0)" office:value-type="float" office:value="1" calcext:value-type="float">
            <text:p>1</text:p>
          </table:table-cell>
          <table:table-cell table:formula="of:=IF([.E23]=1;[.$C$2]*[.$G$3]/1000;0)" office:value-type="float" office:value="3.6" calcext:value-type="float">
            <text:p>3,6</text:p>
          </table:table-cell>
          <table:table-cell table:formula="of:=IF([.E23]=0;[.$C$2]*[.$G$4]/1000;0)" office:value-type="float" office:value="0" calcext:value-type="float">
            <text:p>0</text:p>
          </table:table-cell>
          <table:table-cell table:formula="of:=[.C23]-[.F23]" office:value-type="float" office:value="68.2000000000001" calcext:value-type="float">
            <text:p>68,2000000000001</text:p>
          </table:table-cell>
          <table:table-cell table:formula="of:=[.D23]-[.G23]" office:value-type="float" office:value="13" calcext:value-type="float">
            <text:p>13</text:p>
          </table:table-cell>
          <table:table-cell table:formula="of:=IF([.B23]=5;15;0)" office:value-type="float" office:value="0" calcext:value-type="float">
            <text:p>0</text:p>
          </table:table-cell>
          <table:table-cell table:formula="of:=IF([.B23]=2;4;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)</text:p>
          </table:table-cell>
          <table:table-cell office:value-type="string" calcext:value-type="string">
            <text:p>dzień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</table:table-row>
        <table:table-row table:style-name="ro1">
          <table:table-cell office:value-type="date" office:date-value="2012-12-14" calcext:value-type="date">
            <text:p>14.12.2012</text:p>
          </table:table-cell>
          <table:table-cell table:formula="of:=WEEKDAY([.A24];2)" office:value-type="float" office:value="5" calcext:value-type="float">
            <text:p>5</text:p>
          </table:table-cell>
          <table:table-cell table:formula="of:=[.H23]+[.J23]" office:value-type="float" office:value="68.2000000000001" calcext:value-type="float">
            <text:p>68,2000000000001</text:p>
          </table:table-cell>
          <table:table-cell table:formula="of:=[.I23]+[.K23]" office:value-type="float" office:value="13" calcext:value-type="float">
            <text:p>13</text:p>
          </table:table-cell>
          <table:table-cell table:formula="of:=IF([.C24]&gt;50;1;0)" office:value-type="float" office:value="1" calcext:value-type="float">
            <text:p>1</text:p>
          </table:table-cell>
          <table:table-cell table:formula="of:=IF([.E24]=1;[.$C$2]*[.$G$3]/1000;0)" office:value-type="float" office:value="3.6" calcext:value-type="float">
            <text:p>3,6</text:p>
          </table:table-cell>
          <table:table-cell table:formula="of:=IF([.E24]=0;[.$C$2]*[.$G$4]/1000;0)" office:value-type="float" office:value="0" calcext:value-type="float">
            <text:p>0</text:p>
          </table:table-cell>
          <table:table-cell table:formula="of:=[.C24]-[.F24]" office:value-type="float" office:value="64.6000000000001" calcext:value-type="float">
            <text:p>64,6000000000001</text:p>
          </table:table-cell>
          <table:table-cell table:formula="of:=[.D24]-[.G24]" office:value-type="float" office:value="13" calcext:value-type="float">
            <text:p>13</text:p>
          </table:table-cell>
          <table:table-cell table:formula="of:=IF([.B24]=5;15;0)" office:value-type="float" office:value="15" calcext:value-type="float">
            <text:p>15</text:p>
          </table:table-cell>
          <table:table-cell table:formula="of:=IF([.B24]=2;4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" office:value-type="date" office:date-value="2012-12-31" calcext:value-type="date">
            <text:p>31.12.2012</text:p>
          </table:table-cell>
          <table:table-cell table:formula="of:=VLOOKUP([.O24];[.$A$11:.$L$100];3)" office:value-type="float" office:value="55.6000000000001" calcext:value-type="float">
            <text:p>55,6000000000001</text:p>
          </table:table-cell>
          <table:table-cell table:formula="of:=VLOOKUP([.O24];[.$A$11:.$L$100];4)" office:value-type="float" office:value="19.2" calcext:value-type="float">
            <text:p>19,2</text:p>
          </table:table-cell>
        </table:table-row>
        <table:table-row table:style-name="ro1">
          <table:table-cell office:value-type="date" office:date-value="2012-12-15" calcext:value-type="date">
            <text:p>15.12.2012</text:p>
          </table:table-cell>
          <table:table-cell table:formula="of:=WEEKDAY([.A25];2)" office:value-type="float" office:value="6" calcext:value-type="float">
            <text:p>6</text:p>
          </table:table-cell>
          <table:table-cell table:formula="of:=[.H24]+[.J24]" office:value-type="float" office:value="79.6000000000001" calcext:value-type="float">
            <text:p>79,6000000000001</text:p>
          </table:table-cell>
          <table:table-cell table:formula="of:=[.I24]+[.K24]" office:value-type="float" office:value="13" calcext:value-type="float">
            <text:p>13</text:p>
          </table:table-cell>
          <table:table-cell table:formula="of:=IF([.C25]&gt;50;1;0)" office:value-type="float" office:value="1" calcext:value-type="float">
            <text:p>1</text:p>
          </table:table-cell>
          <table:table-cell table:formula="of:=IF([.E25]=1;[.$C$2]*[.$G$3]/1000;0)" office:value-type="float" office:value="3.6" calcext:value-type="float">
            <text:p>3,6</text:p>
          </table:table-cell>
          <table:table-cell table:formula="of:=IF([.E25]=0;[.$C$2]*[.$G$4]/1000;0)" office:value-type="float" office:value="0" calcext:value-type="float">
            <text:p>0</text:p>
          </table:table-cell>
          <table:table-cell table:formula="of:=[.C25]-[.F25]" office:value-type="float" office:value="76.0000000000001" calcext:value-type="float">
            <text:p>76,0000000000001</text:p>
          </table:table-cell>
          <table:table-cell table:formula="of:=[.D25]-[.G25]" office:value-type="float" office:value="13" calcext:value-type="float">
            <text:p>13</text:p>
          </table:table-cell>
          <table:table-cell table:formula="of:=IF([.B25]=5;15;0)" office:value-type="float" office:value="0" calcext:value-type="float">
            <text:p>0</text:p>
          </table:table-cell>
          <table:table-cell table:formula="of:=IF([.B25]=2;4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" office:value-type="date" office:date-value="2013-01-31" calcext:value-type="date">
            <text:p>31.01.2013</text:p>
          </table:table-cell>
          <table:table-cell table:formula="of:=VLOOKUP([.O25];[.$A$11:.$L$100];3)" office:value-type="float" office:value="47.2000000000001" calcext:value-type="float">
            <text:p>47,2000000000001</text:p>
          </table:table-cell>
          <table:table-cell table:formula="of:=VLOOKUP([.O25];[.$A$11:.$L$100];4)" office:value-type="float" office:value="17.6" calcext:value-type="float">
            <text:p>17,6</text:p>
          </table:table-cell>
        </table:table-row>
        <table:table-row table:style-name="ro1">
          <table:table-cell office:value-type="date" office:date-value="2012-12-16" calcext:value-type="date">
            <text:p>16.12.2012</text:p>
          </table:table-cell>
          <table:table-cell table:formula="of:=WEEKDAY([.A26];2)" office:value-type="float" office:value="7" calcext:value-type="float">
            <text:p>7</text:p>
          </table:table-cell>
          <table:table-cell table:formula="of:=[.H25]+[.J25]" office:value-type="float" office:value="76.0000000000001" calcext:value-type="float">
            <text:p>76,0000000000001</text:p>
          </table:table-cell>
          <table:table-cell table:formula="of:=[.I25]+[.K25]" office:value-type="float" office:value="13" calcext:value-type="float">
            <text:p>13</text:p>
          </table:table-cell>
          <table:table-cell table:formula="of:=IF([.C26]&gt;50;1;0)" office:value-type="float" office:value="1" calcext:value-type="float">
            <text:p>1</text:p>
          </table:table-cell>
          <table:table-cell table:formula="of:=IF([.E26]=1;[.$C$2]*[.$G$3]/1000;0)" office:value-type="float" office:value="3.6" calcext:value-type="float">
            <text:p>3,6</text:p>
          </table:table-cell>
          <table:table-cell table:formula="of:=IF([.E26]=0;[.$C$2]*[.$G$4]/1000;0)" office:value-type="float" office:value="0" calcext:value-type="float">
            <text:p>0</text:p>
          </table:table-cell>
          <table:table-cell table:formula="of:=[.C26]-[.F26]" office:value-type="float" office:value="72.4000000000001" calcext:value-type="float">
            <text:p>72,4000000000001</text:p>
          </table:table-cell>
          <table:table-cell table:formula="of:=[.D26]-[.G26]" office:value-type="float" office:value="13" calcext:value-type="float">
            <text:p>13</text:p>
          </table:table-cell>
          <table:table-cell table:formula="of:=IF([.B26]=5;15;0)" office:value-type="float" office:value="0" calcext:value-type="float">
            <text:p>0</text:p>
          </table:table-cell>
          <table:table-cell table:formula="of:=IF([.B26]=2;4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" office:value-type="date" office:date-value="2013-02-28" calcext:value-type="date">
            <text:p>28.02.2013</text:p>
          </table:table-cell>
          <table:table-cell table:formula="of:=VLOOKUP([.O26];[.$A$11:.$L$100];3)" office:value-type="float" office:value="49.6000000000001" calcext:value-type="float">
            <text:p>49,6000000000001</text:p>
          </table:table-cell>
          <table:table-cell table:formula="of:=VLOOKUP([.O26];[.$A$11:.$L$100];4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2-12-17" calcext:value-type="date">
            <text:p>17.12.2012</text:p>
          </table:table-cell>
          <table:table-cell table:formula="of:=WEEKDAY([.A27];2)" office:value-type="float" office:value="1" calcext:value-type="float">
            <text:p>1</text:p>
          </table:table-cell>
          <table:table-cell table:formula="of:=[.H26]+[.J26]" office:value-type="float" office:value="72.4000000000001" calcext:value-type="float">
            <text:p>72,4000000000001</text:p>
          </table:table-cell>
          <table:table-cell table:formula="of:=[.I26]+[.K26]" office:value-type="float" office:value="13" calcext:value-type="float">
            <text:p>13</text:p>
          </table:table-cell>
          <table:table-cell table:formula="of:=IF([.C27]&gt;50;1;0)" office:value-type="float" office:value="1" calcext:value-type="float">
            <text:p>1</text:p>
          </table:table-cell>
          <table:table-cell table:formula="of:=IF([.E27]=1;[.$C$2]*[.$G$3]/1000;0)" office:value-type="float" office:value="3.6" calcext:value-type="float">
            <text:p>3,6</text:p>
          </table:table-cell>
          <table:table-cell table:formula="of:=IF([.E27]=0;[.$C$2]*[.$G$4]/1000;0)" office:value-type="float" office:value="0" calcext:value-type="float">
            <text:p>0</text:p>
          </table:table-cell>
          <table:table-cell table:formula="of:=[.C27]-[.F27]" office:value-type="float" office:value="68.8000000000001" calcext:value-type="float">
            <text:p>68,8000000000001</text:p>
          </table:table-cell>
          <table:table-cell table:formula="of:=[.D27]-[.G27]" office:value-type="float" office:value="13" calcext:value-type="float">
            <text:p>13</text:p>
          </table:table-cell>
          <table:table-cell table:formula="of:=IF([.B27]=5;15;0)" office:value-type="float" office:value="0" calcext:value-type="float">
            <text:p>0</text:p>
          </table:table-cell>
          <table:table-cell table:formula="of:=IF([.B27]=2;4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date" office:date-value="2012-12-18" calcext:value-type="date">
            <text:p>18.12.2012</text:p>
          </table:table-cell>
          <table:table-cell table:formula="of:=WEEKDAY([.A28];2)" office:value-type="float" office:value="2" calcext:value-type="float">
            <text:p>2</text:p>
          </table:table-cell>
          <table:table-cell table:formula="of:=[.H27]+[.J27]" office:value-type="float" office:value="68.8000000000001" calcext:value-type="float">
            <text:p>68,8000000000001</text:p>
          </table:table-cell>
          <table:table-cell table:formula="of:=[.I27]+[.K27]" office:value-type="float" office:value="13" calcext:value-type="float">
            <text:p>13</text:p>
          </table:table-cell>
          <table:table-cell table:formula="of:=IF([.C28]&gt;50;1;0)" office:value-type="float" office:value="1" calcext:value-type="float">
            <text:p>1</text:p>
          </table:table-cell>
          <table:table-cell table:formula="of:=IF([.E28]=1;[.$C$2]*[.$G$3]/1000;0)" office:value-type="float" office:value="3.6" calcext:value-type="float">
            <text:p>3,6</text:p>
          </table:table-cell>
          <table:table-cell table:formula="of:=IF([.E28]=0;[.$C$2]*[.$G$4]/1000;0)" office:value-type="float" office:value="0" calcext:value-type="float">
            <text:p>0</text:p>
          </table:table-cell>
          <table:table-cell table:formula="of:=[.C28]-[.F28]" office:value-type="float" office:value="65.2000000000001" calcext:value-type="float">
            <text:p>65,2000000000001</text:p>
          </table:table-cell>
          <table:table-cell table:formula="of:=[.D28]-[.G28]" office:value-type="float" office:value="13" calcext:value-type="float">
            <text:p>13</text:p>
          </table:table-cell>
          <table:table-cell table:formula="of:=IF([.B28]=5;15;0)" office:value-type="float" office:value="0" calcext:value-type="float">
            <text:p>0</text:p>
          </table:table-cell>
          <table:table-cell table:formula="of:=IF([.B28]=2;4;0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date" office:date-value="2012-12-19" calcext:value-type="date">
            <text:p>19.12.2012</text:p>
          </table:table-cell>
          <table:table-cell table:formula="of:=WEEKDAY([.A29];2)" office:value-type="float" office:value="3" calcext:value-type="float">
            <text:p>3</text:p>
          </table:table-cell>
          <table:table-cell table:formula="of:=[.H28]+[.J28]" office:value-type="float" office:value="65.2000000000001" calcext:value-type="float">
            <text:p>65,2000000000001</text:p>
          </table:table-cell>
          <table:table-cell table:formula="of:=[.I28]+[.K28]" office:value-type="float" office:value="17" calcext:value-type="float">
            <text:p>17</text:p>
          </table:table-cell>
          <table:table-cell table:formula="of:=IF([.C29]&gt;50;1;0)" office:value-type="float" office:value="1" calcext:value-type="float">
            <text:p>1</text:p>
          </table:table-cell>
          <table:table-cell table:formula="of:=IF([.E29]=1;[.$C$2]*[.$G$3]/1000;0)" office:value-type="float" office:value="3.6" calcext:value-type="float">
            <text:p>3,6</text:p>
          </table:table-cell>
          <table:table-cell table:formula="of:=IF([.E29]=0;[.$C$2]*[.$G$4]/1000;0)" office:value-type="float" office:value="0" calcext:value-type="float">
            <text:p>0</text:p>
          </table:table-cell>
          <table:table-cell table:formula="of:=[.C29]-[.F29]" office:value-type="float" office:value="61.6000000000001" calcext:value-type="float">
            <text:p>61,6000000000001</text:p>
          </table:table-cell>
          <table:table-cell table:formula="of:=[.D29]-[.G29]" office:value-type="float" office:value="17" calcext:value-type="float">
            <text:p>17</text:p>
          </table:table-cell>
          <table:table-cell table:formula="of:=IF([.B29]=5;15;0)" office:value-type="float" office:value="0" calcext:value-type="float">
            <text:p>0</text:p>
          </table:table-cell>
          <table:table-cell table:formula="of:=IF([.B29]=2;4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date" office:date-value="2012-12-20" calcext:value-type="date">
            <text:p>20.12.2012</text:p>
          </table:table-cell>
          <table:table-cell table:formula="of:=WEEKDAY([.A30];2)" office:value-type="float" office:value="4" calcext:value-type="float">
            <text:p>4</text:p>
          </table:table-cell>
          <table:table-cell table:formula="of:=[.H29]+[.J29]" office:value-type="float" office:value="61.6000000000001" calcext:value-type="float">
            <text:p>61,6000000000001</text:p>
          </table:table-cell>
          <table:table-cell table:formula="of:=[.I29]+[.K29]" office:value-type="float" office:value="17" calcext:value-type="float">
            <text:p>17</text:p>
          </table:table-cell>
          <table:table-cell table:formula="of:=IF([.C30]&gt;50;1;0)" office:value-type="float" office:value="1" calcext:value-type="float">
            <text:p>1</text:p>
          </table:table-cell>
          <table:table-cell table:formula="of:=IF([.E30]=1;[.$C$2]*[.$G$3]/1000;0)" office:value-type="float" office:value="3.6" calcext:value-type="float">
            <text:p>3,6</text:p>
          </table:table-cell>
          <table:table-cell table:formula="of:=IF([.E30]=0;[.$C$2]*[.$G$4]/1000;0)" office:value-type="float" office:value="0" calcext:value-type="float">
            <text:p>0</text:p>
          </table:table-cell>
          <table:table-cell table:formula="of:=[.C30]-[.F30]" office:value-type="float" office:value="58.0000000000001" calcext:value-type="float">
            <text:p>58,0000000000001</text:p>
          </table:table-cell>
          <table:table-cell table:formula="of:=[.D30]-[.G30]" office:value-type="float" office:value="17" calcext:value-type="float">
            <text:p>17</text:p>
          </table:table-cell>
          <table:table-cell table:formula="of:=IF([.B30]=5;15;0)" office:value-type="float" office:value="0" calcext:value-type="float">
            <text:p>0</text:p>
          </table:table-cell>
          <table:table-cell table:formula="of:=IF([.B30]=2;4;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2-12-21" calcext:value-type="date">
            <text:p>21.12.2012</text:p>
          </table:table-cell>
          <table:table-cell table:formula="of:=WEEKDAY([.A31];2)" office:value-type="float" office:value="5" calcext:value-type="float">
            <text:p>5</text:p>
          </table:table-cell>
          <table:table-cell table:formula="of:=[.H30]+[.J30]" office:value-type="float" office:value="58.0000000000001" calcext:value-type="float">
            <text:p>58,0000000000001</text:p>
          </table:table-cell>
          <table:table-cell table:formula="of:=[.I30]+[.K30]" office:value-type="float" office:value="17" calcext:value-type="float">
            <text:p>17</text:p>
          </table:table-cell>
          <table:table-cell table:formula="of:=IF([.C31]&gt;50;1;0)" office:value-type="float" office:value="1" calcext:value-type="float">
            <text:p>1</text:p>
          </table:table-cell>
          <table:table-cell table:formula="of:=IF([.E31]=1;[.$C$2]*[.$G$3]/1000;0)" office:value-type="float" office:value="3.6" calcext:value-type="float">
            <text:p>3,6</text:p>
          </table:table-cell>
          <table:table-cell table:formula="of:=IF([.E31]=0;[.$C$2]*[.$G$4]/1000;0)" office:value-type="float" office:value="0" calcext:value-type="float">
            <text:p>0</text:p>
          </table:table-cell>
          <table:table-cell table:formula="of:=[.C31]-[.F31]" office:value-type="float" office:value="54.4000000000001" calcext:value-type="float">
            <text:p>54,4000000000001</text:p>
          </table:table-cell>
          <table:table-cell table:formula="of:=[.D31]-[.G31]" office:value-type="float" office:value="17" calcext:value-type="float">
            <text:p>17</text:p>
          </table:table-cell>
          <table:table-cell table:formula="of:=IF([.B31]=5;15;0)" office:value-type="float" office:value="15" calcext:value-type="float">
            <text:p>15</text:p>
          </table:table-cell>
          <table:table-cell table:formula="of:=IF([.B31]=2;4;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date" office:date-value="2012-12-22" calcext:value-type="date">
            <text:p>22.12.2012</text:p>
          </table:table-cell>
          <table:table-cell table:formula="of:=WEEKDAY([.A32];2)" office:value-type="float" office:value="6" calcext:value-type="float">
            <text:p>6</text:p>
          </table:table-cell>
          <table:table-cell table:formula="of:=[.H31]+[.J31]" office:value-type="float" office:value="69.4000000000001" calcext:value-type="float">
            <text:p>69,4000000000001</text:p>
          </table:table-cell>
          <table:table-cell table:formula="of:=[.I31]+[.K31]" office:value-type="float" office:value="17" calcext:value-type="float">
            <text:p>17</text:p>
          </table:table-cell>
          <table:table-cell table:formula="of:=IF([.C32]&gt;50;1;0)" office:value-type="float" office:value="1" calcext:value-type="float">
            <text:p>1</text:p>
          </table:table-cell>
          <table:table-cell table:formula="of:=IF([.E32]=1;[.$C$2]*[.$G$3]/1000;0)" office:value-type="float" office:value="3.6" calcext:value-type="float">
            <text:p>3,6</text:p>
          </table:table-cell>
          <table:table-cell table:formula="of:=IF([.E32]=0;[.$C$2]*[.$G$4]/1000;0)" office:value-type="float" office:value="0" calcext:value-type="float">
            <text:p>0</text:p>
          </table:table-cell>
          <table:table-cell table:formula="of:=[.C32]-[.F32]" office:value-type="float" office:value="65.8000000000001" calcext:value-type="float">
            <text:p>65,8000000000001</text:p>
          </table:table-cell>
          <table:table-cell table:formula="of:=[.D32]-[.G32]" office:value-type="float" office:value="17" calcext:value-type="float">
            <text:p>17</text:p>
          </table:table-cell>
          <table:table-cell table:formula="of:=IF([.B32]=5;15;0)" office:value-type="float" office:value="0" calcext:value-type="float">
            <text:p>0</text:p>
          </table:table-cell>
          <table:table-cell table:formula="of:=IF([.B32]=2;4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date" office:date-value="2012-12-23" calcext:value-type="date">
            <text:p>23.12.2012</text:p>
          </table:table-cell>
          <table:table-cell table:formula="of:=WEEKDAY([.A33];2)" office:value-type="float" office:value="7" calcext:value-type="float">
            <text:p>7</text:p>
          </table:table-cell>
          <table:table-cell table:formula="of:=[.H32]+[.J32]" office:value-type="float" office:value="65.8000000000001" calcext:value-type="float">
            <text:p>65,8000000000001</text:p>
          </table:table-cell>
          <table:table-cell table:formula="of:=[.I32]+[.K32]" office:value-type="float" office:value="17" calcext:value-type="float">
            <text:p>17</text:p>
          </table:table-cell>
          <table:table-cell table:formula="of:=IF([.C33]&gt;50;1;0)" office:value-type="float" office:value="1" calcext:value-type="float">
            <text:p>1</text:p>
          </table:table-cell>
          <table:table-cell table:formula="of:=IF([.E33]=1;[.$C$2]*[.$G$3]/1000;0)" office:value-type="float" office:value="3.6" calcext:value-type="float">
            <text:p>3,6</text:p>
          </table:table-cell>
          <table:table-cell table:formula="of:=IF([.E33]=0;[.$C$2]*[.$G$4]/1000;0)" office:value-type="float" office:value="0" calcext:value-type="float">
            <text:p>0</text:p>
          </table:table-cell>
          <table:table-cell table:formula="of:=[.C33]-[.F33]" office:value-type="float" office:value="62.2000000000001" calcext:value-type="float">
            <text:p>62,2000000000001</text:p>
          </table:table-cell>
          <table:table-cell table:formula="of:=[.D33]-[.G33]" office:value-type="float" office:value="17" calcext:value-type="float">
            <text:p>17</text:p>
          </table:table-cell>
          <table:table-cell table:formula="of:=IF([.B33]=5;15;0)" office:value-type="float" office:value="0" calcext:value-type="float">
            <text:p>0</text:p>
          </table:table-cell>
          <table:table-cell table:formula="of:=IF([.B33]=2;4;0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date" office:date-value="2012-12-24" calcext:value-type="date">
            <text:p>24.12.2012</text:p>
          </table:table-cell>
          <table:table-cell table:formula="of:=WEEKDAY([.A34];2)" office:value-type="float" office:value="1" calcext:value-type="float">
            <text:p>1</text:p>
          </table:table-cell>
          <table:table-cell table:formula="of:=[.H33]+[.J33]" office:value-type="float" office:value="62.2000000000001" calcext:value-type="float">
            <text:p>62,2000000000001</text:p>
          </table:table-cell>
          <table:table-cell table:formula="of:=[.I33]+[.K33]" office:value-type="float" office:value="17" calcext:value-type="float">
            <text:p>17</text:p>
          </table:table-cell>
          <table:table-cell table:formula="of:=IF([.C34]&gt;50;1;0)" office:value-type="float" office:value="1" calcext:value-type="float">
            <text:p>1</text:p>
          </table:table-cell>
          <table:table-cell table:formula="of:=IF([.E34]=1;[.$C$2]*[.$G$3]/1000;0)" office:value-type="float" office:value="3.6" calcext:value-type="float">
            <text:p>3,6</text:p>
          </table:table-cell>
          <table:table-cell table:formula="of:=IF([.E34]=0;[.$C$2]*[.$G$4]/1000;0)" office:value-type="float" office:value="0" calcext:value-type="float">
            <text:p>0</text:p>
          </table:table-cell>
          <table:table-cell table:formula="of:=[.C34]-[.F34]" office:value-type="float" office:value="58.6000000000001" calcext:value-type="float">
            <text:p>58,6000000000001</text:p>
          </table:table-cell>
          <table:table-cell table:formula="of:=[.D34]-[.G34]" office:value-type="float" office:value="17" calcext:value-type="float">
            <text:p>17</text:p>
          </table:table-cell>
          <table:table-cell table:formula="of:=IF([.B34]=5;15;0)" office:value-type="float" office:value="0" calcext:value-type="float">
            <text:p>0</text:p>
          </table:table-cell>
          <table:table-cell table:formula="of:=IF([.B34]=2;4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date" office:date-value="2012-12-25" calcext:value-type="date">
            <text:p>25.12.2012</text:p>
          </table:table-cell>
          <table:table-cell table:formula="of:=WEEKDAY([.A35];2)" office:value-type="float" office:value="2" calcext:value-type="float">
            <text:p>2</text:p>
          </table:table-cell>
          <table:table-cell table:formula="of:=[.H34]+[.J34]" office:value-type="float" office:value="58.6000000000001" calcext:value-type="float">
            <text:p>58,6000000000001</text:p>
          </table:table-cell>
          <table:table-cell table:formula="of:=[.I34]+[.K34]" office:value-type="float" office:value="17" calcext:value-type="float">
            <text:p>17</text:p>
          </table:table-cell>
          <table:table-cell table:formula="of:=IF([.C35]&gt;50;1;0)" office:value-type="float" office:value="1" calcext:value-type="float">
            <text:p>1</text:p>
          </table:table-cell>
          <table:table-cell table:formula="of:=IF([.E35]=1;[.$C$2]*[.$G$3]/1000;0)" office:value-type="float" office:value="3.6" calcext:value-type="float">
            <text:p>3,6</text:p>
          </table:table-cell>
          <table:table-cell table:formula="of:=IF([.E35]=0;[.$C$2]*[.$G$4]/1000;0)" office:value-type="float" office:value="0" calcext:value-type="float">
            <text:p>0</text:p>
          </table:table-cell>
          <table:table-cell table:formula="of:=[.C35]-[.F35]" office:value-type="float" office:value="55.0000000000001" calcext:value-type="float">
            <text:p>55,0000000000001</text:p>
          </table:table-cell>
          <table:table-cell table:formula="of:=[.D35]-[.G35]" office:value-type="float" office:value="17" calcext:value-type="float">
            <text:p>17</text:p>
          </table:table-cell>
          <table:table-cell table:formula="of:=IF([.B35]=5;15;0)" office:value-type="float" office:value="0" calcext:value-type="float">
            <text:p>0</text:p>
          </table:table-cell>
          <table:table-cell table:formula="of:=IF([.B35]=2;4;0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date" office:date-value="2012-12-26" calcext:value-type="date">
            <text:p>26.12.2012</text:p>
          </table:table-cell>
          <table:table-cell table:formula="of:=WEEKDAY([.A36];2)" office:value-type="float" office:value="3" calcext:value-type="float">
            <text:p>3</text:p>
          </table:table-cell>
          <table:table-cell table:formula="of:=[.H35]+[.J35]" office:value-type="float" office:value="55.0000000000001" calcext:value-type="float">
            <text:p>55,0000000000001</text:p>
          </table:table-cell>
          <table:table-cell table:formula="of:=[.I35]+[.K35]" office:value-type="float" office:value="21" calcext:value-type="float">
            <text:p>21</text:p>
          </table:table-cell>
          <table:table-cell table:formula="of:=IF([.C36]&gt;50;1;0)" office:value-type="float" office:value="1" calcext:value-type="float">
            <text:p>1</text:p>
          </table:table-cell>
          <table:table-cell table:formula="of:=IF([.E36]=1;[.$C$2]*[.$G$3]/1000;0)" office:value-type="float" office:value="3.6" calcext:value-type="float">
            <text:p>3,6</text:p>
          </table:table-cell>
          <table:table-cell table:formula="of:=IF([.E36]=0;[.$C$2]*[.$G$4]/1000;0)" office:value-type="float" office:value="0" calcext:value-type="float">
            <text:p>0</text:p>
          </table:table-cell>
          <table:table-cell table:formula="of:=[.C36]-[.F36]" office:value-type="float" office:value="51.4000000000001" calcext:value-type="float">
            <text:p>51,4000000000001</text:p>
          </table:table-cell>
          <table:table-cell table:formula="of:=[.D36]-[.G36]" office:value-type="float" office:value="21" calcext:value-type="float">
            <text:p>21</text:p>
          </table:table-cell>
          <table:table-cell table:formula="of:=IF([.B36]=5;15;0)" office:value-type="float" office:value="0" calcext:value-type="float">
            <text:p>0</text:p>
          </table:table-cell>
          <table:table-cell table:formula="of:=IF([.B36]=2;4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date" office:date-value="2012-12-27" calcext:value-type="date">
            <text:p>27.12.2012</text:p>
          </table:table-cell>
          <table:table-cell table:formula="of:=WEEKDAY([.A37];2)" office:value-type="float" office:value="4" calcext:value-type="float">
            <text:p>4</text:p>
          </table:table-cell>
          <table:table-cell table:formula="of:=[.H36]+[.J36]" office:value-type="float" office:value="51.4000000000001" calcext:value-type="float">
            <text:p>51,4000000000001</text:p>
          </table:table-cell>
          <table:table-cell table:formula="of:=[.I36]+[.K36]" office:value-type="float" office:value="21" calcext:value-type="float">
            <text:p>21</text:p>
          </table:table-cell>
          <table:table-cell table:formula="of:=IF([.C37]&gt;50;1;0)" office:value-type="float" office:value="1" calcext:value-type="float">
            <text:p>1</text:p>
          </table:table-cell>
          <table:table-cell table:formula="of:=IF([.E37]=1;[.$C$2]*[.$G$3]/1000;0)" office:value-type="float" office:value="3.6" calcext:value-type="float">
            <text:p>3,6</text:p>
          </table:table-cell>
          <table:table-cell table:formula="of:=IF([.E37]=0;[.$C$2]*[.$G$4]/1000;0)" office:value-type="float" office:value="0" calcext:value-type="float">
            <text:p>0</text:p>
          </table:table-cell>
          <table:table-cell table:formula="of:=[.C37]-[.F37]" office:value-type="float" office:value="47.8000000000001" calcext:value-type="float">
            <text:p>47,8000000000001</text:p>
          </table:table-cell>
          <table:table-cell table:formula="of:=[.D37]-[.G37]" office:value-type="float" office:value="21" calcext:value-type="float">
            <text:p>21</text:p>
          </table:table-cell>
          <table:table-cell table:formula="of:=IF([.B37]=5;15;0)" office:value-type="float" office:value="0" calcext:value-type="float">
            <text:p>0</text:p>
          </table:table-cell>
          <table:table-cell table:formula="of:=IF([.B37]=2;4;0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date" office:date-value="2012-12-28" calcext:value-type="date">
            <text:p>28.12.2012</text:p>
          </table:table-cell>
          <table:table-cell table:formula="of:=WEEKDAY([.A38];2)" office:value-type="float" office:value="5" calcext:value-type="float">
            <text:p>5</text:p>
          </table:table-cell>
          <table:table-cell table:formula="of:=[.H37]+[.J37]" office:value-type="float" office:value="47.8000000000001" calcext:value-type="float">
            <text:p>47,8000000000001</text:p>
          </table:table-cell>
          <table:table-cell table:formula="of:=[.I37]+[.K37]" office:value-type="float" office:value="21" calcext:value-type="float">
            <text:p>21</text:p>
          </table:table-cell>
          <table:table-cell table:formula="of:=IF([.C38]&gt;50;1;0)" office:value-type="float" office:value="0" calcext:value-type="float">
            <text:p>0</text:p>
          </table:table-cell>
          <table:table-cell table:formula="of:=IF([.E38]=1;[.$C$2]*[.$G$3]/1000;0)" office:value-type="float" office:value="0" calcext:value-type="float">
            <text:p>0</text:p>
          </table:table-cell>
          <table:table-cell table:formula="of:=IF([.E38]=0;[.$C$2]*[.$G$4]/1000;0)" office:value-type="float" office:value="1.8" calcext:value-type="float">
            <text:p>1,8</text:p>
          </table:table-cell>
          <table:table-cell table:formula="of:=[.C38]-[.F38]" office:value-type="float" office:value="47.8000000000001" calcext:value-type="float">
            <text:p>47,8000000000001</text:p>
          </table:table-cell>
          <table:table-cell table:formula="of:=[.D38]-[.G38]" office:value-type="float" office:value="19.2" calcext:value-type="float">
            <text:p>19,2</text:p>
          </table:table-cell>
          <table:table-cell table:formula="of:=IF([.B38]=5;15;0)" office:value-type="float" office:value="15" calcext:value-type="float">
            <text:p>15</text:p>
          </table:table-cell>
          <table:table-cell table:formula="of:=IF([.B38]=2;4;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date" office:date-value="2012-12-29" calcext:value-type="date">
            <text:p>29.12.2012</text:p>
          </table:table-cell>
          <table:table-cell table:formula="of:=WEEKDAY([.A39];2)" office:value-type="float" office:value="6" calcext:value-type="float">
            <text:p>6</text:p>
          </table:table-cell>
          <table:table-cell table:formula="of:=[.H38]+[.J38]" office:value-type="float" office:value="62.8000000000001" calcext:value-type="float">
            <text:p>62,8000000000001</text:p>
          </table:table-cell>
          <table:table-cell table:formula="of:=[.I38]+[.K38]" office:value-type="float" office:value="19.2" calcext:value-type="float">
            <text:p>19,2</text:p>
          </table:table-cell>
          <table:table-cell table:formula="of:=IF([.C39]&gt;50;1;0)" office:value-type="float" office:value="1" calcext:value-type="float">
            <text:p>1</text:p>
          </table:table-cell>
          <table:table-cell table:formula="of:=IF([.E39]=1;[.$C$2]*[.$G$3]/1000;0)" office:value-type="float" office:value="3.6" calcext:value-type="float">
            <text:p>3,6</text:p>
          </table:table-cell>
          <table:table-cell table:formula="of:=IF([.E39]=0;[.$C$2]*[.$G$4]/1000;0)" office:value-type="float" office:value="0" calcext:value-type="float">
            <text:p>0</text:p>
          </table:table-cell>
          <table:table-cell table:formula="of:=[.C39]-[.F39]" office:value-type="float" office:value="59.2000000000001" calcext:value-type="float">
            <text:p>59,2000000000001</text:p>
          </table:table-cell>
          <table:table-cell table:formula="of:=[.D39]-[.G39]" office:value-type="float" office:value="19.2" calcext:value-type="float">
            <text:p>19,2</text:p>
          </table:table-cell>
          <table:table-cell table:formula="of:=IF([.B39]=5;15;0)" office:value-type="float" office:value="0" calcext:value-type="float">
            <text:p>0</text:p>
          </table:table-cell>
          <table:table-cell table:formula="of:=IF([.B39]=2;4;0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date" office:date-value="2012-12-30" calcext:value-type="date">
            <text:p>30.12.2012</text:p>
          </table:table-cell>
          <table:table-cell table:formula="of:=WEEKDAY([.A40];2)" office:value-type="float" office:value="7" calcext:value-type="float">
            <text:p>7</text:p>
          </table:table-cell>
          <table:table-cell table:formula="of:=[.H39]+[.J39]" office:value-type="float" office:value="59.2000000000001" calcext:value-type="float">
            <text:p>59,2000000000001</text:p>
          </table:table-cell>
          <table:table-cell table:formula="of:=[.I39]+[.K39]" office:value-type="float" office:value="19.2" calcext:value-type="float">
            <text:p>19,2</text:p>
          </table:table-cell>
          <table:table-cell table:formula="of:=IF([.C40]&gt;50;1;0)" office:value-type="float" office:value="1" calcext:value-type="float">
            <text:p>1</text:p>
          </table:table-cell>
          <table:table-cell table:formula="of:=IF([.E40]=1;[.$C$2]*[.$G$3]/1000;0)" office:value-type="float" office:value="3.6" calcext:value-type="float">
            <text:p>3,6</text:p>
          </table:table-cell>
          <table:table-cell table:formula="of:=IF([.E40]=0;[.$C$2]*[.$G$4]/1000;0)" office:value-type="float" office:value="0" calcext:value-type="float">
            <text:p>0</text:p>
          </table:table-cell>
          <table:table-cell table:formula="of:=[.C40]-[.F40]" office:value-type="float" office:value="55.6000000000001" calcext:value-type="float">
            <text:p>55,6000000000001</text:p>
          </table:table-cell>
          <table:table-cell table:formula="of:=[.D40]-[.G40]" office:value-type="float" office:value="19.2" calcext:value-type="float">
            <text:p>19,2</text:p>
          </table:table-cell>
          <table:table-cell table:formula="of:=IF([.B40]=5;15;0)" office:value-type="float" office:value="0" calcext:value-type="float">
            <text:p>0</text:p>
          </table:table-cell>
          <table:table-cell table:formula="of:=IF([.B40]=2;4;0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2-12-31" calcext:value-type="date">
            <text:p>31.12.2012</text:p>
          </table:table-cell>
          <table:table-cell table:formula="of:=WEEKDAY([.A41];2)" office:value-type="float" office:value="1" calcext:value-type="float">
            <text:p>1</text:p>
          </table:table-cell>
          <table:table-cell table:formula="of:=[.H40]+[.J40]" office:value-type="float" office:value="55.6000000000001" calcext:value-type="float">
            <text:p>55,6000000000001</text:p>
          </table:table-cell>
          <table:table-cell table:formula="of:=[.I40]+[.K40]" office:value-type="float" office:value="19.2" calcext:value-type="float">
            <text:p>19,2</text:p>
          </table:table-cell>
          <table:table-cell table:formula="of:=IF([.C41]&gt;50;1;0)" office:value-type="float" office:value="1" calcext:value-type="float">
            <text:p>1</text:p>
          </table:table-cell>
          <table:table-cell table:formula="of:=IF([.E41]=1;[.$C$2]*[.$G$3]/1000;0)" office:value-type="float" office:value="3.6" calcext:value-type="float">
            <text:p>3,6</text:p>
          </table:table-cell>
          <table:table-cell table:formula="of:=IF([.E41]=0;[.$C$2]*[.$G$4]/1000;0)" office:value-type="float" office:value="0" calcext:value-type="float">
            <text:p>0</text:p>
          </table:table-cell>
          <table:table-cell table:formula="of:=[.C41]-[.F41]" office:value-type="float" office:value="52.0000000000001" calcext:value-type="float">
            <text:p>52,0000000000001</text:p>
          </table:table-cell>
          <table:table-cell table:formula="of:=[.D41]-[.G41]" office:value-type="float" office:value="19.2" calcext:value-type="float">
            <text:p>19,2</text:p>
          </table:table-cell>
          <table:table-cell table:formula="of:=IF([.B41]=5;15;0)" office:value-type="float" office:value="0" calcext:value-type="float">
            <text:p>0</text:p>
          </table:table-cell>
          <table:table-cell table:formula="of:=IF([.B41]=2;4;0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date" office:date-value="2013-01-01" calcext:value-type="date">
            <text:p>1.01.2013</text:p>
          </table:table-cell>
          <table:table-cell table:formula="of:=WEEKDAY([.A42];2)" office:value-type="float" office:value="2" calcext:value-type="float">
            <text:p>2</text:p>
          </table:table-cell>
          <table:table-cell table:formula="of:=[.H41]+[.J41]" office:value-type="float" office:value="52.0000000000001" calcext:value-type="float">
            <text:p>52,0000000000001</text:p>
          </table:table-cell>
          <table:table-cell table:formula="of:=[.I41]+[.K41]" office:value-type="float" office:value="19.2" calcext:value-type="float">
            <text:p>19,2</text:p>
          </table:table-cell>
          <table:table-cell table:formula="of:=IF([.C42]&gt;50;1;0)" office:value-type="float" office:value="1" calcext:value-type="float">
            <text:p>1</text:p>
          </table:table-cell>
          <table:table-cell table:formula="of:=IF([.E42]=1;[.$C$2]*[.$G$3]/1000;0)" office:value-type="float" office:value="3.6" calcext:value-type="float">
            <text:p>3,6</text:p>
          </table:table-cell>
          <table:table-cell table:formula="of:=IF([.E42]=0;[.$C$2]*[.$G$4]/1000;0)" office:value-type="float" office:value="0" calcext:value-type="float">
            <text:p>0</text:p>
          </table:table-cell>
          <table:table-cell table:formula="of:=[.C42]-[.F42]" office:value-type="float" office:value="48.4000000000001" calcext:value-type="float">
            <text:p>48,4000000000001</text:p>
          </table:table-cell>
          <table:table-cell table:formula="of:=[.D42]-[.G42]" office:value-type="float" office:value="19.2" calcext:value-type="float">
            <text:p>19,2</text:p>
          </table:table-cell>
          <table:table-cell table:formula="of:=IF([.B42]=5;15;0)" office:value-type="float" office:value="0" calcext:value-type="float">
            <text:p>0</text:p>
          </table:table-cell>
          <table:table-cell table:formula="of:=IF([.B42]=2;4;0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date" office:date-value="2013-01-02" calcext:value-type="date">
            <text:p>2.01.2013</text:p>
          </table:table-cell>
          <table:table-cell table:formula="of:=WEEKDAY([.A43];2)" office:value-type="float" office:value="3" calcext:value-type="float">
            <text:p>3</text:p>
          </table:table-cell>
          <table:table-cell table:formula="of:=[.H42]+[.J42]" office:value-type="float" office:value="48.4000000000001" calcext:value-type="float">
            <text:p>48,4000000000001</text:p>
          </table:table-cell>
          <table:table-cell table:formula="of:=[.I42]+[.K42]" office:value-type="float" office:value="23.2" calcext:value-type="float">
            <text:p>23,2</text:p>
          </table:table-cell>
          <table:table-cell table:formula="of:=IF([.C43]&gt;50;1;0)" office:value-type="float" office:value="0" calcext:value-type="float">
            <text:p>0</text:p>
          </table:table-cell>
          <table:table-cell table:formula="of:=IF([.E43]=1;[.$C$2]*[.$G$3]/1000;0)" office:value-type="float" office:value="0" calcext:value-type="float">
            <text:p>0</text:p>
          </table:table-cell>
          <table:table-cell table:formula="of:=IF([.E43]=0;[.$C$2]*[.$G$4]/1000;0)" office:value-type="float" office:value="1.8" calcext:value-type="float">
            <text:p>1,8</text:p>
          </table:table-cell>
          <table:table-cell table:formula="of:=[.C43]-[.F43]" office:value-type="float" office:value="48.4000000000001" calcext:value-type="float">
            <text:p>48,4000000000001</text:p>
          </table:table-cell>
          <table:table-cell table:formula="of:=[.D43]-[.G43]" office:value-type="float" office:value="21.4" calcext:value-type="float">
            <text:p>21,4</text:p>
          </table:table-cell>
          <table:table-cell table:formula="of:=IF([.B43]=5;15;0)" office:value-type="float" office:value="0" calcext:value-type="float">
            <text:p>0</text:p>
          </table:table-cell>
          <table:table-cell table:formula="of:=IF([.B43]=2;4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date" office:date-value="2013-01-03" calcext:value-type="date">
            <text:p>3.01.2013</text:p>
          </table:table-cell>
          <table:table-cell table:formula="of:=WEEKDAY([.A44];2)" office:value-type="float" office:value="4" calcext:value-type="float">
            <text:p>4</text:p>
          </table:table-cell>
          <table:table-cell table:formula="of:=[.H43]+[.J43]" office:value-type="float" office:value="48.4000000000001" calcext:value-type="float">
            <text:p>48,4000000000001</text:p>
          </table:table-cell>
          <table:table-cell table:formula="of:=[.I43]+[.K43]" office:value-type="float" office:value="21.4" calcext:value-type="float">
            <text:p>21,4</text:p>
          </table:table-cell>
          <table:table-cell table:formula="of:=IF([.C44]&gt;50;1;0)" office:value-type="float" office:value="0" calcext:value-type="float">
            <text:p>0</text:p>
          </table:table-cell>
          <table:table-cell table:formula="of:=IF([.E44]=1;[.$C$2]*[.$G$3]/1000;0)" office:value-type="float" office:value="0" calcext:value-type="float">
            <text:p>0</text:p>
          </table:table-cell>
          <table:table-cell table:formula="of:=IF([.E44]=0;[.$C$2]*[.$G$4]/1000;0)" office:value-type="float" office:value="1.8" calcext:value-type="float">
            <text:p>1,8</text:p>
          </table:table-cell>
          <table:table-cell table:formula="of:=[.C44]-[.F44]" office:value-type="float" office:value="48.4000000000001" calcext:value-type="float">
            <text:p>48,4000000000001</text:p>
          </table:table-cell>
          <table:table-cell table:formula="of:=[.D44]-[.G44]" office:value-type="float" office:value="19.6" calcext:value-type="float">
            <text:p>19,6</text:p>
          </table:table-cell>
          <table:table-cell table:formula="of:=IF([.B44]=5;15;0)" office:value-type="float" office:value="0" calcext:value-type="float">
            <text:p>0</text:p>
          </table:table-cell>
          <table:table-cell table:formula="of:=IF([.B44]=2;4;0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date" office:date-value="2013-01-04" calcext:value-type="date">
            <text:p>4.01.2013</text:p>
          </table:table-cell>
          <table:table-cell table:formula="of:=WEEKDAY([.A45];2)" office:value-type="float" office:value="5" calcext:value-type="float">
            <text:p>5</text:p>
          </table:table-cell>
          <table:table-cell table:formula="of:=[.H44]+[.J44]" office:value-type="float" office:value="48.4000000000001" calcext:value-type="float">
            <text:p>48,4000000000001</text:p>
          </table:table-cell>
          <table:table-cell table:formula="of:=[.I44]+[.K44]" office:value-type="float" office:value="19.6" calcext:value-type="float">
            <text:p>19,6</text:p>
          </table:table-cell>
          <table:table-cell table:formula="of:=IF([.C45]&gt;50;1;0)" office:value-type="float" office:value="0" calcext:value-type="float">
            <text:p>0</text:p>
          </table:table-cell>
          <table:table-cell table:formula="of:=IF([.E45]=1;[.$C$2]*[.$G$3]/1000;0)" office:value-type="float" office:value="0" calcext:value-type="float">
            <text:p>0</text:p>
          </table:table-cell>
          <table:table-cell table:formula="of:=IF([.E45]=0;[.$C$2]*[.$G$4]/1000;0)" office:value-type="float" office:value="1.8" calcext:value-type="float">
            <text:p>1,8</text:p>
          </table:table-cell>
          <table:table-cell table:formula="of:=[.C45]-[.F45]" office:value-type="float" office:value="48.4000000000001" calcext:value-type="float">
            <text:p>48,4000000000001</text:p>
          </table:table-cell>
          <table:table-cell table:formula="of:=[.D45]-[.G45]" office:value-type="float" office:value="17.8" calcext:value-type="float">
            <text:p>17,8</text:p>
          </table:table-cell>
          <table:table-cell table:formula="of:=IF([.B45]=5;15;0)" office:value-type="float" office:value="15" calcext:value-type="float">
            <text:p>15</text:p>
          </table:table-cell>
          <table:table-cell table:formula="of:=IF([.B45]=2;4;0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date" office:date-value="2013-01-05" calcext:value-type="date">
            <text:p>5.01.2013</text:p>
          </table:table-cell>
          <table:table-cell table:formula="of:=WEEKDAY([.A46];2)" office:value-type="float" office:value="6" calcext:value-type="float">
            <text:p>6</text:p>
          </table:table-cell>
          <table:table-cell table:formula="of:=[.H45]+[.J45]" office:value-type="float" office:value="63.4000000000001" calcext:value-type="float">
            <text:p>63,4000000000001</text:p>
          </table:table-cell>
          <table:table-cell table:formula="of:=[.I45]+[.K45]" office:value-type="float" office:value="17.8" calcext:value-type="float">
            <text:p>17,8</text:p>
          </table:table-cell>
          <table:table-cell table:formula="of:=IF([.C46]&gt;50;1;0)" office:value-type="float" office:value="1" calcext:value-type="float">
            <text:p>1</text:p>
          </table:table-cell>
          <table:table-cell table:formula="of:=IF([.E46]=1;[.$C$2]*[.$G$3]/1000;0)" office:value-type="float" office:value="3.6" calcext:value-type="float">
            <text:p>3,6</text:p>
          </table:table-cell>
          <table:table-cell table:formula="of:=IF([.E46]=0;[.$C$2]*[.$G$4]/1000;0)" office:value-type="float" office:value="0" calcext:value-type="float">
            <text:p>0</text:p>
          </table:table-cell>
          <table:table-cell table:formula="of:=[.C46]-[.F46]" office:value-type="float" office:value="59.8000000000001" calcext:value-type="float">
            <text:p>59,8000000000001</text:p>
          </table:table-cell>
          <table:table-cell table:formula="of:=[.D46]-[.G46]" office:value-type="float" office:value="17.8" calcext:value-type="float">
            <text:p>17,8</text:p>
          </table:table-cell>
          <table:table-cell table:formula="of:=IF([.B46]=5;15;0)" office:value-type="float" office:value="0" calcext:value-type="float">
            <text:p>0</text:p>
          </table:table-cell>
          <table:table-cell table:formula="of:=IF([.B46]=2;4;0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date" office:date-value="2013-01-06" calcext:value-type="date">
            <text:p>6.01.2013</text:p>
          </table:table-cell>
          <table:table-cell table:formula="of:=WEEKDAY([.A47];2)" office:value-type="float" office:value="7" calcext:value-type="float">
            <text:p>7</text:p>
          </table:table-cell>
          <table:table-cell table:formula="of:=[.H46]+[.J46]" office:value-type="float" office:value="59.8000000000001" calcext:value-type="float">
            <text:p>59,8000000000001</text:p>
          </table:table-cell>
          <table:table-cell table:formula="of:=[.I46]+[.K46]" office:value-type="float" office:value="17.8" calcext:value-type="float">
            <text:p>17,8</text:p>
          </table:table-cell>
          <table:table-cell table:formula="of:=IF([.C47]&gt;50;1;0)" office:value-type="float" office:value="1" calcext:value-type="float">
            <text:p>1</text:p>
          </table:table-cell>
          <table:table-cell table:formula="of:=IF([.E47]=1;[.$C$2]*[.$G$3]/1000;0)" office:value-type="float" office:value="3.6" calcext:value-type="float">
            <text:p>3,6</text:p>
          </table:table-cell>
          <table:table-cell table:formula="of:=IF([.E47]=0;[.$C$2]*[.$G$4]/1000;0)" office:value-type="float" office:value="0" calcext:value-type="float">
            <text:p>0</text:p>
          </table:table-cell>
          <table:table-cell table:formula="of:=[.C47]-[.F47]" office:value-type="float" office:value="56.2000000000001" calcext:value-type="float">
            <text:p>56,2000000000001</text:p>
          </table:table-cell>
          <table:table-cell table:formula="of:=[.D47]-[.G47]" office:value-type="float" office:value="17.8" calcext:value-type="float">
            <text:p>17,8</text:p>
          </table:table-cell>
          <table:table-cell table:formula="of:=IF([.B47]=5;15;0)" office:value-type="float" office:value="0" calcext:value-type="float">
            <text:p>0</text:p>
          </table:table-cell>
          <table:table-cell table:formula="of:=IF([.B47]=2;4;0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date" office:date-value="2013-01-07" calcext:value-type="date">
            <text:p>7.01.2013</text:p>
          </table:table-cell>
          <table:table-cell table:formula="of:=WEEKDAY([.A48];2)" office:value-type="float" office:value="1" calcext:value-type="float">
            <text:p>1</text:p>
          </table:table-cell>
          <table:table-cell table:formula="of:=[.H47]+[.J47]" office:value-type="float" office:value="56.2000000000001" calcext:value-type="float">
            <text:p>56,2000000000001</text:p>
          </table:table-cell>
          <table:table-cell table:formula="of:=[.I47]+[.K47]" office:value-type="float" office:value="17.8" calcext:value-type="float">
            <text:p>17,8</text:p>
          </table:table-cell>
          <table:table-cell table:formula="of:=IF([.C48]&gt;50;1;0)" office:value-type="float" office:value="1" calcext:value-type="float">
            <text:p>1</text:p>
          </table:table-cell>
          <table:table-cell table:formula="of:=IF([.E48]=1;[.$C$2]*[.$G$3]/1000;0)" office:value-type="float" office:value="3.6" calcext:value-type="float">
            <text:p>3,6</text:p>
          </table:table-cell>
          <table:table-cell table:formula="of:=IF([.E48]=0;[.$C$2]*[.$G$4]/1000;0)" office:value-type="float" office:value="0" calcext:value-type="float">
            <text:p>0</text:p>
          </table:table-cell>
          <table:table-cell table:formula="of:=[.C48]-[.F48]" office:value-type="float" office:value="52.6000000000001" calcext:value-type="float">
            <text:p>52,6000000000001</text:p>
          </table:table-cell>
          <table:table-cell table:formula="of:=[.D48]-[.G48]" office:value-type="float" office:value="17.8" calcext:value-type="float">
            <text:p>17,8</text:p>
          </table:table-cell>
          <table:table-cell table:formula="of:=IF([.B48]=5;15;0)" office:value-type="float" office:value="0" calcext:value-type="float">
            <text:p>0</text:p>
          </table:table-cell>
          <table:table-cell table:formula="of:=IF([.B48]=2;4;0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date" office:date-value="2013-01-08" calcext:value-type="date">
            <text:p>8.01.2013</text:p>
          </table:table-cell>
          <table:table-cell table:formula="of:=WEEKDAY([.A49];2)" office:value-type="float" office:value="2" calcext:value-type="float">
            <text:p>2</text:p>
          </table:table-cell>
          <table:table-cell table:formula="of:=[.H48]+[.J48]" office:value-type="float" office:value="52.6000000000001" calcext:value-type="float">
            <text:p>52,6000000000001</text:p>
          </table:table-cell>
          <table:table-cell table:formula="of:=[.I48]+[.K48]" office:value-type="float" office:value="17.8" calcext:value-type="float">
            <text:p>17,8</text:p>
          </table:table-cell>
          <table:table-cell table:formula="of:=IF([.C49]&gt;50;1;0)" office:value-type="float" office:value="1" calcext:value-type="float">
            <text:p>1</text:p>
          </table:table-cell>
          <table:table-cell table:formula="of:=IF([.E49]=1;[.$C$2]*[.$G$3]/1000;0)" office:value-type="float" office:value="3.6" calcext:value-type="float">
            <text:p>3,6</text:p>
          </table:table-cell>
          <table:table-cell table:formula="of:=IF([.E49]=0;[.$C$2]*[.$G$4]/1000;0)" office:value-type="float" office:value="0" calcext:value-type="float">
            <text:p>0</text:p>
          </table:table-cell>
          <table:table-cell table:formula="of:=[.C49]-[.F49]" office:value-type="float" office:value="49.0000000000001" calcext:value-type="float">
            <text:p>49,0000000000001</text:p>
          </table:table-cell>
          <table:table-cell table:formula="of:=[.D49]-[.G49]" office:value-type="float" office:value="17.8" calcext:value-type="float">
            <text:p>17,8</text:p>
          </table:table-cell>
          <table:table-cell table:formula="of:=IF([.B49]=5;15;0)" office:value-type="float" office:value="0" calcext:value-type="float">
            <text:p>0</text:p>
          </table:table-cell>
          <table:table-cell table:formula="of:=IF([.B49]=2;4;0)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date" office:date-value="2013-01-09" calcext:value-type="date">
            <text:p>9.01.2013</text:p>
          </table:table-cell>
          <table:table-cell table:formula="of:=WEEKDAY([.A50];2)" office:value-type="float" office:value="3" calcext:value-type="float">
            <text:p>3</text:p>
          </table:table-cell>
          <table:table-cell table:formula="of:=[.H49]+[.J49]" office:value-type="float" office:value="49.0000000000001" calcext:value-type="float">
            <text:p>49,0000000000001</text:p>
          </table:table-cell>
          <table:table-cell table:formula="of:=[.I49]+[.K49]" office:value-type="float" office:value="21.8" calcext:value-type="float">
            <text:p>21,8</text:p>
          </table:table-cell>
          <table:table-cell table:formula="of:=IF([.C50]&gt;50;1;0)" office:value-type="float" office:value="0" calcext:value-type="float">
            <text:p>0</text:p>
          </table:table-cell>
          <table:table-cell table:formula="of:=IF([.E50]=1;[.$C$2]*[.$G$3]/1000;0)" office:value-type="float" office:value="0" calcext:value-type="float">
            <text:p>0</text:p>
          </table:table-cell>
          <table:table-cell table:formula="of:=IF([.E50]=0;[.$C$2]*[.$G$4]/1000;0)" office:value-type="float" office:value="1.8" calcext:value-type="float">
            <text:p>1,8</text:p>
          </table:table-cell>
          <table:table-cell table:formula="of:=[.C50]-[.F50]" office:value-type="float" office:value="49.0000000000001" calcext:value-type="float">
            <text:p>49,0000000000001</text:p>
          </table:table-cell>
          <table:table-cell table:formula="of:=[.D50]-[.G50]" office:value-type="float" office:value="20" calcext:value-type="float">
            <text:p>20</text:p>
          </table:table-cell>
          <table:table-cell table:formula="of:=IF([.B50]=5;15;0)" office:value-type="float" office:value="0" calcext:value-type="float">
            <text:p>0</text:p>
          </table:table-cell>
          <table:table-cell table:formula="of:=IF([.B50]=2;4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date" office:date-value="2013-01-10" calcext:value-type="date">
            <text:p>10.01.2013</text:p>
          </table:table-cell>
          <table:table-cell table:formula="of:=WEEKDAY([.A51];2)" office:value-type="float" office:value="4" calcext:value-type="float">
            <text:p>4</text:p>
          </table:table-cell>
          <table:table-cell table:formula="of:=[.H50]+[.J50]" office:value-type="float" office:value="49.0000000000001" calcext:value-type="float">
            <text:p>49,0000000000001</text:p>
          </table:table-cell>
          <table:table-cell table:formula="of:=[.I50]+[.K50]" office:value-type="float" office:value="20" calcext:value-type="float">
            <text:p>20</text:p>
          </table:table-cell>
          <table:table-cell table:formula="of:=IF([.C51]&gt;50;1;0)" office:value-type="float" office:value="0" calcext:value-type="float">
            <text:p>0</text:p>
          </table:table-cell>
          <table:table-cell table:formula="of:=IF([.E51]=1;[.$C$2]*[.$G$3]/1000;0)" office:value-type="float" office:value="0" calcext:value-type="float">
            <text:p>0</text:p>
          </table:table-cell>
          <table:table-cell table:formula="of:=IF([.E51]=0;[.$C$2]*[.$G$4]/1000;0)" office:value-type="float" office:value="1.8" calcext:value-type="float">
            <text:p>1,8</text:p>
          </table:table-cell>
          <table:table-cell table:formula="of:=[.C51]-[.F51]" office:value-type="float" office:value="49.0000000000001" calcext:value-type="float">
            <text:p>49,0000000000001</text:p>
          </table:table-cell>
          <table:table-cell table:formula="of:=[.D51]-[.G51]" office:value-type="float" office:value="18.2" calcext:value-type="float">
            <text:p>18,2</text:p>
          </table:table-cell>
          <table:table-cell table:formula="of:=IF([.B51]=5;15;0)" office:value-type="float" office:value="0" calcext:value-type="float">
            <text:p>0</text:p>
          </table:table-cell>
          <table:table-cell table:formula="of:=IF([.B51]=2;4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date" office:date-value="2013-01-11" calcext:value-type="date">
            <text:p>11.01.2013</text:p>
          </table:table-cell>
          <table:table-cell table:formula="of:=WEEKDAY([.A52];2)" office:value-type="float" office:value="5" calcext:value-type="float">
            <text:p>5</text:p>
          </table:table-cell>
          <table:table-cell table:formula="of:=[.H51]+[.J51]" office:value-type="float" office:value="49.0000000000001" calcext:value-type="float">
            <text:p>49,0000000000001</text:p>
          </table:table-cell>
          <table:table-cell table:formula="of:=[.I51]+[.K51]" office:value-type="float" office:value="18.2" calcext:value-type="float">
            <text:p>18,2</text:p>
          </table:table-cell>
          <table:table-cell table:formula="of:=IF([.C52]&gt;50;1;0)" office:value-type="float" office:value="0" calcext:value-type="float">
            <text:p>0</text:p>
          </table:table-cell>
          <table:table-cell table:formula="of:=IF([.E52]=1;[.$C$2]*[.$G$3]/1000;0)" office:value-type="float" office:value="0" calcext:value-type="float">
            <text:p>0</text:p>
          </table:table-cell>
          <table:table-cell table:formula="of:=IF([.E52]=0;[.$C$2]*[.$G$4]/1000;0)" office:value-type="float" office:value="1.8" calcext:value-type="float">
            <text:p>1,8</text:p>
          </table:table-cell>
          <table:table-cell table:formula="of:=[.C52]-[.F52]" office:value-type="float" office:value="49.0000000000001" calcext:value-type="float">
            <text:p>49,0000000000001</text:p>
          </table:table-cell>
          <table:table-cell table:formula="of:=[.D52]-[.G52]" office:value-type="float" office:value="16.4" calcext:value-type="float">
            <text:p>16,4</text:p>
          </table:table-cell>
          <table:table-cell table:formula="of:=IF([.B52]=5;15;0)" office:value-type="float" office:value="15" calcext:value-type="float">
            <text:p>15</text:p>
          </table:table-cell>
          <table:table-cell table:formula="of:=IF([.B52]=2;4;0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date" office:date-value="2013-01-12" calcext:value-type="date">
            <text:p>12.01.2013</text:p>
          </table:table-cell>
          <table:table-cell table:formula="of:=WEEKDAY([.A53];2)" office:value-type="float" office:value="6" calcext:value-type="float">
            <text:p>6</text:p>
          </table:table-cell>
          <table:table-cell table:formula="of:=[.H52]+[.J52]" office:value-type="float" office:value="64.0000000000001" calcext:value-type="float">
            <text:p>64,0000000000001</text:p>
          </table:table-cell>
          <table:table-cell table:formula="of:=[.I52]+[.K52]" office:value-type="float" office:value="16.4" calcext:value-type="float">
            <text:p>16,4</text:p>
          </table:table-cell>
          <table:table-cell table:formula="of:=IF([.C53]&gt;50;1;0)" office:value-type="float" office:value="1" calcext:value-type="float">
            <text:p>1</text:p>
          </table:table-cell>
          <table:table-cell table:formula="of:=IF([.E53]=1;[.$C$2]*[.$G$3]/1000;0)" office:value-type="float" office:value="3.6" calcext:value-type="float">
            <text:p>3,6</text:p>
          </table:table-cell>
          <table:table-cell table:formula="of:=IF([.E53]=0;[.$C$2]*[.$G$4]/1000;0)" office:value-type="float" office:value="0" calcext:value-type="float">
            <text:p>0</text:p>
          </table:table-cell>
          <table:table-cell table:formula="of:=[.C53]-[.F53]" office:value-type="float" office:value="60.4000000000001" calcext:value-type="float">
            <text:p>60,4000000000001</text:p>
          </table:table-cell>
          <table:table-cell table:formula="of:=[.D53]-[.G53]" office:value-type="float" office:value="16.4" calcext:value-type="float">
            <text:p>16,4</text:p>
          </table:table-cell>
          <table:table-cell table:formula="of:=IF([.B53]=5;15;0)" office:value-type="float" office:value="0" calcext:value-type="float">
            <text:p>0</text:p>
          </table:table-cell>
          <table:table-cell table:formula="of:=IF([.B53]=2;4;0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date" office:date-value="2013-01-13" calcext:value-type="date">
            <text:p>13.01.2013</text:p>
          </table:table-cell>
          <table:table-cell table:formula="of:=WEEKDAY([.A54];2)" office:value-type="float" office:value="7" calcext:value-type="float">
            <text:p>7</text:p>
          </table:table-cell>
          <table:table-cell table:formula="of:=[.H53]+[.J53]" office:value-type="float" office:value="60.4000000000001" calcext:value-type="float">
            <text:p>60,4000000000001</text:p>
          </table:table-cell>
          <table:table-cell table:formula="of:=[.I53]+[.K53]" office:value-type="float" office:value="16.4" calcext:value-type="float">
            <text:p>16,4</text:p>
          </table:table-cell>
          <table:table-cell table:formula="of:=IF([.C54]&gt;50;1;0)" office:value-type="float" office:value="1" calcext:value-type="float">
            <text:p>1</text:p>
          </table:table-cell>
          <table:table-cell table:formula="of:=IF([.E54]=1;[.$C$2]*[.$G$3]/1000;0)" office:value-type="float" office:value="3.6" calcext:value-type="float">
            <text:p>3,6</text:p>
          </table:table-cell>
          <table:table-cell table:formula="of:=IF([.E54]=0;[.$C$2]*[.$G$4]/1000;0)" office:value-type="float" office:value="0" calcext:value-type="float">
            <text:p>0</text:p>
          </table:table-cell>
          <table:table-cell table:formula="of:=[.C54]-[.F54]" office:value-type="float" office:value="56.8000000000001" calcext:value-type="float">
            <text:p>56,8000000000001</text:p>
          </table:table-cell>
          <table:table-cell table:formula="of:=[.D54]-[.G54]" office:value-type="float" office:value="16.4" calcext:value-type="float">
            <text:p>16,4</text:p>
          </table:table-cell>
          <table:table-cell table:formula="of:=IF([.B54]=5;15;0)" office:value-type="float" office:value="0" calcext:value-type="float">
            <text:p>0</text:p>
          </table:table-cell>
          <table:table-cell table:formula="of:=IF([.B54]=2;4;0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date" office:date-value="2013-01-14" calcext:value-type="date">
            <text:p>14.01.2013</text:p>
          </table:table-cell>
          <table:table-cell table:formula="of:=WEEKDAY([.A55];2)" office:value-type="float" office:value="1" calcext:value-type="float">
            <text:p>1</text:p>
          </table:table-cell>
          <table:table-cell table:formula="of:=[.H54]+[.J54]" office:value-type="float" office:value="56.8000000000001" calcext:value-type="float">
            <text:p>56,8000000000001</text:p>
          </table:table-cell>
          <table:table-cell table:formula="of:=[.I54]+[.K54]" office:value-type="float" office:value="16.4" calcext:value-type="float">
            <text:p>16,4</text:p>
          </table:table-cell>
          <table:table-cell table:formula="of:=IF([.C55]&gt;50;1;0)" office:value-type="float" office:value="1" calcext:value-type="float">
            <text:p>1</text:p>
          </table:table-cell>
          <table:table-cell table:formula="of:=IF([.E55]=1;[.$C$2]*[.$G$3]/1000;0)" office:value-type="float" office:value="3.6" calcext:value-type="float">
            <text:p>3,6</text:p>
          </table:table-cell>
          <table:table-cell table:formula="of:=IF([.E55]=0;[.$C$2]*[.$G$4]/1000;0)" office:value-type="float" office:value="0" calcext:value-type="float">
            <text:p>0</text:p>
          </table:table-cell>
          <table:table-cell table:formula="of:=[.C55]-[.F55]" office:value-type="float" office:value="53.2000000000001" calcext:value-type="float">
            <text:p>53,2000000000001</text:p>
          </table:table-cell>
          <table:table-cell table:formula="of:=[.D55]-[.G55]" office:value-type="float" office:value="16.4" calcext:value-type="float">
            <text:p>16,4</text:p>
          </table:table-cell>
          <table:table-cell table:formula="of:=IF([.B55]=5;15;0)" office:value-type="float" office:value="0" calcext:value-type="float">
            <text:p>0</text:p>
          </table:table-cell>
          <table:table-cell table:formula="of:=IF([.B55]=2;4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date" office:date-value="2013-01-15" calcext:value-type="date">
            <text:p>15.01.2013</text:p>
          </table:table-cell>
          <table:table-cell table:formula="of:=WEEKDAY([.A56];2)" office:value-type="float" office:value="2" calcext:value-type="float">
            <text:p>2</text:p>
          </table:table-cell>
          <table:table-cell table:formula="of:=[.H55]+[.J55]" office:value-type="float" office:value="53.2000000000001" calcext:value-type="float">
            <text:p>53,2000000000001</text:p>
          </table:table-cell>
          <table:table-cell table:formula="of:=[.I55]+[.K55]" office:value-type="float" office:value="16.4" calcext:value-type="float">
            <text:p>16,4</text:p>
          </table:table-cell>
          <table:table-cell table:formula="of:=IF([.C56]&gt;50;1;0)" office:value-type="float" office:value="1" calcext:value-type="float">
            <text:p>1</text:p>
          </table:table-cell>
          <table:table-cell table:formula="of:=IF([.E56]=1;[.$C$2]*[.$G$3]/1000;0)" office:value-type="float" office:value="3.6" calcext:value-type="float">
            <text:p>3,6</text:p>
          </table:table-cell>
          <table:table-cell table:formula="of:=IF([.E56]=0;[.$C$2]*[.$G$4]/1000;0)" office:value-type="float" office:value="0" calcext:value-type="float">
            <text:p>0</text:p>
          </table:table-cell>
          <table:table-cell table:formula="of:=[.C56]-[.F56]" office:value-type="float" office:value="49.6000000000001" calcext:value-type="float">
            <text:p>49,6000000000001</text:p>
          </table:table-cell>
          <table:table-cell table:formula="of:=[.D56]-[.G56]" office:value-type="float" office:value="16.4" calcext:value-type="float">
            <text:p>16,4</text:p>
          </table:table-cell>
          <table:table-cell table:formula="of:=IF([.B56]=5;15;0)" office:value-type="float" office:value="0" calcext:value-type="float">
            <text:p>0</text:p>
          </table:table-cell>
          <table:table-cell table:formula="of:=IF([.B56]=2;4;0)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date" office:date-value="2013-01-16" calcext:value-type="date">
            <text:p>16.01.2013</text:p>
          </table:table-cell>
          <table:table-cell table:formula="of:=WEEKDAY([.A57];2)" office:value-type="float" office:value="3" calcext:value-type="float">
            <text:p>3</text:p>
          </table:table-cell>
          <table:table-cell table:formula="of:=[.H56]+[.J56]" office:value-type="float" office:value="49.6000000000001" calcext:value-type="float">
            <text:p>49,6000000000001</text:p>
          </table:table-cell>
          <table:table-cell table:formula="of:=[.I56]+[.K56]" office:value-type="float" office:value="20.4" calcext:value-type="float">
            <text:p>20,4</text:p>
          </table:table-cell>
          <table:table-cell table:formula="of:=IF([.C57]&gt;50;1;0)" office:value-type="float" office:value="0" calcext:value-type="float">
            <text:p>0</text:p>
          </table:table-cell>
          <table:table-cell table:formula="of:=IF([.E57]=1;[.$C$2]*[.$G$3]/1000;0)" office:value-type="float" office:value="0" calcext:value-type="float">
            <text:p>0</text:p>
          </table:table-cell>
          <table:table-cell table:formula="of:=IF([.E57]=0;[.$C$2]*[.$G$4]/1000;0)" office:value-type="float" office:value="1.8" calcext:value-type="float">
            <text:p>1,8</text:p>
          </table:table-cell>
          <table:table-cell table:formula="of:=[.C57]-[.F57]" office:value-type="float" office:value="49.6000000000001" calcext:value-type="float">
            <text:p>49,6000000000001</text:p>
          </table:table-cell>
          <table:table-cell table:formula="of:=[.D57]-[.G57]" office:value-type="float" office:value="18.6" calcext:value-type="float">
            <text:p>18,6</text:p>
          </table:table-cell>
          <table:table-cell table:formula="of:=IF([.B57]=5;15;0)" office:value-type="float" office:value="0" calcext:value-type="float">
            <text:p>0</text:p>
          </table:table-cell>
          <table:table-cell table:formula="of:=IF([.B57]=2;4;0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date" office:date-value="2013-01-17" calcext:value-type="date">
            <text:p>17.01.2013</text:p>
          </table:table-cell>
          <table:table-cell table:formula="of:=WEEKDAY([.A58];2)" office:value-type="float" office:value="4" calcext:value-type="float">
            <text:p>4</text:p>
          </table:table-cell>
          <table:table-cell table:formula="of:=[.H57]+[.J57]" office:value-type="float" office:value="49.6000000000001" calcext:value-type="float">
            <text:p>49,6000000000001</text:p>
          </table:table-cell>
          <table:table-cell table:formula="of:=[.I57]+[.K57]" office:value-type="float" office:value="18.6" calcext:value-type="float">
            <text:p>18,6</text:p>
          </table:table-cell>
          <table:table-cell table:formula="of:=IF([.C58]&gt;50;1;0)" office:value-type="float" office:value="0" calcext:value-type="float">
            <text:p>0</text:p>
          </table:table-cell>
          <table:table-cell table:formula="of:=IF([.E58]=1;[.$C$2]*[.$G$3]/1000;0)" office:value-type="float" office:value="0" calcext:value-type="float">
            <text:p>0</text:p>
          </table:table-cell>
          <table:table-cell table:formula="of:=IF([.E58]=0;[.$C$2]*[.$G$4]/1000;0)" office:value-type="float" office:value="1.8" calcext:value-type="float">
            <text:p>1,8</text:p>
          </table:table-cell>
          <table:table-cell table:formula="of:=[.C58]-[.F58]" office:value-type="float" office:value="49.6000000000001" calcext:value-type="float">
            <text:p>49,6000000000001</text:p>
          </table:table-cell>
          <table:table-cell table:formula="of:=[.D58]-[.G58]" office:value-type="float" office:value="16.8" calcext:value-type="float">
            <text:p>16,8</text:p>
          </table:table-cell>
          <table:table-cell table:formula="of:=IF([.B58]=5;15;0)" office:value-type="float" office:value="0" calcext:value-type="float">
            <text:p>0</text:p>
          </table:table-cell>
          <table:table-cell table:formula="of:=IF([.B58]=2;4;0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date" office:date-value="2013-01-18" calcext:value-type="date">
            <text:p>18.01.2013</text:p>
          </table:table-cell>
          <table:table-cell table:formula="of:=WEEKDAY([.A59];2)" office:value-type="float" office:value="5" calcext:value-type="float">
            <text:p>5</text:p>
          </table:table-cell>
          <table:table-cell table:formula="of:=[.H58]+[.J58]" office:value-type="float" office:value="49.6000000000001" calcext:value-type="float">
            <text:p>49,6000000000001</text:p>
          </table:table-cell>
          <table:table-cell table:formula="of:=[.I58]+[.K58]" office:value-type="float" office:value="16.8" calcext:value-type="float">
            <text:p>16,8</text:p>
          </table:table-cell>
          <table:table-cell table:formula="of:=IF([.C59]&gt;50;1;0)" office:value-type="float" office:value="0" calcext:value-type="float">
            <text:p>0</text:p>
          </table:table-cell>
          <table:table-cell table:formula="of:=IF([.E59]=1;[.$C$2]*[.$G$3]/1000;0)" office:value-type="float" office:value="0" calcext:value-type="float">
            <text:p>0</text:p>
          </table:table-cell>
          <table:table-cell table:formula="of:=IF([.E59]=0;[.$C$2]*[.$G$4]/1000;0)" office:value-type="float" office:value="1.8" calcext:value-type="float">
            <text:p>1,8</text:p>
          </table:table-cell>
          <table:table-cell table:formula="of:=[.C59]-[.F59]" office:value-type="float" office:value="49.6000000000001" calcext:value-type="float">
            <text:p>49,6000000000001</text:p>
          </table:table-cell>
          <table:table-cell table:formula="of:=[.D59]-[.G59]" office:value-type="float" office:value="15" calcext:value-type="float">
            <text:p>15</text:p>
          </table:table-cell>
          <table:table-cell table:formula="of:=IF([.B59]=5;15;0)" office:value-type="float" office:value="15" calcext:value-type="float">
            <text:p>15</text:p>
          </table:table-cell>
          <table:table-cell table:formula="of:=IF([.B59]=2;4;0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date" office:date-value="2013-01-19" calcext:value-type="date">
            <text:p>19.01.2013</text:p>
          </table:table-cell>
          <table:table-cell table:formula="of:=WEEKDAY([.A60];2)" office:value-type="float" office:value="6" calcext:value-type="float">
            <text:p>6</text:p>
          </table:table-cell>
          <table:table-cell table:formula="of:=[.H59]+[.J59]" office:value-type="float" office:value="64.6000000000001" calcext:value-type="float">
            <text:p>64,6000000000001</text:p>
          </table:table-cell>
          <table:table-cell table:formula="of:=[.I59]+[.K59]" office:value-type="float" office:value="15" calcext:value-type="float">
            <text:p>15</text:p>
          </table:table-cell>
          <table:table-cell table:formula="of:=IF([.C60]&gt;50;1;0)" office:value-type="float" office:value="1" calcext:value-type="float">
            <text:p>1</text:p>
          </table:table-cell>
          <table:table-cell table:formula="of:=IF([.E60]=1;[.$C$2]*[.$G$3]/1000;0)" office:value-type="float" office:value="3.6" calcext:value-type="float">
            <text:p>3,6</text:p>
          </table:table-cell>
          <table:table-cell table:formula="of:=IF([.E60]=0;[.$C$2]*[.$G$4]/1000;0)" office:value-type="float" office:value="0" calcext:value-type="float">
            <text:p>0</text:p>
          </table:table-cell>
          <table:table-cell table:formula="of:=[.C60]-[.F60]" office:value-type="float" office:value="61.0000000000001" calcext:value-type="float">
            <text:p>61,0000000000001</text:p>
          </table:table-cell>
          <table:table-cell table:formula="of:=[.D60]-[.G60]" office:value-type="float" office:value="15" calcext:value-type="float">
            <text:p>15</text:p>
          </table:table-cell>
          <table:table-cell table:formula="of:=IF([.B60]=5;15;0)" office:value-type="float" office:value="0" calcext:value-type="float">
            <text:p>0</text:p>
          </table:table-cell>
          <table:table-cell table:formula="of:=IF([.B60]=2;4;0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date" office:date-value="2013-01-20" calcext:value-type="date">
            <text:p>20.01.2013</text:p>
          </table:table-cell>
          <table:table-cell table:formula="of:=WEEKDAY([.A61];2)" office:value-type="float" office:value="7" calcext:value-type="float">
            <text:p>7</text:p>
          </table:table-cell>
          <table:table-cell table:formula="of:=[.H60]+[.J60]" office:value-type="float" office:value="61.0000000000001" calcext:value-type="float">
            <text:p>61,0000000000001</text:p>
          </table:table-cell>
          <table:table-cell table:formula="of:=[.I60]+[.K60]" office:value-type="float" office:value="15" calcext:value-type="float">
            <text:p>15</text:p>
          </table:table-cell>
          <table:table-cell table:formula="of:=IF([.C61]&gt;50;1;0)" office:value-type="float" office:value="1" calcext:value-type="float">
            <text:p>1</text:p>
          </table:table-cell>
          <table:table-cell table:formula="of:=IF([.E61]=1;[.$C$2]*[.$G$3]/1000;0)" office:value-type="float" office:value="3.6" calcext:value-type="float">
            <text:p>3,6</text:p>
          </table:table-cell>
          <table:table-cell table:formula="of:=IF([.E61]=0;[.$C$2]*[.$G$4]/1000;0)" office:value-type="float" office:value="0" calcext:value-type="float">
            <text:p>0</text:p>
          </table:table-cell>
          <table:table-cell table:formula="of:=[.C61]-[.F61]" office:value-type="float" office:value="57.4000000000001" calcext:value-type="float">
            <text:p>57,4000000000001</text:p>
          </table:table-cell>
          <table:table-cell table:formula="of:=[.D61]-[.G61]" office:value-type="float" office:value="15" calcext:value-type="float">
            <text:p>15</text:p>
          </table:table-cell>
          <table:table-cell table:formula="of:=IF([.B61]=5;15;0)" office:value-type="float" office:value="0" calcext:value-type="float">
            <text:p>0</text:p>
          </table:table-cell>
          <table:table-cell table:formula="of:=IF([.B61]=2;4;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date" office:date-value="2013-01-21" calcext:value-type="date">
            <text:p>21.01.2013</text:p>
          </table:table-cell>
          <table:table-cell table:formula="of:=WEEKDAY([.A62];2)" office:value-type="float" office:value="1" calcext:value-type="float">
            <text:p>1</text:p>
          </table:table-cell>
          <table:table-cell table:formula="of:=[.H61]+[.J61]" office:value-type="float" office:value="57.4000000000001" calcext:value-type="float">
            <text:p>57,4000000000001</text:p>
          </table:table-cell>
          <table:table-cell table:formula="of:=[.I61]+[.K61]" office:value-type="float" office:value="15" calcext:value-type="float">
            <text:p>15</text:p>
          </table:table-cell>
          <table:table-cell table:formula="of:=IF([.C62]&gt;50;1;0)" office:value-type="float" office:value="1" calcext:value-type="float">
            <text:p>1</text:p>
          </table:table-cell>
          <table:table-cell table:formula="of:=IF([.E62]=1;[.$C$2]*[.$G$3]/1000;0)" office:value-type="float" office:value="3.6" calcext:value-type="float">
            <text:p>3,6</text:p>
          </table:table-cell>
          <table:table-cell table:formula="of:=IF([.E62]=0;[.$C$2]*[.$G$4]/1000;0)" office:value-type="float" office:value="0" calcext:value-type="float">
            <text:p>0</text:p>
          </table:table-cell>
          <table:table-cell table:formula="of:=[.C62]-[.F62]" office:value-type="float" office:value="53.8000000000001" calcext:value-type="float">
            <text:p>53,8000000000001</text:p>
          </table:table-cell>
          <table:table-cell table:formula="of:=[.D62]-[.G62]" office:value-type="float" office:value="15" calcext:value-type="float">
            <text:p>15</text:p>
          </table:table-cell>
          <table:table-cell table:formula="of:=IF([.B62]=5;15;0)" office:value-type="float" office:value="0" calcext:value-type="float">
            <text:p>0</text:p>
          </table:table-cell>
          <table:table-cell table:formula="of:=IF([.B62]=2;4;0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date" office:date-value="2013-01-22" calcext:value-type="date">
            <text:p>22.01.2013</text:p>
          </table:table-cell>
          <table:table-cell table:formula="of:=WEEKDAY([.A63];2)" office:value-type="float" office:value="2" calcext:value-type="float">
            <text:p>2</text:p>
          </table:table-cell>
          <table:table-cell table:formula="of:=[.H62]+[.J62]" office:value-type="float" office:value="53.8000000000001" calcext:value-type="float">
            <text:p>53,8000000000001</text:p>
          </table:table-cell>
          <table:table-cell table:formula="of:=[.I62]+[.K62]" office:value-type="float" office:value="15" calcext:value-type="float">
            <text:p>15</text:p>
          </table:table-cell>
          <table:table-cell table:formula="of:=IF([.C63]&gt;50;1;0)" office:value-type="float" office:value="1" calcext:value-type="float">
            <text:p>1</text:p>
          </table:table-cell>
          <table:table-cell table:formula="of:=IF([.E63]=1;[.$C$2]*[.$G$3]/1000;0)" office:value-type="float" office:value="3.6" calcext:value-type="float">
            <text:p>3,6</text:p>
          </table:table-cell>
          <table:table-cell table:formula="of:=IF([.E63]=0;[.$C$2]*[.$G$4]/1000;0)" office:value-type="float" office:value="0" calcext:value-type="float">
            <text:p>0</text:p>
          </table:table-cell>
          <table:table-cell table:formula="of:=[.C63]-[.F63]" office:value-type="float" office:value="50.2000000000001" calcext:value-type="float">
            <text:p>50,2000000000001</text:p>
          </table:table-cell>
          <table:table-cell table:formula="of:=[.D63]-[.G63]" office:value-type="float" office:value="15" calcext:value-type="float">
            <text:p>15</text:p>
          </table:table-cell>
          <table:table-cell table:formula="of:=IF([.B63]=5;15;0)" office:value-type="float" office:value="0" calcext:value-type="float">
            <text:p>0</text:p>
          </table:table-cell>
          <table:table-cell table:formula="of:=IF([.B63]=2;4;0)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date" office:date-value="2013-01-23" calcext:value-type="date">
            <text:p>23.01.2013</text:p>
          </table:table-cell>
          <table:table-cell table:formula="of:=WEEKDAY([.A64];2)" office:value-type="float" office:value="3" calcext:value-type="float">
            <text:p>3</text:p>
          </table:table-cell>
          <table:table-cell table:formula="of:=[.H63]+[.J63]" office:value-type="float" office:value="50.2000000000001" calcext:value-type="float">
            <text:p>50,2000000000001</text:p>
          </table:table-cell>
          <table:table-cell table:formula="of:=[.I63]+[.K63]" office:value-type="float" office:value="19" calcext:value-type="float">
            <text:p>19</text:p>
          </table:table-cell>
          <table:table-cell table:formula="of:=IF([.C64]&gt;50;1;0)" office:value-type="float" office:value="1" calcext:value-type="float">
            <text:p>1</text:p>
          </table:table-cell>
          <table:table-cell table:formula="of:=IF([.E64]=1;[.$C$2]*[.$G$3]/1000;0)" office:value-type="float" office:value="3.6" calcext:value-type="float">
            <text:p>3,6</text:p>
          </table:table-cell>
          <table:table-cell table:formula="of:=IF([.E64]=0;[.$C$2]*[.$G$4]/1000;0)" office:value-type="float" office:value="0" calcext:value-type="float">
            <text:p>0</text:p>
          </table:table-cell>
          <table:table-cell table:formula="of:=[.C64]-[.F64]" office:value-type="float" office:value="46.6000000000001" calcext:value-type="float">
            <text:p>46,6000000000001</text:p>
          </table:table-cell>
          <table:table-cell table:formula="of:=[.D64]-[.G64]" office:value-type="float" office:value="19" calcext:value-type="float">
            <text:p>19</text:p>
          </table:table-cell>
          <table:table-cell table:formula="of:=IF([.B64]=5;15;0)" office:value-type="float" office:value="0" calcext:value-type="float">
            <text:p>0</text:p>
          </table:table-cell>
          <table:table-cell table:formula="of:=IF([.B64]=2;4;0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date" office:date-value="2013-01-24" calcext:value-type="date">
            <text:p>24.01.2013</text:p>
          </table:table-cell>
          <table:table-cell table:formula="of:=WEEKDAY([.A65];2)" office:value-type="float" office:value="4" calcext:value-type="float">
            <text:p>4</text:p>
          </table:table-cell>
          <table:table-cell table:formula="of:=[.H64]+[.J64]" office:value-type="float" office:value="46.6000000000001" calcext:value-type="float">
            <text:p>46,6000000000001</text:p>
          </table:table-cell>
          <table:table-cell table:formula="of:=[.I64]+[.K64]" office:value-type="float" office:value="19" calcext:value-type="float">
            <text:p>19</text:p>
          </table:table-cell>
          <table:table-cell table:formula="of:=IF([.C65]&gt;50;1;0)" office:value-type="float" office:value="0" calcext:value-type="float">
            <text:p>0</text:p>
          </table:table-cell>
          <table:table-cell table:formula="of:=IF([.E65]=1;[.$C$2]*[.$G$3]/1000;0)" office:value-type="float" office:value="0" calcext:value-type="float">
            <text:p>0</text:p>
          </table:table-cell>
          <table:table-cell table:formula="of:=IF([.E65]=0;[.$C$2]*[.$G$4]/1000;0)" office:value-type="float" office:value="1.8" calcext:value-type="float">
            <text:p>1,8</text:p>
          </table:table-cell>
          <table:table-cell table:formula="of:=[.C65]-[.F65]" office:value-type="float" office:value="46.6000000000001" calcext:value-type="float">
            <text:p>46,6000000000001</text:p>
          </table:table-cell>
          <table:table-cell table:formula="of:=[.D65]-[.G65]" office:value-type="float" office:value="17.2" calcext:value-type="float">
            <text:p>17,2</text:p>
          </table:table-cell>
          <table:table-cell table:formula="of:=IF([.B65]=5;15;0)" office:value-type="float" office:value="0" calcext:value-type="float">
            <text:p>0</text:p>
          </table:table-cell>
          <table:table-cell table:formula="of:=IF([.B65]=2;4;0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date" office:date-value="2013-01-25" calcext:value-type="date">
            <text:p>25.01.2013</text:p>
          </table:table-cell>
          <table:table-cell table:formula="of:=WEEKDAY([.A66];2)" office:value-type="float" office:value="5" calcext:value-type="float">
            <text:p>5</text:p>
          </table:table-cell>
          <table:table-cell table:formula="of:=[.H65]+[.J65]" office:value-type="float" office:value="46.6000000000001" calcext:value-type="float">
            <text:p>46,6000000000001</text:p>
          </table:table-cell>
          <table:table-cell table:formula="of:=[.I65]+[.K65]" office:value-type="float" office:value="17.2" calcext:value-type="float">
            <text:p>17,2</text:p>
          </table:table-cell>
          <table:table-cell table:formula="of:=IF([.C66]&gt;50;1;0)" office:value-type="float" office:value="0" calcext:value-type="float">
            <text:p>0</text:p>
          </table:table-cell>
          <table:table-cell table:formula="of:=IF([.E66]=1;[.$C$2]*[.$G$3]/1000;0)" office:value-type="float" office:value="0" calcext:value-type="float">
            <text:p>0</text:p>
          </table:table-cell>
          <table:table-cell table:formula="of:=IF([.E66]=0;[.$C$2]*[.$G$4]/1000;0)" office:value-type="float" office:value="1.8" calcext:value-type="float">
            <text:p>1,8</text:p>
          </table:table-cell>
          <table:table-cell table:formula="of:=[.C66]-[.F66]" office:value-type="float" office:value="46.6000000000001" calcext:value-type="float">
            <text:p>46,6000000000001</text:p>
          </table:table-cell>
          <table:table-cell table:formula="of:=[.D66]-[.G66]" office:value-type="float" office:value="15.4" calcext:value-type="float">
            <text:p>15,4</text:p>
          </table:table-cell>
          <table:table-cell table:formula="of:=IF([.B66]=5;15;0)" office:value-type="float" office:value="15" calcext:value-type="float">
            <text:p>15</text:p>
          </table:table-cell>
          <table:table-cell table:formula="of:=IF([.B66]=2;4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date" office:date-value="2013-01-26" calcext:value-type="date">
            <text:p>26.01.2013</text:p>
          </table:table-cell>
          <table:table-cell table:formula="of:=WEEKDAY([.A67];2)" office:value-type="float" office:value="6" calcext:value-type="float">
            <text:p>6</text:p>
          </table:table-cell>
          <table:table-cell table:formula="of:=[.H66]+[.J66]" office:value-type="float" office:value="61.6000000000001" calcext:value-type="float">
            <text:p>61,6000000000001</text:p>
          </table:table-cell>
          <table:table-cell table:formula="of:=[.I66]+[.K66]" office:value-type="float" office:value="15.4" calcext:value-type="float">
            <text:p>15,4</text:p>
          </table:table-cell>
          <table:table-cell table:formula="of:=IF([.C67]&gt;50;1;0)" office:value-type="float" office:value="1" calcext:value-type="float">
            <text:p>1</text:p>
          </table:table-cell>
          <table:table-cell table:formula="of:=IF([.E67]=1;[.$C$2]*[.$G$3]/1000;0)" office:value-type="float" office:value="3.6" calcext:value-type="float">
            <text:p>3,6</text:p>
          </table:table-cell>
          <table:table-cell table:formula="of:=IF([.E67]=0;[.$C$2]*[.$G$4]/1000;0)" office:value-type="float" office:value="0" calcext:value-type="float">
            <text:p>0</text:p>
          </table:table-cell>
          <table:table-cell table:formula="of:=[.C67]-[.F67]" office:value-type="float" office:value="58.0000000000001" calcext:value-type="float">
            <text:p>58,0000000000001</text:p>
          </table:table-cell>
          <table:table-cell table:formula="of:=[.D67]-[.G67]" office:value-type="float" office:value="15.4" calcext:value-type="float">
            <text:p>15,4</text:p>
          </table:table-cell>
          <table:table-cell table:formula="of:=IF([.B67]=5;15;0)" office:value-type="float" office:value="0" calcext:value-type="float">
            <text:p>0</text:p>
          </table:table-cell>
          <table:table-cell table:formula="of:=IF([.B67]=2;4;0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date" office:date-value="2013-01-27" calcext:value-type="date">
            <text:p>27.01.2013</text:p>
          </table:table-cell>
          <table:table-cell table:formula="of:=WEEKDAY([.A68];2)" office:value-type="float" office:value="7" calcext:value-type="float">
            <text:p>7</text:p>
          </table:table-cell>
          <table:table-cell table:formula="of:=[.H67]+[.J67]" office:value-type="float" office:value="58.0000000000001" calcext:value-type="float">
            <text:p>58,0000000000001</text:p>
          </table:table-cell>
          <table:table-cell table:formula="of:=[.I67]+[.K67]" office:value-type="float" office:value="15.4" calcext:value-type="float">
            <text:p>15,4</text:p>
          </table:table-cell>
          <table:table-cell table:formula="of:=IF([.C68]&gt;50;1;0)" office:value-type="float" office:value="1" calcext:value-type="float">
            <text:p>1</text:p>
          </table:table-cell>
          <table:table-cell table:formula="of:=IF([.E68]=1;[.$C$2]*[.$G$3]/1000;0)" office:value-type="float" office:value="3.6" calcext:value-type="float">
            <text:p>3,6</text:p>
          </table:table-cell>
          <table:table-cell table:formula="of:=IF([.E68]=0;[.$C$2]*[.$G$4]/1000;0)" office:value-type="float" office:value="0" calcext:value-type="float">
            <text:p>0</text:p>
          </table:table-cell>
          <table:table-cell table:formula="of:=[.C68]-[.F68]" office:value-type="float" office:value="54.4000000000001" calcext:value-type="float">
            <text:p>54,4000000000001</text:p>
          </table:table-cell>
          <table:table-cell table:formula="of:=[.D68]-[.G68]" office:value-type="float" office:value="15.4" calcext:value-type="float">
            <text:p>15,4</text:p>
          </table:table-cell>
          <table:table-cell table:formula="of:=IF([.B68]=5;15;0)" office:value-type="float" office:value="0" calcext:value-type="float">
            <text:p>0</text:p>
          </table:table-cell>
          <table:table-cell table:formula="of:=IF([.B68]=2;4;0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date" office:date-value="2013-01-28" calcext:value-type="date">
            <text:p>28.01.2013</text:p>
          </table:table-cell>
          <table:table-cell table:formula="of:=WEEKDAY([.A69];2)" office:value-type="float" office:value="1" calcext:value-type="float">
            <text:p>1</text:p>
          </table:table-cell>
          <table:table-cell table:formula="of:=[.H68]+[.J68]" office:value-type="float" office:value="54.4000000000001" calcext:value-type="float">
            <text:p>54,4000000000001</text:p>
          </table:table-cell>
          <table:table-cell table:formula="of:=[.I68]+[.K68]" office:value-type="float" office:value="15.4" calcext:value-type="float">
            <text:p>15,4</text:p>
          </table:table-cell>
          <table:table-cell table:formula="of:=IF([.C69]&gt;50;1;0)" office:value-type="float" office:value="1" calcext:value-type="float">
            <text:p>1</text:p>
          </table:table-cell>
          <table:table-cell table:formula="of:=IF([.E69]=1;[.$C$2]*[.$G$3]/1000;0)" office:value-type="float" office:value="3.6" calcext:value-type="float">
            <text:p>3,6</text:p>
          </table:table-cell>
          <table:table-cell table:formula="of:=IF([.E69]=0;[.$C$2]*[.$G$4]/1000;0)" office:value-type="float" office:value="0" calcext:value-type="float">
            <text:p>0</text:p>
          </table:table-cell>
          <table:table-cell table:formula="of:=[.C69]-[.F69]" office:value-type="float" office:value="50.8000000000001" calcext:value-type="float">
            <text:p>50,8000000000001</text:p>
          </table:table-cell>
          <table:table-cell table:formula="of:=[.D69]-[.G69]" office:value-type="float" office:value="15.4" calcext:value-type="float">
            <text:p>15,4</text:p>
          </table:table-cell>
          <table:table-cell table:formula="of:=IF([.B69]=5;15;0)" office:value-type="float" office:value="0" calcext:value-type="float">
            <text:p>0</text:p>
          </table:table-cell>
          <table:table-cell table:formula="of:=IF([.B69]=2;4;0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date" office:date-value="2013-01-29" calcext:value-type="date">
            <text:p>29.01.2013</text:p>
          </table:table-cell>
          <table:table-cell table:formula="of:=WEEKDAY([.A70];2)" office:value-type="float" office:value="2" calcext:value-type="float">
            <text:p>2</text:p>
          </table:table-cell>
          <table:table-cell table:formula="of:=[.H69]+[.J69]" office:value-type="float" office:value="50.8000000000001" calcext:value-type="float">
            <text:p>50,8000000000001</text:p>
          </table:table-cell>
          <table:table-cell table:formula="of:=[.I69]+[.K69]" office:value-type="float" office:value="15.4" calcext:value-type="float">
            <text:p>15,4</text:p>
          </table:table-cell>
          <table:table-cell table:formula="of:=IF([.C70]&gt;50;1;0)" office:value-type="float" office:value="1" calcext:value-type="float">
            <text:p>1</text:p>
          </table:table-cell>
          <table:table-cell table:formula="of:=IF([.E70]=1;[.$C$2]*[.$G$3]/1000;0)" office:value-type="float" office:value="3.6" calcext:value-type="float">
            <text:p>3,6</text:p>
          </table:table-cell>
          <table:table-cell table:formula="of:=IF([.E70]=0;[.$C$2]*[.$G$4]/1000;0)" office:value-type="float" office:value="0" calcext:value-type="float">
            <text:p>0</text:p>
          </table:table-cell>
          <table:table-cell table:formula="of:=[.C70]-[.F70]" office:value-type="float" office:value="47.2000000000001" calcext:value-type="float">
            <text:p>47,2000000000001</text:p>
          </table:table-cell>
          <table:table-cell table:formula="of:=[.D70]-[.G70]" office:value-type="float" office:value="15.4" calcext:value-type="float">
            <text:p>15,4</text:p>
          </table:table-cell>
          <table:table-cell table:formula="of:=IF([.B70]=5;15;0)" office:value-type="float" office:value="0" calcext:value-type="float">
            <text:p>0</text:p>
          </table:table-cell>
          <table:table-cell table:formula="of:=IF([.B70]=2;4;0)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date" office:date-value="2013-01-30" calcext:value-type="date">
            <text:p>30.01.2013</text:p>
          </table:table-cell>
          <table:table-cell table:formula="of:=WEEKDAY([.A71];2)" office:value-type="float" office:value="3" calcext:value-type="float">
            <text:p>3</text:p>
          </table:table-cell>
          <table:table-cell table:formula="of:=[.H70]+[.J70]" office:value-type="float" office:value="47.2000000000001" calcext:value-type="float">
            <text:p>47,2000000000001</text:p>
          </table:table-cell>
          <table:table-cell table:formula="of:=[.I70]+[.K70]" office:value-type="float" office:value="19.4" calcext:value-type="float">
            <text:p>19,4</text:p>
          </table:table-cell>
          <table:table-cell table:formula="of:=IF([.C71]&gt;50;1;0)" office:value-type="float" office:value="0" calcext:value-type="float">
            <text:p>0</text:p>
          </table:table-cell>
          <table:table-cell table:formula="of:=IF([.E71]=1;[.$C$2]*[.$G$3]/1000;0)" office:value-type="float" office:value="0" calcext:value-type="float">
            <text:p>0</text:p>
          </table:table-cell>
          <table:table-cell table:formula="of:=IF([.E71]=0;[.$C$2]*[.$G$4]/1000;0)" office:value-type="float" office:value="1.8" calcext:value-type="float">
            <text:p>1,8</text:p>
          </table:table-cell>
          <table:table-cell table:formula="of:=[.C71]-[.F71]" office:value-type="float" office:value="47.2000000000001" calcext:value-type="float">
            <text:p>47,2000000000001</text:p>
          </table:table-cell>
          <table:table-cell table:formula="of:=[.D71]-[.G71]" office:value-type="float" office:value="17.6" calcext:value-type="float">
            <text:p>17,6</text:p>
          </table:table-cell>
          <table:table-cell table:formula="of:=IF([.B71]=5;15;0)" office:value-type="float" office:value="0" calcext:value-type="float">
            <text:p>0</text:p>
          </table:table-cell>
          <table:table-cell table:formula="of:=IF([.B71]=2;4;0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date" office:date-value="2013-01-31" calcext:value-type="date">
            <text:p>31.01.2013</text:p>
          </table:table-cell>
          <table:table-cell table:formula="of:=WEEKDAY([.A72];2)" office:value-type="float" office:value="4" calcext:value-type="float">
            <text:p>4</text:p>
          </table:table-cell>
          <table:table-cell table:formula="of:=[.H71]+[.J71]" office:value-type="float" office:value="47.2000000000001" calcext:value-type="float">
            <text:p>47,2000000000001</text:p>
          </table:table-cell>
          <table:table-cell table:formula="of:=[.I71]+[.K71]" office:value-type="float" office:value="17.6" calcext:value-type="float">
            <text:p>17,6</text:p>
          </table:table-cell>
          <table:table-cell table:formula="of:=IF([.C72]&gt;50;1;0)" office:value-type="float" office:value="0" calcext:value-type="float">
            <text:p>0</text:p>
          </table:table-cell>
          <table:table-cell table:formula="of:=IF([.E72]=1;[.$C$2]*[.$G$3]/1000;0)" office:value-type="float" office:value="0" calcext:value-type="float">
            <text:p>0</text:p>
          </table:table-cell>
          <table:table-cell table:formula="of:=IF([.E72]=0;[.$C$2]*[.$G$4]/1000;0)" office:value-type="float" office:value="1.8" calcext:value-type="float">
            <text:p>1,8</text:p>
          </table:table-cell>
          <table:table-cell table:formula="of:=[.C72]-[.F72]" office:value-type="float" office:value="47.2000000000001" calcext:value-type="float">
            <text:p>47,2000000000001</text:p>
          </table:table-cell>
          <table:table-cell table:formula="of:=[.D72]-[.G72]" office:value-type="float" office:value="15.8" calcext:value-type="float">
            <text:p>15,8</text:p>
          </table:table-cell>
          <table:table-cell table:formula="of:=IF([.B72]=5;15;0)" office:value-type="float" office:value="0" calcext:value-type="float">
            <text:p>0</text:p>
          </table:table-cell>
          <table:table-cell table:formula="of:=IF([.B72]=2;4;0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date" office:date-value="2013-02-01" calcext:value-type="date">
            <text:p>1.02.2013</text:p>
          </table:table-cell>
          <table:table-cell table:formula="of:=WEEKDAY([.A73];2)" office:value-type="float" office:value="5" calcext:value-type="float">
            <text:p>5</text:p>
          </table:table-cell>
          <table:table-cell table:formula="of:=[.H72]+[.J72]" office:value-type="float" office:value="47.2000000000001" calcext:value-type="float">
            <text:p>47,2000000000001</text:p>
          </table:table-cell>
          <table:table-cell table:formula="of:=[.I72]+[.K72]" office:value-type="float" office:value="15.8" calcext:value-type="float">
            <text:p>15,8</text:p>
          </table:table-cell>
          <table:table-cell table:formula="of:=IF([.C73]&gt;50;1;0)" office:value-type="float" office:value="0" calcext:value-type="float">
            <text:p>0</text:p>
          </table:table-cell>
          <table:table-cell table:formula="of:=IF([.E73]=1;[.$C$2]*[.$G$3]/1000;0)" office:value-type="float" office:value="0" calcext:value-type="float">
            <text:p>0</text:p>
          </table:table-cell>
          <table:table-cell table:formula="of:=IF([.E73]=0;[.$C$2]*[.$G$4]/1000;0)" office:value-type="float" office:value="1.8" calcext:value-type="float">
            <text:p>1,8</text:p>
          </table:table-cell>
          <table:table-cell table:formula="of:=[.C73]-[.F73]" office:value-type="float" office:value="47.2000000000001" calcext:value-type="float">
            <text:p>47,2000000000001</text:p>
          </table:table-cell>
          <table:table-cell table:formula="of:=[.D73]-[.G73]" office:value-type="float" office:value="14" calcext:value-type="float">
            <text:p>14</text:p>
          </table:table-cell>
          <table:table-cell table:formula="of:=IF([.B73]=5;15;0)" office:value-type="float" office:value="15" calcext:value-type="float">
            <text:p>15</text:p>
          </table:table-cell>
          <table:table-cell table:formula="of:=IF([.B73]=2;4;0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date" office:date-value="2013-02-02" calcext:value-type="date">
            <text:p>2.02.2013</text:p>
          </table:table-cell>
          <table:table-cell table:formula="of:=WEEKDAY([.A74];2)" office:value-type="float" office:value="6" calcext:value-type="float">
            <text:p>6</text:p>
          </table:table-cell>
          <table:table-cell table:formula="of:=[.H73]+[.J73]" office:value-type="float" office:value="62.2000000000001" calcext:value-type="float">
            <text:p>62,2000000000001</text:p>
          </table:table-cell>
          <table:table-cell table:formula="of:=[.I73]+[.K73]" office:value-type="float" office:value="14" calcext:value-type="float">
            <text:p>14</text:p>
          </table:table-cell>
          <table:table-cell table:formula="of:=IF([.C74]&gt;50;1;0)" office:value-type="float" office:value="1" calcext:value-type="float">
            <text:p>1</text:p>
          </table:table-cell>
          <table:table-cell table:formula="of:=IF([.E74]=1;[.$C$2]*[.$G$3]/1000;0)" office:value-type="float" office:value="3.6" calcext:value-type="float">
            <text:p>3,6</text:p>
          </table:table-cell>
          <table:table-cell table:formula="of:=IF([.E74]=0;[.$C$2]*[.$G$4]/1000;0)" office:value-type="float" office:value="0" calcext:value-type="float">
            <text:p>0</text:p>
          </table:table-cell>
          <table:table-cell table:formula="of:=[.C74]-[.F74]" office:value-type="float" office:value="58.6000000000001" calcext:value-type="float">
            <text:p>58,6000000000001</text:p>
          </table:table-cell>
          <table:table-cell table:formula="of:=[.D74]-[.G74]" office:value-type="float" office:value="14" calcext:value-type="float">
            <text:p>14</text:p>
          </table:table-cell>
          <table:table-cell table:formula="of:=IF([.B74]=5;15;0)" office:value-type="float" office:value="0" calcext:value-type="float">
            <text:p>0</text:p>
          </table:table-cell>
          <table:table-cell table:formula="of:=IF([.B74]=2;4;0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date" office:date-value="2013-02-03" calcext:value-type="date">
            <text:p>3.02.2013</text:p>
          </table:table-cell>
          <table:table-cell table:formula="of:=WEEKDAY([.A75];2)" office:value-type="float" office:value="7" calcext:value-type="float">
            <text:p>7</text:p>
          </table:table-cell>
          <table:table-cell table:formula="of:=[.H74]+[.J74]" office:value-type="float" office:value="58.6000000000001" calcext:value-type="float">
            <text:p>58,6000000000001</text:p>
          </table:table-cell>
          <table:table-cell table:formula="of:=[.I74]+[.K74]" office:value-type="float" office:value="14" calcext:value-type="float">
            <text:p>14</text:p>
          </table:table-cell>
          <table:table-cell table:formula="of:=IF([.C75]&gt;50;1;0)" office:value-type="float" office:value="1" calcext:value-type="float">
            <text:p>1</text:p>
          </table:table-cell>
          <table:table-cell table:formula="of:=IF([.E75]=1;[.$C$2]*[.$G$3]/1000;0)" office:value-type="float" office:value="3.6" calcext:value-type="float">
            <text:p>3,6</text:p>
          </table:table-cell>
          <table:table-cell table:formula="of:=IF([.E75]=0;[.$C$2]*[.$G$4]/1000;0)" office:value-type="float" office:value="0" calcext:value-type="float">
            <text:p>0</text:p>
          </table:table-cell>
          <table:table-cell table:formula="of:=[.C75]-[.F75]" office:value-type="float" office:value="55.0000000000001" calcext:value-type="float">
            <text:p>55,0000000000001</text:p>
          </table:table-cell>
          <table:table-cell table:formula="of:=[.D75]-[.G75]" office:value-type="float" office:value="14" calcext:value-type="float">
            <text:p>14</text:p>
          </table:table-cell>
          <table:table-cell table:formula="of:=IF([.B75]=5;15;0)" office:value-type="float" office:value="0" calcext:value-type="float">
            <text:p>0</text:p>
          </table:table-cell>
          <table:table-cell table:formula="of:=IF([.B75]=2;4;0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date" office:date-value="2013-02-04" calcext:value-type="date">
            <text:p>4.02.2013</text:p>
          </table:table-cell>
          <table:table-cell table:formula="of:=WEEKDAY([.A76];2)" office:value-type="float" office:value="1" calcext:value-type="float">
            <text:p>1</text:p>
          </table:table-cell>
          <table:table-cell table:formula="of:=[.H75]+[.J75]" office:value-type="float" office:value="55.0000000000001" calcext:value-type="float">
            <text:p>55,0000000000001</text:p>
          </table:table-cell>
          <table:table-cell table:formula="of:=[.I75]+[.K75]" office:value-type="float" office:value="14" calcext:value-type="float">
            <text:p>14</text:p>
          </table:table-cell>
          <table:table-cell table:formula="of:=IF([.C76]&gt;50;1;0)" office:value-type="float" office:value="1" calcext:value-type="float">
            <text:p>1</text:p>
          </table:table-cell>
          <table:table-cell table:formula="of:=IF([.E76]=1;[.$C$2]*[.$G$3]/1000;0)" office:value-type="float" office:value="3.6" calcext:value-type="float">
            <text:p>3,6</text:p>
          </table:table-cell>
          <table:table-cell table:formula="of:=IF([.E76]=0;[.$C$2]*[.$G$4]/1000;0)" office:value-type="float" office:value="0" calcext:value-type="float">
            <text:p>0</text:p>
          </table:table-cell>
          <table:table-cell table:formula="of:=[.C76]-[.F76]" office:value-type="float" office:value="51.4000000000001" calcext:value-type="float">
            <text:p>51,4000000000001</text:p>
          </table:table-cell>
          <table:table-cell table:formula="of:=[.D76]-[.G76]" office:value-type="float" office:value="14" calcext:value-type="float">
            <text:p>14</text:p>
          </table:table-cell>
          <table:table-cell table:formula="of:=IF([.B76]=5;15;0)" office:value-type="float" office:value="0" calcext:value-type="float">
            <text:p>0</text:p>
          </table:table-cell>
          <table:table-cell table:formula="of:=IF([.B76]=2;4;0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3-02-05" calcext:value-type="date">
            <text:p>5.02.2013</text:p>
          </table:table-cell>
          <table:table-cell table:formula="of:=WEEKDAY([.A77];2)" office:value-type="float" office:value="2" calcext:value-type="float">
            <text:p>2</text:p>
          </table:table-cell>
          <table:table-cell table:formula="of:=[.H76]+[.J76]" office:value-type="float" office:value="51.4000000000001" calcext:value-type="float">
            <text:p>51,4000000000001</text:p>
          </table:table-cell>
          <table:table-cell table:formula="of:=[.I76]+[.K76]" office:value-type="float" office:value="14" calcext:value-type="float">
            <text:p>14</text:p>
          </table:table-cell>
          <table:table-cell table:formula="of:=IF([.C77]&gt;50;1;0)" office:value-type="float" office:value="1" calcext:value-type="float">
            <text:p>1</text:p>
          </table:table-cell>
          <table:table-cell table:formula="of:=IF([.E77]=1;[.$C$2]*[.$G$3]/1000;0)" office:value-type="float" office:value="3.6" calcext:value-type="float">
            <text:p>3,6</text:p>
          </table:table-cell>
          <table:table-cell table:formula="of:=IF([.E77]=0;[.$C$2]*[.$G$4]/1000;0)" office:value-type="float" office:value="0" calcext:value-type="float">
            <text:p>0</text:p>
          </table:table-cell>
          <table:table-cell table:formula="of:=[.C77]-[.F77]" office:value-type="float" office:value="47.8000000000001" calcext:value-type="float">
            <text:p>47,8000000000001</text:p>
          </table:table-cell>
          <table:table-cell table:formula="of:=[.D77]-[.G77]" office:value-type="float" office:value="14" calcext:value-type="float">
            <text:p>14</text:p>
          </table:table-cell>
          <table:table-cell table:formula="of:=IF([.B77]=5;15;0)" office:value-type="float" office:value="0" calcext:value-type="float">
            <text:p>0</text:p>
          </table:table-cell>
          <table:table-cell table:formula="of:=IF([.B77]=2;4;0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date" office:date-value="2013-02-06" calcext:value-type="date">
            <text:p>6.02.2013</text:p>
          </table:table-cell>
          <table:table-cell table:formula="of:=WEEKDAY([.A78];2)" office:value-type="float" office:value="3" calcext:value-type="float">
            <text:p>3</text:p>
          </table:table-cell>
          <table:table-cell table:formula="of:=[.H77]+[.J77]" office:value-type="float" office:value="47.8000000000001" calcext:value-type="float">
            <text:p>47,8000000000001</text:p>
          </table:table-cell>
          <table:table-cell table:formula="of:=[.I77]+[.K77]" office:value-type="float" office:value="18" calcext:value-type="float">
            <text:p>18</text:p>
          </table:table-cell>
          <table:table-cell table:formula="of:=IF([.C78]&gt;50;1;0)" office:value-type="float" office:value="0" calcext:value-type="float">
            <text:p>0</text:p>
          </table:table-cell>
          <table:table-cell table:formula="of:=IF([.E78]=1;[.$C$2]*[.$G$3]/1000;0)" office:value-type="float" office:value="0" calcext:value-type="float">
            <text:p>0</text:p>
          </table:table-cell>
          <table:table-cell table:formula="of:=IF([.E78]=0;[.$C$2]*[.$G$4]/1000;0)" office:value-type="float" office:value="1.8" calcext:value-type="float">
            <text:p>1,8</text:p>
          </table:table-cell>
          <table:table-cell table:formula="of:=[.C78]-[.F78]" office:value-type="float" office:value="47.8000000000001" calcext:value-type="float">
            <text:p>47,8000000000001</text:p>
          </table:table-cell>
          <table:table-cell table:formula="of:=[.D78]-[.G78]" office:value-type="float" office:value="16.2" calcext:value-type="float">
            <text:p>16,2</text:p>
          </table:table-cell>
          <table:table-cell table:formula="of:=IF([.B78]=5;15;0)" office:value-type="float" office:value="0" calcext:value-type="float">
            <text:p>0</text:p>
          </table:table-cell>
          <table:table-cell table:formula="of:=IF([.B78]=2;4;0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date" office:date-value="2013-02-07" calcext:value-type="date">
            <text:p>7.02.2013</text:p>
          </table:table-cell>
          <table:table-cell table:formula="of:=WEEKDAY([.A79];2)" office:value-type="float" office:value="4" calcext:value-type="float">
            <text:p>4</text:p>
          </table:table-cell>
          <table:table-cell table:formula="of:=[.H78]+[.J78]" office:value-type="float" office:value="47.8000000000001" calcext:value-type="float">
            <text:p>47,8000000000001</text:p>
          </table:table-cell>
          <table:table-cell table:formula="of:=[.I78]+[.K78]" office:value-type="float" office:value="16.2" calcext:value-type="float">
            <text:p>16,2</text:p>
          </table:table-cell>
          <table:table-cell table:formula="of:=IF([.C79]&gt;50;1;0)" office:value-type="float" office:value="0" calcext:value-type="float">
            <text:p>0</text:p>
          </table:table-cell>
          <table:table-cell table:formula="of:=IF([.E79]=1;[.$C$2]*[.$G$3]/1000;0)" office:value-type="float" office:value="0" calcext:value-type="float">
            <text:p>0</text:p>
          </table:table-cell>
          <table:table-cell table:formula="of:=IF([.E79]=0;[.$C$2]*[.$G$4]/1000;0)" office:value-type="float" office:value="1.8" calcext:value-type="float">
            <text:p>1,8</text:p>
          </table:table-cell>
          <table:table-cell table:formula="of:=[.C79]-[.F79]" office:value-type="float" office:value="47.8000000000001" calcext:value-type="float">
            <text:p>47,8000000000001</text:p>
          </table:table-cell>
          <table:table-cell table:formula="of:=[.D79]-[.G79]" office:value-type="float" office:value="14.4" calcext:value-type="float">
            <text:p>14,4</text:p>
          </table:table-cell>
          <table:table-cell table:formula="of:=IF([.B79]=5;15;0)" office:value-type="float" office:value="0" calcext:value-type="float">
            <text:p>0</text:p>
          </table:table-cell>
          <table:table-cell table:formula="of:=IF([.B79]=2;4;0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date" office:date-value="2013-02-08" calcext:value-type="date">
            <text:p>8.02.2013</text:p>
          </table:table-cell>
          <table:table-cell table:formula="of:=WEEKDAY([.A80];2)" office:value-type="float" office:value="5" calcext:value-type="float">
            <text:p>5</text:p>
          </table:table-cell>
          <table:table-cell table:formula="of:=[.H79]+[.J79]" office:value-type="float" office:value="47.8000000000001" calcext:value-type="float">
            <text:p>47,8000000000001</text:p>
          </table:table-cell>
          <table:table-cell table:formula="of:=[.I79]+[.K79]" office:value-type="float" office:value="14.4" calcext:value-type="float">
            <text:p>14,4</text:p>
          </table:table-cell>
          <table:table-cell table:formula="of:=IF([.C80]&gt;50;1;0)" office:value-type="float" office:value="0" calcext:value-type="float">
            <text:p>0</text:p>
          </table:table-cell>
          <table:table-cell table:formula="of:=IF([.E80]=1;[.$C$2]*[.$G$3]/1000;0)" office:value-type="float" office:value="0" calcext:value-type="float">
            <text:p>0</text:p>
          </table:table-cell>
          <table:table-cell table:formula="of:=IF([.E80]=0;[.$C$2]*[.$G$4]/1000;0)" office:value-type="float" office:value="1.8" calcext:value-type="float">
            <text:p>1,8</text:p>
          </table:table-cell>
          <table:table-cell table:formula="of:=[.C80]-[.F80]" office:value-type="float" office:value="47.8000000000001" calcext:value-type="float">
            <text:p>47,8000000000001</text:p>
          </table:table-cell>
          <table:table-cell table:formula="of:=[.D80]-[.G80]" office:value-type="float" office:value="12.6" calcext:value-type="float">
            <text:p>12,6</text:p>
          </table:table-cell>
          <table:table-cell table:formula="of:=IF([.B80]=5;15;0)" office:value-type="float" office:value="15" calcext:value-type="float">
            <text:p>15</text:p>
          </table:table-cell>
          <table:table-cell table:formula="of:=IF([.B80]=2;4;0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date" office:date-value="2013-02-09" calcext:value-type="date">
            <text:p>9.02.2013</text:p>
          </table:table-cell>
          <table:table-cell table:formula="of:=WEEKDAY([.A81];2)" office:value-type="float" office:value="6" calcext:value-type="float">
            <text:p>6</text:p>
          </table:table-cell>
          <table:table-cell table:formula="of:=[.H80]+[.J80]" office:value-type="float" office:value="62.8000000000001" calcext:value-type="float">
            <text:p>62,8000000000001</text:p>
          </table:table-cell>
          <table:table-cell table:formula="of:=[.I80]+[.K80]" office:value-type="float" office:value="12.6" calcext:value-type="float">
            <text:p>12,6</text:p>
          </table:table-cell>
          <table:table-cell table:formula="of:=IF([.C81]&gt;50;1;0)" office:value-type="float" office:value="1" calcext:value-type="float">
            <text:p>1</text:p>
          </table:table-cell>
          <table:table-cell table:formula="of:=IF([.E81]=1;[.$C$2]*[.$G$3]/1000;0)" office:value-type="float" office:value="3.6" calcext:value-type="float">
            <text:p>3,6</text:p>
          </table:table-cell>
          <table:table-cell table:formula="of:=IF([.E81]=0;[.$C$2]*[.$G$4]/1000;0)" office:value-type="float" office:value="0" calcext:value-type="float">
            <text:p>0</text:p>
          </table:table-cell>
          <table:table-cell table:formula="of:=[.C81]-[.F81]" office:value-type="float" office:value="59.2000000000001" calcext:value-type="float">
            <text:p>59,2000000000001</text:p>
          </table:table-cell>
          <table:table-cell table:formula="of:=[.D81]-[.G81]" office:value-type="float" office:value="12.6" calcext:value-type="float">
            <text:p>12,6</text:p>
          </table:table-cell>
          <table:table-cell table:formula="of:=IF([.B81]=5;15;0)" office:value-type="float" office:value="0" calcext:value-type="float">
            <text:p>0</text:p>
          </table:table-cell>
          <table:table-cell table:formula="of:=IF([.B81]=2;4;0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date" office:date-value="2013-02-10" calcext:value-type="date">
            <text:p>10.02.2013</text:p>
          </table:table-cell>
          <table:table-cell table:formula="of:=WEEKDAY([.A82];2)" office:value-type="float" office:value="7" calcext:value-type="float">
            <text:p>7</text:p>
          </table:table-cell>
          <table:table-cell table:formula="of:=[.H81]+[.J81]" office:value-type="float" office:value="59.2000000000001" calcext:value-type="float">
            <text:p>59,2000000000001</text:p>
          </table:table-cell>
          <table:table-cell table:formula="of:=[.I81]+[.K81]" office:value-type="float" office:value="12.6" calcext:value-type="float">
            <text:p>12,6</text:p>
          </table:table-cell>
          <table:table-cell table:formula="of:=IF([.C82]&gt;50;1;0)" office:value-type="float" office:value="1" calcext:value-type="float">
            <text:p>1</text:p>
          </table:table-cell>
          <table:table-cell table:formula="of:=IF([.E82]=1;[.$C$2]*[.$G$3]/1000;0)" office:value-type="float" office:value="3.6" calcext:value-type="float">
            <text:p>3,6</text:p>
          </table:table-cell>
          <table:table-cell table:formula="of:=IF([.E82]=0;[.$C$2]*[.$G$4]/1000;0)" office:value-type="float" office:value="0" calcext:value-type="float">
            <text:p>0</text:p>
          </table:table-cell>
          <table:table-cell table:formula="of:=[.C82]-[.F82]" office:value-type="float" office:value="55.6000000000001" calcext:value-type="float">
            <text:p>55,6000000000001</text:p>
          </table:table-cell>
          <table:table-cell table:formula="of:=[.D82]-[.G82]" office:value-type="float" office:value="12.6" calcext:value-type="float">
            <text:p>12,6</text:p>
          </table:table-cell>
          <table:table-cell table:formula="of:=IF([.B82]=5;15;0)" office:value-type="float" office:value="0" calcext:value-type="float">
            <text:p>0</text:p>
          </table:table-cell>
          <table:table-cell table:formula="of:=IF([.B82]=2;4;0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date" office:date-value="2013-02-11" calcext:value-type="date">
            <text:p>11.02.2013</text:p>
          </table:table-cell>
          <table:table-cell table:formula="of:=WEEKDAY([.A83];2)" office:value-type="float" office:value="1" calcext:value-type="float">
            <text:p>1</text:p>
          </table:table-cell>
          <table:table-cell table:formula="of:=[.H82]+[.J82]" office:value-type="float" office:value="55.6000000000001" calcext:value-type="float">
            <text:p>55,6000000000001</text:p>
          </table:table-cell>
          <table:table-cell table:formula="of:=[.I82]+[.K82]" office:value-type="float" office:value="12.6" calcext:value-type="float">
            <text:p>12,6</text:p>
          </table:table-cell>
          <table:table-cell table:formula="of:=IF([.C83]&gt;50;1;0)" office:value-type="float" office:value="1" calcext:value-type="float">
            <text:p>1</text:p>
          </table:table-cell>
          <table:table-cell table:formula="of:=IF([.E83]=1;[.$C$2]*[.$G$3]/1000;0)" office:value-type="float" office:value="3.6" calcext:value-type="float">
            <text:p>3,6</text:p>
          </table:table-cell>
          <table:table-cell table:formula="of:=IF([.E83]=0;[.$C$2]*[.$G$4]/1000;0)" office:value-type="float" office:value="0" calcext:value-type="float">
            <text:p>0</text:p>
          </table:table-cell>
          <table:table-cell table:formula="of:=[.C83]-[.F83]" office:value-type="float" office:value="52.0000000000001" calcext:value-type="float">
            <text:p>52,0000000000001</text:p>
          </table:table-cell>
          <table:table-cell table:formula="of:=[.D83]-[.G83]" office:value-type="float" office:value="12.6" calcext:value-type="float">
            <text:p>12,6</text:p>
          </table:table-cell>
          <table:table-cell table:formula="of:=IF([.B83]=5;15;0)" office:value-type="float" office:value="0" calcext:value-type="float">
            <text:p>0</text:p>
          </table:table-cell>
          <table:table-cell table:formula="of:=IF([.B83]=2;4;0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date" office:date-value="2013-02-12" calcext:value-type="date">
            <text:p>12.02.2013</text:p>
          </table:table-cell>
          <table:table-cell table:formula="of:=WEEKDAY([.A84];2)" office:value-type="float" office:value="2" calcext:value-type="float">
            <text:p>2</text:p>
          </table:table-cell>
          <table:table-cell table:formula="of:=[.H83]+[.J83]" office:value-type="float" office:value="52.0000000000001" calcext:value-type="float">
            <text:p>52,0000000000001</text:p>
          </table:table-cell>
          <table:table-cell table:formula="of:=[.I83]+[.K83]" office:value-type="float" office:value="12.6" calcext:value-type="float">
            <text:p>12,6</text:p>
          </table:table-cell>
          <table:table-cell table:formula="of:=IF([.C84]&gt;50;1;0)" office:value-type="float" office:value="1" calcext:value-type="float">
            <text:p>1</text:p>
          </table:table-cell>
          <table:table-cell table:formula="of:=IF([.E84]=1;[.$C$2]*[.$G$3]/1000;0)" office:value-type="float" office:value="3.6" calcext:value-type="float">
            <text:p>3,6</text:p>
          </table:table-cell>
          <table:table-cell table:formula="of:=IF([.E84]=0;[.$C$2]*[.$G$4]/1000;0)" office:value-type="float" office:value="0" calcext:value-type="float">
            <text:p>0</text:p>
          </table:table-cell>
          <table:table-cell table:formula="of:=[.C84]-[.F84]" office:value-type="float" office:value="48.4000000000001" calcext:value-type="float">
            <text:p>48,4000000000001</text:p>
          </table:table-cell>
          <table:table-cell table:formula="of:=[.D84]-[.G84]" office:value-type="float" office:value="12.6" calcext:value-type="float">
            <text:p>12,6</text:p>
          </table:table-cell>
          <table:table-cell table:formula="of:=IF([.B84]=5;15;0)" office:value-type="float" office:value="0" calcext:value-type="float">
            <text:p>0</text:p>
          </table:table-cell>
          <table:table-cell table:formula="of:=IF([.B84]=2;4;0)"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date" office:date-value="2013-02-13" calcext:value-type="date">
            <text:p>13.02.2013</text:p>
          </table:table-cell>
          <table:table-cell table:formula="of:=WEEKDAY([.A85];2)" office:value-type="float" office:value="3" calcext:value-type="float">
            <text:p>3</text:p>
          </table:table-cell>
          <table:table-cell table:formula="of:=[.H84]+[.J84]" office:value-type="float" office:value="48.4000000000001" calcext:value-type="float">
            <text:p>48,4000000000001</text:p>
          </table:table-cell>
          <table:table-cell table:formula="of:=[.I84]+[.K84]" office:value-type="float" office:value="16.6" calcext:value-type="float">
            <text:p>16,6</text:p>
          </table:table-cell>
          <table:table-cell table:formula="of:=IF([.C85]&gt;50;1;0)" office:value-type="float" office:value="0" calcext:value-type="float">
            <text:p>0</text:p>
          </table:table-cell>
          <table:table-cell table:formula="of:=IF([.E85]=1;[.$C$2]*[.$G$3]/1000;0)" office:value-type="float" office:value="0" calcext:value-type="float">
            <text:p>0</text:p>
          </table:table-cell>
          <table:table-cell table:formula="of:=IF([.E85]=0;[.$C$2]*[.$G$4]/1000;0)" office:value-type="float" office:value="1.8" calcext:value-type="float">
            <text:p>1,8</text:p>
          </table:table-cell>
          <table:table-cell table:formula="of:=[.C85]-[.F85]" office:value-type="float" office:value="48.4000000000001" calcext:value-type="float">
            <text:p>48,4000000000001</text:p>
          </table:table-cell>
          <table:table-cell table:formula="of:=[.D85]-[.G85]" office:value-type="float" office:value="14.8" calcext:value-type="float">
            <text:p>14,8</text:p>
          </table:table-cell>
          <table:table-cell table:formula="of:=IF([.B85]=5;15;0)" office:value-type="float" office:value="0" calcext:value-type="float">
            <text:p>0</text:p>
          </table:table-cell>
          <table:table-cell table:formula="of:=IF([.B85]=2;4;0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date" office:date-value="2013-02-14" calcext:value-type="date">
            <text:p>14.02.2013</text:p>
          </table:table-cell>
          <table:table-cell table:formula="of:=WEEKDAY([.A86];2)" office:value-type="float" office:value="4" calcext:value-type="float">
            <text:p>4</text:p>
          </table:table-cell>
          <table:table-cell table:formula="of:=[.H85]+[.J85]" office:value-type="float" office:value="48.4000000000001" calcext:value-type="float">
            <text:p>48,4000000000001</text:p>
          </table:table-cell>
          <table:table-cell table:formula="of:=[.I85]+[.K85]" office:value-type="float" office:value="14.8" calcext:value-type="float">
            <text:p>14,8</text:p>
          </table:table-cell>
          <table:table-cell table:formula="of:=IF([.C86]&gt;50;1;0)" office:value-type="float" office:value="0" calcext:value-type="float">
            <text:p>0</text:p>
          </table:table-cell>
          <table:table-cell table:formula="of:=IF([.E86]=1;[.$C$2]*[.$G$3]/1000;0)" office:value-type="float" office:value="0" calcext:value-type="float">
            <text:p>0</text:p>
          </table:table-cell>
          <table:table-cell table:formula="of:=IF([.E86]=0;[.$C$2]*[.$G$4]/1000;0)" office:value-type="float" office:value="1.8" calcext:value-type="float">
            <text:p>1,8</text:p>
          </table:table-cell>
          <table:table-cell table:formula="of:=[.C86]-[.F86]" office:value-type="float" office:value="48.4000000000001" calcext:value-type="float">
            <text:p>48,4000000000001</text:p>
          </table:table-cell>
          <table:table-cell table:formula="of:=[.D86]-[.G86]" office:value-type="float" office:value="13" calcext:value-type="float">
            <text:p>13</text:p>
          </table:table-cell>
          <table:table-cell table:formula="of:=IF([.B86]=5;15;0)" office:value-type="float" office:value="0" calcext:value-type="float">
            <text:p>0</text:p>
          </table:table-cell>
          <table:table-cell table:formula="of:=IF([.B86]=2;4;0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date" office:date-value="2013-02-15" calcext:value-type="date">
            <text:p>15.02.2013</text:p>
          </table:table-cell>
          <table:table-cell table:formula="of:=WEEKDAY([.A87];2)" office:value-type="float" office:value="5" calcext:value-type="float">
            <text:p>5</text:p>
          </table:table-cell>
          <table:table-cell table:formula="of:=[.H86]+[.J86]" office:value-type="float" office:value="48.4000000000001" calcext:value-type="float">
            <text:p>48,4000000000001</text:p>
          </table:table-cell>
          <table:table-cell table:formula="of:=[.I86]+[.K86]" office:value-type="float" office:value="13" calcext:value-type="float">
            <text:p>13</text:p>
          </table:table-cell>
          <table:table-cell table:formula="of:=IF([.C87]&gt;50;1;0)" office:value-type="float" office:value="0" calcext:value-type="float">
            <text:p>0</text:p>
          </table:table-cell>
          <table:table-cell table:formula="of:=IF([.E87]=1;[.$C$2]*[.$G$3]/1000;0)" office:value-type="float" office:value="0" calcext:value-type="float">
            <text:p>0</text:p>
          </table:table-cell>
          <table:table-cell table:formula="of:=IF([.E87]=0;[.$C$2]*[.$G$4]/1000;0)" office:value-type="float" office:value="1.8" calcext:value-type="float">
            <text:p>1,8</text:p>
          </table:table-cell>
          <table:table-cell table:formula="of:=[.C87]-[.F87]" office:value-type="float" office:value="48.4000000000001" calcext:value-type="float">
            <text:p>48,4000000000001</text:p>
          </table:table-cell>
          <table:table-cell table:formula="of:=[.D87]-[.G87]" office:value-type="float" office:value="11.2" calcext:value-type="float">
            <text:p>11,2</text:p>
          </table:table-cell>
          <table:table-cell table:formula="of:=IF([.B87]=5;15;0)" office:value-type="float" office:value="15" calcext:value-type="float">
            <text:p>15</text:p>
          </table:table-cell>
          <table:table-cell table:formula="of:=IF([.B87]=2;4;0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date" office:date-value="2013-02-16" calcext:value-type="date">
            <text:p>16.02.2013</text:p>
          </table:table-cell>
          <table:table-cell table:formula="of:=WEEKDAY([.A88];2)" office:value-type="float" office:value="6" calcext:value-type="float">
            <text:p>6</text:p>
          </table:table-cell>
          <table:table-cell table:formula="of:=[.H87]+[.J87]" office:value-type="float" office:value="63.4000000000001" calcext:value-type="float">
            <text:p>63,4000000000001</text:p>
          </table:table-cell>
          <table:table-cell table:formula="of:=[.I87]+[.K87]" office:value-type="float" office:value="11.2" calcext:value-type="float">
            <text:p>11,2</text:p>
          </table:table-cell>
          <table:table-cell table:formula="of:=IF([.C88]&gt;50;1;0)" office:value-type="float" office:value="1" calcext:value-type="float">
            <text:p>1</text:p>
          </table:table-cell>
          <table:table-cell table:formula="of:=IF([.E88]=1;[.$C$2]*[.$G$3]/1000;0)" office:value-type="float" office:value="3.6" calcext:value-type="float">
            <text:p>3,6</text:p>
          </table:table-cell>
          <table:table-cell table:formula="of:=IF([.E88]=0;[.$C$2]*[.$G$4]/1000;0)" office:value-type="float" office:value="0" calcext:value-type="float">
            <text:p>0</text:p>
          </table:table-cell>
          <table:table-cell table:formula="of:=[.C88]-[.F88]" office:value-type="float" office:value="59.8000000000001" calcext:value-type="float">
            <text:p>59,8000000000001</text:p>
          </table:table-cell>
          <table:table-cell table:formula="of:=[.D88]-[.G88]" office:value-type="float" office:value="11.2" calcext:value-type="float">
            <text:p>11,2</text:p>
          </table:table-cell>
          <table:table-cell table:formula="of:=IF([.B88]=5;15;0)" office:value-type="float" office:value="0" calcext:value-type="float">
            <text:p>0</text:p>
          </table:table-cell>
          <table:table-cell table:formula="of:=IF([.B88]=2;4;0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date" office:date-value="2013-02-17" calcext:value-type="date">
            <text:p>17.02.2013</text:p>
          </table:table-cell>
          <table:table-cell table:formula="of:=WEEKDAY([.A89];2)" office:value-type="float" office:value="7" calcext:value-type="float">
            <text:p>7</text:p>
          </table:table-cell>
          <table:table-cell table:formula="of:=[.H88]+[.J88]" office:value-type="float" office:value="59.8000000000001" calcext:value-type="float">
            <text:p>59,8000000000001</text:p>
          </table:table-cell>
          <table:table-cell table:formula="of:=[.I88]+[.K88]" office:value-type="float" office:value="11.2" calcext:value-type="float">
            <text:p>11,2</text:p>
          </table:table-cell>
          <table:table-cell table:formula="of:=IF([.C89]&gt;50;1;0)" office:value-type="float" office:value="1" calcext:value-type="float">
            <text:p>1</text:p>
          </table:table-cell>
          <table:table-cell table:formula="of:=IF([.E89]=1;[.$C$2]*[.$G$3]/1000;0)" office:value-type="float" office:value="3.6" calcext:value-type="float">
            <text:p>3,6</text:p>
          </table:table-cell>
          <table:table-cell table:formula="of:=IF([.E89]=0;[.$C$2]*[.$G$4]/1000;0)" office:value-type="float" office:value="0" calcext:value-type="float">
            <text:p>0</text:p>
          </table:table-cell>
          <table:table-cell table:formula="of:=[.C89]-[.F89]" office:value-type="float" office:value="56.2000000000001" calcext:value-type="float">
            <text:p>56,2000000000001</text:p>
          </table:table-cell>
          <table:table-cell table:formula="of:=[.D89]-[.G89]" office:value-type="float" office:value="11.2" calcext:value-type="float">
            <text:p>11,2</text:p>
          </table:table-cell>
          <table:table-cell table:formula="of:=IF([.B89]=5;15;0)" office:value-type="float" office:value="0" calcext:value-type="float">
            <text:p>0</text:p>
          </table:table-cell>
          <table:table-cell table:formula="of:=IF([.B89]=2;4;0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date" office:date-value="2013-02-18" calcext:value-type="date">
            <text:p>18.02.2013</text:p>
          </table:table-cell>
          <table:table-cell table:formula="of:=WEEKDAY([.A90];2)" office:value-type="float" office:value="1" calcext:value-type="float">
            <text:p>1</text:p>
          </table:table-cell>
          <table:table-cell table:formula="of:=[.H89]+[.J89]" office:value-type="float" office:value="56.2000000000001" calcext:value-type="float">
            <text:p>56,2000000000001</text:p>
          </table:table-cell>
          <table:table-cell table:formula="of:=[.I89]+[.K89]" office:value-type="float" office:value="11.2" calcext:value-type="float">
            <text:p>11,2</text:p>
          </table:table-cell>
          <table:table-cell table:formula="of:=IF([.C90]&gt;50;1;0)" office:value-type="float" office:value="1" calcext:value-type="float">
            <text:p>1</text:p>
          </table:table-cell>
          <table:table-cell table:formula="of:=IF([.E90]=1;[.$C$2]*[.$G$3]/1000;0)" office:value-type="float" office:value="3.6" calcext:value-type="float">
            <text:p>3,6</text:p>
          </table:table-cell>
          <table:table-cell table:formula="of:=IF([.E90]=0;[.$C$2]*[.$G$4]/1000;0)" office:value-type="float" office:value="0" calcext:value-type="float">
            <text:p>0</text:p>
          </table:table-cell>
          <table:table-cell table:formula="of:=[.C90]-[.F90]" office:value-type="float" office:value="52.6000000000001" calcext:value-type="float">
            <text:p>52,6000000000001</text:p>
          </table:table-cell>
          <table:table-cell table:formula="of:=[.D90]-[.G90]" office:value-type="float" office:value="11.2" calcext:value-type="float">
            <text:p>11,2</text:p>
          </table:table-cell>
          <table:table-cell table:formula="of:=IF([.B90]=5;15;0)" office:value-type="float" office:value="0" calcext:value-type="float">
            <text:p>0</text:p>
          </table:table-cell>
          <table:table-cell table:formula="of:=IF([.B90]=2;4;0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date" office:date-value="2013-02-19" calcext:value-type="date">
            <text:p>19.02.2013</text:p>
          </table:table-cell>
          <table:table-cell table:formula="of:=WEEKDAY([.A91];2)" office:value-type="float" office:value="2" calcext:value-type="float">
            <text:p>2</text:p>
          </table:table-cell>
          <table:table-cell table:formula="of:=[.H90]+[.J90]" office:value-type="float" office:value="52.6000000000001" calcext:value-type="float">
            <text:p>52,6000000000001</text:p>
          </table:table-cell>
          <table:table-cell table:formula="of:=[.I90]+[.K90]" office:value-type="float" office:value="11.2" calcext:value-type="float">
            <text:p>11,2</text:p>
          </table:table-cell>
          <table:table-cell table:formula="of:=IF([.C91]&gt;50;1;0)" office:value-type="float" office:value="1" calcext:value-type="float">
            <text:p>1</text:p>
          </table:table-cell>
          <table:table-cell table:formula="of:=IF([.E91]=1;[.$C$2]*[.$G$3]/1000;0)" office:value-type="float" office:value="3.6" calcext:value-type="float">
            <text:p>3,6</text:p>
          </table:table-cell>
          <table:table-cell table:formula="of:=IF([.E91]=0;[.$C$2]*[.$G$4]/1000;0)" office:value-type="float" office:value="0" calcext:value-type="float">
            <text:p>0</text:p>
          </table:table-cell>
          <table:table-cell table:formula="of:=[.C91]-[.F91]" office:value-type="float" office:value="49.0000000000001" calcext:value-type="float">
            <text:p>49,0000000000001</text:p>
          </table:table-cell>
          <table:table-cell table:formula="of:=[.D91]-[.G91]" office:value-type="float" office:value="11.2" calcext:value-type="float">
            <text:p>11,2</text:p>
          </table:table-cell>
          <table:table-cell table:formula="of:=IF([.B91]=5;15;0)" office:value-type="float" office:value="0" calcext:value-type="float">
            <text:p>0</text:p>
          </table:table-cell>
          <table:table-cell table:formula="of:=IF([.B91]=2;4;0)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date" office:date-value="2013-02-20" calcext:value-type="date">
            <text:p>20.02.2013</text:p>
          </table:table-cell>
          <table:table-cell table:formula="of:=WEEKDAY([.A92];2)" office:value-type="float" office:value="3" calcext:value-type="float">
            <text:p>3</text:p>
          </table:table-cell>
          <table:table-cell table:formula="of:=[.H91]+[.J91]" office:value-type="float" office:value="49.0000000000001" calcext:value-type="float">
            <text:p>49,0000000000001</text:p>
          </table:table-cell>
          <table:table-cell table:formula="of:=[.I91]+[.K91]" office:value-type="float" office:value="15.2" calcext:value-type="float">
            <text:p>15,2</text:p>
          </table:table-cell>
          <table:table-cell table:formula="of:=IF([.C92]&gt;50;1;0)" office:value-type="float" office:value="0" calcext:value-type="float">
            <text:p>0</text:p>
          </table:table-cell>
          <table:table-cell table:formula="of:=IF([.E92]=1;[.$C$2]*[.$G$3]/1000;0)" office:value-type="float" office:value="0" calcext:value-type="float">
            <text:p>0</text:p>
          </table:table-cell>
          <table:table-cell table:formula="of:=IF([.E92]=0;[.$C$2]*[.$G$4]/1000;0)" office:value-type="float" office:value="1.8" calcext:value-type="float">
            <text:p>1,8</text:p>
          </table:table-cell>
          <table:table-cell table:formula="of:=[.C92]-[.F92]" office:value-type="float" office:value="49.0000000000001" calcext:value-type="float">
            <text:p>49,0000000000001</text:p>
          </table:table-cell>
          <table:table-cell table:formula="of:=[.D92]-[.G92]" office:value-type="float" office:value="13.4" calcext:value-type="float">
            <text:p>13,4</text:p>
          </table:table-cell>
          <table:table-cell table:formula="of:=IF([.B92]=5;15;0)" office:value-type="float" office:value="0" calcext:value-type="float">
            <text:p>0</text:p>
          </table:table-cell>
          <table:table-cell table:formula="of:=IF([.B92]=2;4;0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date" office:date-value="2013-02-21" calcext:value-type="date">
            <text:p>21.02.2013</text:p>
          </table:table-cell>
          <table:table-cell table:formula="of:=WEEKDAY([.A93];2)" office:value-type="float" office:value="4" calcext:value-type="float">
            <text:p>4</text:p>
          </table:table-cell>
          <table:table-cell table:formula="of:=[.H92]+[.J92]" office:value-type="float" office:value="49.0000000000001" calcext:value-type="float">
            <text:p>49,0000000000001</text:p>
          </table:table-cell>
          <table:table-cell table:formula="of:=[.I92]+[.K92]" office:value-type="float" office:value="13.4" calcext:value-type="float">
            <text:p>13,4</text:p>
          </table:table-cell>
          <table:table-cell table:formula="of:=IF([.C93]&gt;50;1;0)" office:value-type="float" office:value="0" calcext:value-type="float">
            <text:p>0</text:p>
          </table:table-cell>
          <table:table-cell table:formula="of:=IF([.E93]=1;[.$C$2]*[.$G$3]/1000;0)" office:value-type="float" office:value="0" calcext:value-type="float">
            <text:p>0</text:p>
          </table:table-cell>
          <table:table-cell table:formula="of:=IF([.E93]=0;[.$C$2]*[.$G$4]/1000;0)" office:value-type="float" office:value="1.8" calcext:value-type="float">
            <text:p>1,8</text:p>
          </table:table-cell>
          <table:table-cell table:formula="of:=[.C93]-[.F93]" office:value-type="float" office:value="49.0000000000001" calcext:value-type="float">
            <text:p>49,0000000000001</text:p>
          </table:table-cell>
          <table:table-cell table:formula="of:=[.D93]-[.G93]" office:value-type="float" office:value="11.6" calcext:value-type="float">
            <text:p>11,6</text:p>
          </table:table-cell>
          <table:table-cell table:formula="of:=IF([.B93]=5;15;0)" office:value-type="float" office:value="0" calcext:value-type="float">
            <text:p>0</text:p>
          </table:table-cell>
          <table:table-cell table:formula="of:=IF([.B93]=2;4;0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date" office:date-value="2013-02-22" calcext:value-type="date">
            <text:p>22.02.2013</text:p>
          </table:table-cell>
          <table:table-cell table:formula="of:=WEEKDAY([.A94];2)" office:value-type="float" office:value="5" calcext:value-type="float">
            <text:p>5</text:p>
          </table:table-cell>
          <table:table-cell table:formula="of:=[.H93]+[.J93]" office:value-type="float" office:value="49.0000000000001" calcext:value-type="float">
            <text:p>49,0000000000001</text:p>
          </table:table-cell>
          <table:table-cell table:formula="of:=[.I93]+[.K93]" office:value-type="float" office:value="11.6" calcext:value-type="float">
            <text:p>11,6</text:p>
          </table:table-cell>
          <table:table-cell table:formula="of:=IF([.C94]&gt;50;1;0)" office:value-type="float" office:value="0" calcext:value-type="float">
            <text:p>0</text:p>
          </table:table-cell>
          <table:table-cell table:formula="of:=IF([.E94]=1;[.$C$2]*[.$G$3]/1000;0)" office:value-type="float" office:value="0" calcext:value-type="float">
            <text:p>0</text:p>
          </table:table-cell>
          <table:table-cell table:formula="of:=IF([.E94]=0;[.$C$2]*[.$G$4]/1000;0)" office:value-type="float" office:value="1.8" calcext:value-type="float">
            <text:p>1,8</text:p>
          </table:table-cell>
          <table:table-cell table:formula="of:=[.C94]-[.F94]" office:value-type="float" office:value="49.0000000000001" calcext:value-type="float">
            <text:p>49,0000000000001</text:p>
          </table:table-cell>
          <table:table-cell table:formula="of:=[.D94]-[.G94]" office:value-type="float" office:value="9.79999999999998" calcext:value-type="float">
            <text:p>9,79999999999998</text:p>
          </table:table-cell>
          <table:table-cell table:formula="of:=IF([.B94]=5;15;0)" office:value-type="float" office:value="15" calcext:value-type="float">
            <text:p>15</text:p>
          </table:table-cell>
          <table:table-cell table:formula="of:=IF([.B94]=2;4;0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date" office:date-value="2013-02-23" calcext:value-type="date">
            <text:p>23.02.2013</text:p>
          </table:table-cell>
          <table:table-cell table:formula="of:=WEEKDAY([.A95];2)" office:value-type="float" office:value="6" calcext:value-type="float">
            <text:p>6</text:p>
          </table:table-cell>
          <table:table-cell table:formula="of:=[.H94]+[.J94]" office:value-type="float" office:value="64.0000000000001" calcext:value-type="float">
            <text:p>64,0000000000001</text:p>
          </table:table-cell>
          <table:table-cell table:formula="of:=[.I94]+[.K94]" office:value-type="float" office:value="9.79999999999998" calcext:value-type="float">
            <text:p>9,79999999999998</text:p>
          </table:table-cell>
          <table:table-cell table:formula="of:=IF([.C95]&gt;50;1;0)" office:value-type="float" office:value="1" calcext:value-type="float">
            <text:p>1</text:p>
          </table:table-cell>
          <table:table-cell table:formula="of:=IF([.E95]=1;[.$C$2]*[.$G$3]/1000;0)" office:value-type="float" office:value="3.6" calcext:value-type="float">
            <text:p>3,6</text:p>
          </table:table-cell>
          <table:table-cell table:formula="of:=IF([.E95]=0;[.$C$2]*[.$G$4]/1000;0)" office:value-type="float" office:value="0" calcext:value-type="float">
            <text:p>0</text:p>
          </table:table-cell>
          <table:table-cell table:formula="of:=[.C95]-[.F95]" office:value-type="float" office:value="60.4000000000001" calcext:value-type="float">
            <text:p>60,4000000000001</text:p>
          </table:table-cell>
          <table:table-cell table:formula="of:=[.D95]-[.G95]" office:value-type="float" office:value="9.79999999999998" calcext:value-type="float">
            <text:p>9,79999999999998</text:p>
          </table:table-cell>
          <table:table-cell table:formula="of:=IF([.B95]=5;15;0)" office:value-type="float" office:value="0" calcext:value-type="float">
            <text:p>0</text:p>
          </table:table-cell>
          <table:table-cell table:formula="of:=IF([.B95]=2;4;0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date" office:date-value="2013-02-24" calcext:value-type="date">
            <text:p>24.02.2013</text:p>
          </table:table-cell>
          <table:table-cell table:formula="of:=WEEKDAY([.A96];2)" office:value-type="float" office:value="7" calcext:value-type="float">
            <text:p>7</text:p>
          </table:table-cell>
          <table:table-cell table:formula="of:=[.H95]+[.J95]" office:value-type="float" office:value="60.4000000000001" calcext:value-type="float">
            <text:p>60,4000000000001</text:p>
          </table:table-cell>
          <table:table-cell table:formula="of:=[.I95]+[.K95]" office:value-type="float" office:value="9.79999999999998" calcext:value-type="float">
            <text:p>9,79999999999998</text:p>
          </table:table-cell>
          <table:table-cell table:formula="of:=IF([.C96]&gt;50;1;0)" office:value-type="float" office:value="1" calcext:value-type="float">
            <text:p>1</text:p>
          </table:table-cell>
          <table:table-cell table:formula="of:=IF([.E96]=1;[.$C$2]*[.$G$3]/1000;0)" office:value-type="float" office:value="3.6" calcext:value-type="float">
            <text:p>3,6</text:p>
          </table:table-cell>
          <table:table-cell table:formula="of:=IF([.E96]=0;[.$C$2]*[.$G$4]/1000;0)" office:value-type="float" office:value="0" calcext:value-type="float">
            <text:p>0</text:p>
          </table:table-cell>
          <table:table-cell table:formula="of:=[.C96]-[.F96]" office:value-type="float" office:value="56.8000000000001" calcext:value-type="float">
            <text:p>56,8000000000001</text:p>
          </table:table-cell>
          <table:table-cell table:formula="of:=[.D96]-[.G96]" office:value-type="float" office:value="9.79999999999998" calcext:value-type="float">
            <text:p>9,79999999999998</text:p>
          </table:table-cell>
          <table:table-cell table:formula="of:=IF([.B96]=5;15;0)" office:value-type="float" office:value="0" calcext:value-type="float">
            <text:p>0</text:p>
          </table:table-cell>
          <table:table-cell table:formula="of:=IF([.B96]=2;4;0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date" office:date-value="2013-02-25" calcext:value-type="date">
            <text:p>25.02.2013</text:p>
          </table:table-cell>
          <table:table-cell table:formula="of:=WEEKDAY([.A97];2)" office:value-type="float" office:value="1" calcext:value-type="float">
            <text:p>1</text:p>
          </table:table-cell>
          <table:table-cell table:formula="of:=[.H96]+[.J96]" office:value-type="float" office:value="56.8000000000001" calcext:value-type="float">
            <text:p>56,8000000000001</text:p>
          </table:table-cell>
          <table:table-cell table:formula="of:=[.I96]+[.K96]" office:value-type="float" office:value="9.79999999999998" calcext:value-type="float">
            <text:p>9,79999999999998</text:p>
          </table:table-cell>
          <table:table-cell table:formula="of:=IF([.C97]&gt;50;1;0)" office:value-type="float" office:value="1" calcext:value-type="float">
            <text:p>1</text:p>
          </table:table-cell>
          <table:table-cell table:formula="of:=IF([.E97]=1;[.$C$2]*[.$G$3]/1000;0)" office:value-type="float" office:value="3.6" calcext:value-type="float">
            <text:p>3,6</text:p>
          </table:table-cell>
          <table:table-cell table:formula="of:=IF([.E97]=0;[.$C$2]*[.$G$4]/1000;0)" office:value-type="float" office:value="0" calcext:value-type="float">
            <text:p>0</text:p>
          </table:table-cell>
          <table:table-cell table:formula="of:=[.C97]-[.F97]" office:value-type="float" office:value="53.2000000000001" calcext:value-type="float">
            <text:p>53,2000000000001</text:p>
          </table:table-cell>
          <table:table-cell table:formula="of:=[.D97]-[.G97]" office:value-type="float" office:value="9.79999999999998" calcext:value-type="float">
            <text:p>9,79999999999998</text:p>
          </table:table-cell>
          <table:table-cell table:formula="of:=IF([.B97]=5;15;0)" office:value-type="float" office:value="0" calcext:value-type="float">
            <text:p>0</text:p>
          </table:table-cell>
          <table:table-cell table:formula="of:=IF([.B97]=2;4;0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date" office:date-value="2013-02-26" calcext:value-type="date">
            <text:p>26.02.2013</text:p>
          </table:table-cell>
          <table:table-cell table:formula="of:=WEEKDAY([.A98];2)" office:value-type="float" office:value="2" calcext:value-type="float">
            <text:p>2</text:p>
          </table:table-cell>
          <table:table-cell table:formula="of:=[.H97]+[.J97]" office:value-type="float" office:value="53.2000000000001" calcext:value-type="float">
            <text:p>53,2000000000001</text:p>
          </table:table-cell>
          <table:table-cell table:formula="of:=[.I97]+[.K97]" office:value-type="float" office:value="9.79999999999998" calcext:value-type="float">
            <text:p>9,79999999999998</text:p>
          </table:table-cell>
          <table:table-cell table:formula="of:=IF([.C98]&gt;50;1;0)" office:value-type="float" office:value="1" calcext:value-type="float">
            <text:p>1</text:p>
          </table:table-cell>
          <table:table-cell table:formula="of:=IF([.E98]=1;[.$C$2]*[.$G$3]/1000;0)" office:value-type="float" office:value="3.6" calcext:value-type="float">
            <text:p>3,6</text:p>
          </table:table-cell>
          <table:table-cell table:formula="of:=IF([.E98]=0;[.$C$2]*[.$G$4]/1000;0)" office:value-type="float" office:value="0" calcext:value-type="float">
            <text:p>0</text:p>
          </table:table-cell>
          <table:table-cell table:formula="of:=[.C98]-[.F98]" office:value-type="float" office:value="49.6000000000001" calcext:value-type="float">
            <text:p>49,6000000000001</text:p>
          </table:table-cell>
          <table:table-cell table:formula="of:=[.D98]-[.G98]" office:value-type="float" office:value="9.79999999999998" calcext:value-type="float">
            <text:p>9,79999999999998</text:p>
          </table:table-cell>
          <table:table-cell table:formula="of:=IF([.B98]=5;15;0)" office:value-type="float" office:value="0" calcext:value-type="float">
            <text:p>0</text:p>
          </table:table-cell>
          <table:table-cell table:formula="of:=IF([.B98]=2;4;0)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date" office:date-value="2013-02-27" calcext:value-type="date">
            <text:p>27.02.2013</text:p>
          </table:table-cell>
          <table:table-cell table:formula="of:=WEEKDAY([.A99];2)" office:value-type="float" office:value="3" calcext:value-type="float">
            <text:p>3</text:p>
          </table:table-cell>
          <table:table-cell table:formula="of:=[.H98]+[.J98]" office:value-type="float" office:value="49.6000000000001" calcext:value-type="float">
            <text:p>49,6000000000001</text:p>
          </table:table-cell>
          <table:table-cell table:formula="of:=[.I98]+[.K98]" office:value-type="float" office:value="13.8" calcext:value-type="float">
            <text:p>13,8</text:p>
          </table:table-cell>
          <table:table-cell table:formula="of:=IF([.C99]&gt;50;1;0)" office:value-type="float" office:value="0" calcext:value-type="float">
            <text:p>0</text:p>
          </table:table-cell>
          <table:table-cell table:formula="of:=IF([.E99]=1;[.$C$2]*[.$G$3]/1000;0)" office:value-type="float" office:value="0" calcext:value-type="float">
            <text:p>0</text:p>
          </table:table-cell>
          <table:table-cell table:formula="of:=IF([.E99]=0;[.$C$2]*[.$G$4]/1000;0)" office:value-type="float" office:value="1.8" calcext:value-type="float">
            <text:p>1,8</text:p>
          </table:table-cell>
          <table:table-cell table:formula="of:=[.C99]-[.F99]" office:value-type="float" office:value="49.6000000000001" calcext:value-type="float">
            <text:p>49,6000000000001</text:p>
          </table:table-cell>
          <table:table-cell table:formula="of:=[.D99]-[.G99]" office:value-type="float" office:value="12" calcext:value-type="float">
            <text:p>12</text:p>
          </table:table-cell>
          <table:table-cell table:formula="of:=IF([.B99]=5;15;0)" office:value-type="float" office:value="0" calcext:value-type="float">
            <text:p>0</text:p>
          </table:table-cell>
          <table:table-cell table:formula="of:=IF([.B99]=2;4;0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date" office:date-value="2013-02-28" calcext:value-type="date">
            <text:p>28.02.2013</text:p>
          </table:table-cell>
          <table:table-cell table:formula="of:=WEEKDAY([.A100];2)" office:value-type="float" office:value="4" calcext:value-type="float">
            <text:p>4</text:p>
          </table:table-cell>
          <table:table-cell table:formula="of:=[.H99]+[.J99]" office:value-type="float" office:value="49.6000000000001" calcext:value-type="float">
            <text:p>49,6000000000001</text:p>
          </table:table-cell>
          <table:table-cell table:formula="of:=[.I99]+[.K99]" office:value-type="float" office:value="12" calcext:value-type="float">
            <text:p>12</text:p>
          </table:table-cell>
          <table:table-cell table:formula="of:=IF([.C100]&gt;50;1;0)" office:value-type="float" office:value="0" calcext:value-type="float">
            <text:p>0</text:p>
          </table:table-cell>
          <table:table-cell table:formula="of:=IF([.E100]=1;[.$C$2]*[.$G$3]/1000;0)" office:value-type="float" office:value="0" calcext:value-type="float">
            <text:p>0</text:p>
          </table:table-cell>
          <table:table-cell table:formula="of:=IF([.E100]=0;[.$C$2]*[.$G$4]/1000;0)" office:value-type="float" office:value="1.8" calcext:value-type="float">
            <text:p>1,8</text:p>
          </table:table-cell>
          <table:table-cell table:formula="of:=[.C100]-[.F100]" office:value-type="float" office:value="49.6000000000001" calcext:value-type="float">
            <text:p>49,6000000000001</text:p>
          </table:table-cell>
          <table:table-cell table:formula="of:=[.D100]-[.G100]" office:value-type="float" office:value="10.2" calcext:value-type="float">
            <text:p>10,2</text:p>
          </table:table-cell>
          <table:table-cell table:formula="of:=IF([.B100]=5;15;0)" office:value-type="float" office:value="0" calcext:value-type="float">
            <text:p>0</text:p>
          </table:table-cell>
          <table:table-cell table:formula="of:=IF([.B100]=2;4;0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</table:table>
      <table:table table:name="4e" table:style-name="ta1">
        <table:table-column table:style-name="co1" table:default-cell-style-name="ce1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żubry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karmienie</text:p>
          </table:table-cell>
          <table:table-cell office:value-type="string" calcext:value-type="string">
            <text:p>min sia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dostawy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si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sia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g na żubra</text:p>
          </table:table-cell>
          <table:table-cell table:number-columns-repeated="2"/>
          <table:table-cell office:value-type="string" calcext:value-type="string">
            <text:p>piątek</text:p>
          </table:table-cell>
          <table:table-cell office:value-type="string" calcext:value-type="string">
            <text:p>sia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żołędz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żołędz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g na żubra</text:p>
          </table:table-cell>
          <table:table-cell table:number-columns-repeated="2"/>
          <table:table-cell office:value-type="string" calcext:value-type="string">
            <text:p>wtorek</text:p>
          </table:table-cell>
          <table:table-cell office:value-type="string" calcext:value-type="string">
            <text:p>żołędz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y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2"/>
          <table:table-cell table:style-name="ce5" table:formula="of:=COUNTIF([.I11:.I100];&quot;&lt;0&quot;)" office:value-type="float" office:value="0" calcext:value-type="float">
            <text:p>0</text:p>
          </table:table-cell>
          <table:table-cell office:value-type="string" calcext:value-type="string">
            <text:p>(jeżeli jest zero to wystarczy im jedzenia)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/>
          <table:table-cell table:style-name="ce2" office:value-type="string" calcext:value-type="string" table:number-columns-spanned="2" table:number-rows-spanned="1">
            <text:p>ran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osiłek</text:p>
          </table:table-cell>
          <table:covered-table-cell/>
          <table:table-cell table:style-name="ce2" office:value-type="string" calcext:value-type="string" table:number-columns-spanned="2" table:number-rows-spanned="1">
            <text:p>zostało</text:p>
          </table:table-cell>
          <table:covered-table-cell/>
          <table:table-cell table:style-name="ce2" office:value-type="string" calcext:value-type="string" table:number-columns-spanned="2" table:number-rows-spanned="1">
            <text:p>dostawa</text:p>
          </table:table-cell>
          <table:covered-table-cell/>
          <table:table-cell table:number-columns-repeated="5"/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z tyg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czy siano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nr</text:p>
          </table:table-cell>
          <table:table-cell table:number-columns-repeated="4"/>
        </table:table-row>
        <table:table-row table:style-name="ro1">
          <table:table-cell office:value-type="date" office:date-value="2012-12-01" calcext:value-type="date">
            <text:p>1.12.2012</text:p>
          </table:table-cell>
          <table:table-cell table:formula="of:=WEEKDAY([.A11];2)" office:value-type="float" office:value="6" calcext:value-type="float">
            <text:p>6</text:p>
          </table:table-cell>
          <table:table-cell table:formula="of:=[.C3]" office:value-type="float" office:value="100" calcext:value-type="float">
            <text:p>100</text:p>
          </table:table-cell>
          <table:table-cell table:formula="of:=[.C4]" office:value-type="float" office:value="5" calcext:value-type="float">
            <text:p>5</text:p>
          </table:table-cell>
          <table:table-cell table:formula="of:=IF([.C11]&gt;50;1;0)" office:value-type="float" office:value="1" calcext:value-type="float">
            <text:p>1</text:p>
          </table:table-cell>
          <table:table-cell table:formula="of:=IF([.E11]=1;[.$C$2]*[.$G$3]/1000;0)" office:value-type="float" office:value="3.8" calcext:value-type="float">
            <text:p>3,8</text:p>
          </table:table-cell>
          <table:table-cell table:formula="of:=IF([.E11]=0;[.$C$2]*[.$G$4]/1000;0)" office:value-type="float" office:value="0" calcext:value-type="float">
            <text:p>0</text:p>
          </table:table-cell>
          <table:table-cell table:formula="of:=[.C11]-[.F11]" office:value-type="float" office:value="96.2" calcext:value-type="float">
            <text:p>96,2</text:p>
          </table:table-cell>
          <table:table-cell table:formula="of:=[.D11]-[.G11]" office:value-type="float" office:value="5" calcext:value-type="float">
            <text:p>5</text:p>
          </table:table-cell>
          <table:table-cell table:formula="of:=IF([.B11]=5;15;0)" office:value-type="float" office:value="0" calcext:value-type="float">
            <text:p>0</text:p>
          </table:table-cell>
          <table:table-cell table:formula="of:=IF([.B11]=2;4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12-12-02" calcext:value-type="date">
            <text:p>2.12.2012</text:p>
          </table:table-cell>
          <table:table-cell table:formula="of:=WEEKDAY([.A12];2)" office:value-type="float" office:value="7" calcext:value-type="float">
            <text:p>7</text:p>
          </table:table-cell>
          <table:table-cell table:formula="of:=[.H11]+[.J11]" office:value-type="float" office:value="96.2" calcext:value-type="float">
            <text:p>96,2</text:p>
          </table:table-cell>
          <table:table-cell table:formula="of:=[.I11]+[.K11]" office:value-type="float" office:value="5" calcext:value-type="float">
            <text:p>5</text:p>
          </table:table-cell>
          <table:table-cell table:formula="of:=IF([.C12]&gt;50;1;0)" office:value-type="float" office:value="1" calcext:value-type="float">
            <text:p>1</text:p>
          </table:table-cell>
          <table:table-cell table:formula="of:=IF([.E12]=1;[.$C$2]*[.$G$3]/1000;0)" office:value-type="float" office:value="3.8" calcext:value-type="float">
            <text:p>3,8</text:p>
          </table:table-cell>
          <table:table-cell table:formula="of:=IF([.E12]=0;[.$C$2]*[.$G$4]/1000;0)" office:value-type="float" office:value="0" calcext:value-type="float">
            <text:p>0</text:p>
          </table:table-cell>
          <table:table-cell table:formula="of:=[.C12]-[.F12]" office:value-type="float" office:value="92.4" calcext:value-type="float">
            <text:p>92,4</text:p>
          </table:table-cell>
          <table:table-cell table:formula="of:=[.D12]-[.G12]" office:value-type="float" office:value="5" calcext:value-type="float">
            <text:p>5</text:p>
          </table:table-cell>
          <table:table-cell table:formula="of:=IF([.B12]=5;15;0)" office:value-type="float" office:value="0" calcext:value-type="float">
            <text:p>0</text:p>
          </table:table-cell>
          <table:table-cell table:formula="of:=IF([.B12]=2;4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date" office:date-value="2012-12-03" calcext:value-type="date">
            <text:p>3.12.2012</text:p>
          </table:table-cell>
          <table:table-cell table:formula="of:=WEEKDAY([.A13];2)" office:value-type="float" office:value="1" calcext:value-type="float">
            <text:p>1</text:p>
          </table:table-cell>
          <table:table-cell table:formula="of:=[.H12]+[.J12]" office:value-type="float" office:value="92.4" calcext:value-type="float">
            <text:p>92,4</text:p>
          </table:table-cell>
          <table:table-cell table:formula="of:=[.I12]+[.K12]" office:value-type="float" office:value="5" calcext:value-type="float">
            <text:p>5</text:p>
          </table:table-cell>
          <table:table-cell table:formula="of:=IF([.C13]&gt;50;1;0)" office:value-type="float" office:value="1" calcext:value-type="float">
            <text:p>1</text:p>
          </table:table-cell>
          <table:table-cell table:formula="of:=IF([.E13]=1;[.$C$2]*[.$G$3]/1000;0)" office:value-type="float" office:value="3.8" calcext:value-type="float">
            <text:p>3,8</text:p>
          </table:table-cell>
          <table:table-cell table:formula="of:=IF([.E13]=0;[.$C$2]*[.$G$4]/1000;0)" office:value-type="float" office:value="0" calcext:value-type="float">
            <text:p>0</text:p>
          </table:table-cell>
          <table:table-cell table:formula="of:=[.C13]-[.F13]" office:value-type="float" office:value="88.6" calcext:value-type="float">
            <text:p>88,6</text:p>
          </table:table-cell>
          <table:table-cell table:formula="of:=[.D13]-[.G13]" office:value-type="float" office:value="5" calcext:value-type="float">
            <text:p>5</text:p>
          </table:table-cell>
          <table:table-cell table:formula="of:=IF([.B13]=5;15;0)" office:value-type="float" office:value="0" calcext:value-type="float">
            <text:p>0</text:p>
          </table:table-cell>
          <table:table-cell table:formula="of:=IF([.B13]=2;4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12-12-04" calcext:value-type="date">
            <text:p>4.12.2012</text:p>
          </table:table-cell>
          <table:table-cell table:formula="of:=WEEKDAY([.A14];2)" office:value-type="float" office:value="2" calcext:value-type="float">
            <text:p>2</text:p>
          </table:table-cell>
          <table:table-cell table:formula="of:=[.H13]+[.J13]" office:value-type="float" office:value="88.6" calcext:value-type="float">
            <text:p>88,6</text:p>
          </table:table-cell>
          <table:table-cell table:formula="of:=[.I13]+[.K13]" office:value-type="float" office:value="5" calcext:value-type="float">
            <text:p>5</text:p>
          </table:table-cell>
          <table:table-cell table:formula="of:=IF([.C14]&gt;50;1;0)" office:value-type="float" office:value="1" calcext:value-type="float">
            <text:p>1</text:p>
          </table:table-cell>
          <table:table-cell table:formula="of:=IF([.E14]=1;[.$C$2]*[.$G$3]/1000;0)" office:value-type="float" office:value="3.8" calcext:value-type="float">
            <text:p>3,8</text:p>
          </table:table-cell>
          <table:table-cell table:formula="of:=IF([.E14]=0;[.$C$2]*[.$G$4]/1000;0)" office:value-type="float" office:value="0" calcext:value-type="float">
            <text:p>0</text:p>
          </table:table-cell>
          <table:table-cell table:formula="of:=[.C14]-[.F14]" office:value-type="float" office:value="84.8" calcext:value-type="float">
            <text:p>84,8</text:p>
          </table:table-cell>
          <table:table-cell table:formula="of:=[.D14]-[.G14]" office:value-type="float" office:value="5" calcext:value-type="float">
            <text:p>5</text:p>
          </table:table-cell>
          <table:table-cell table:formula="of:=IF([.B14]=5;15;0)" office:value-type="float" office:value="0" calcext:value-type="float">
            <text:p>0</text:p>
          </table:table-cell>
          <table:table-cell table:formula="of:=IF([.B14]=2;4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spanned="2" table:number-rows-spanned="1"/>
          <table:covered-table-cell/>
        </table:table-row>
        <table:table-row table:style-name="ro1">
          <table:table-cell office:value-type="date" office:date-value="2012-12-05" calcext:value-type="date">
            <text:p>5.12.2012</text:p>
          </table:table-cell>
          <table:table-cell table:formula="of:=WEEKDAY([.A15];2)" office:value-type="float" office:value="3" calcext:value-type="float">
            <text:p>3</text:p>
          </table:table-cell>
          <table:table-cell table:formula="of:=[.H14]+[.J14]" office:value-type="float" office:value="84.8" calcext:value-type="float">
            <text:p>84,8</text:p>
          </table:table-cell>
          <table:table-cell table:formula="of:=[.I14]+[.K14]" office:value-type="float" office:value="9" calcext:value-type="float">
            <text:p>9</text:p>
          </table:table-cell>
          <table:table-cell table:formula="of:=IF([.C15]&gt;50;1;0)" office:value-type="float" office:value="1" calcext:value-type="float">
            <text:p>1</text:p>
          </table:table-cell>
          <table:table-cell table:formula="of:=IF([.E15]=1;[.$C$2]*[.$G$3]/1000;0)" office:value-type="float" office:value="3.8" calcext:value-type="float">
            <text:p>3,8</text:p>
          </table:table-cell>
          <table:table-cell table:formula="of:=IF([.E15]=0;[.$C$2]*[.$G$4]/1000;0)" office:value-type="float" office:value="0" calcext:value-type="float">
            <text:p>0</text:p>
          </table:table-cell>
          <table:table-cell table:formula="of:=[.C15]-[.F15]" office:value-type="float" office:value="81" calcext:value-type="float">
            <text:p>81</text:p>
          </table:table-cell>
          <table:table-cell table:formula="of:=[.D15]-[.G15]" office:value-type="float" office:value="9" calcext:value-type="float">
            <text:p>9</text:p>
          </table:table-cell>
          <table:table-cell table:formula="of:=IF([.B15]=5;15;0)" office:value-type="float" office:value="0" calcext:value-type="float">
            <text:p>0</text:p>
          </table:table-cell>
          <table:table-cell table:formula="of:=IF([.B15]=2;4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date" office:date-value="2012-12-06" calcext:value-type="date">
            <text:p>6.12.2012</text:p>
          </table:table-cell>
          <table:table-cell table:formula="of:=WEEKDAY([.A16];2)" office:value-type="float" office:value="4" calcext:value-type="float">
            <text:p>4</text:p>
          </table:table-cell>
          <table:table-cell table:formula="of:=[.H15]+[.J15]" office:value-type="float" office:value="81" calcext:value-type="float">
            <text:p>81</text:p>
          </table:table-cell>
          <table:table-cell table:formula="of:=[.I15]+[.K15]" office:value-type="float" office:value="9" calcext:value-type="float">
            <text:p>9</text:p>
          </table:table-cell>
          <table:table-cell table:formula="of:=IF([.C16]&gt;50;1;0)" office:value-type="float" office:value="1" calcext:value-type="float">
            <text:p>1</text:p>
          </table:table-cell>
          <table:table-cell table:formula="of:=IF([.E16]=1;[.$C$2]*[.$G$3]/1000;0)" office:value-type="float" office:value="3.8" calcext:value-type="float">
            <text:p>3,8</text:p>
          </table:table-cell>
          <table:table-cell table:formula="of:=IF([.E16]=0;[.$C$2]*[.$G$4]/1000;0)" office:value-type="float" office:value="0" calcext:value-type="float">
            <text:p>0</text:p>
          </table:table-cell>
          <table:table-cell table:formula="of:=[.C16]-[.F16]" office:value-type="float" office:value="77.2" calcext:value-type="float">
            <text:p>77,2</text:p>
          </table:table-cell>
          <table:table-cell table:formula="of:=[.D16]-[.G16]" office:value-type="float" office:value="9" calcext:value-type="float">
            <text:p>9</text:p>
          </table:table-cell>
          <table:table-cell table:formula="of:=IF([.B16]=5;15;0)" office:value-type="float" office:value="0" calcext:value-type="float">
            <text:p>0</text:p>
          </table:table-cell>
          <table:table-cell table:formula="of:=IF([.B16]=2;4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date" office:date-value="2012-12-07" calcext:value-type="date">
            <text:p>7.12.2012</text:p>
          </table:table-cell>
          <table:table-cell table:formula="of:=WEEKDAY([.A17];2)" office:value-type="float" office:value="5" calcext:value-type="float">
            <text:p>5</text:p>
          </table:table-cell>
          <table:table-cell table:formula="of:=[.H16]+[.J16]" office:value-type="float" office:value="77.2" calcext:value-type="float">
            <text:p>77,2</text:p>
          </table:table-cell>
          <table:table-cell table:formula="of:=[.I16]+[.K16]" office:value-type="float" office:value="9" calcext:value-type="float">
            <text:p>9</text:p>
          </table:table-cell>
          <table:table-cell table:formula="of:=IF([.C17]&gt;50;1;0)" office:value-type="float" office:value="1" calcext:value-type="float">
            <text:p>1</text:p>
          </table:table-cell>
          <table:table-cell table:formula="of:=IF([.E17]=1;[.$C$2]*[.$G$3]/1000;0)" office:value-type="float" office:value="3.8" calcext:value-type="float">
            <text:p>3,8</text:p>
          </table:table-cell>
          <table:table-cell table:formula="of:=IF([.E17]=0;[.$C$2]*[.$G$4]/1000;0)" office:value-type="float" office:value="0" calcext:value-type="float">
            <text:p>0</text:p>
          </table:table-cell>
          <table:table-cell table:formula="of:=[.C17]-[.F17]" office:value-type="float" office:value="73.4" calcext:value-type="float">
            <text:p>73,4</text:p>
          </table:table-cell>
          <table:table-cell table:formula="of:=[.D17]-[.G17]" office:value-type="float" office:value="9" calcext:value-type="float">
            <text:p>9</text:p>
          </table:table-cell>
          <table:table-cell table:formula="of:=IF([.B17]=5;15;0)" office:value-type="float" office:value="15" calcext:value-type="float">
            <text:p>15</text:p>
          </table:table-cell>
          <table:table-cell table:formula="of:=IF([.B17]=2;4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date" office:date-value="2012-12-08" calcext:value-type="date">
            <text:p>8.12.2012</text:p>
          </table:table-cell>
          <table:table-cell table:formula="of:=WEEKDAY([.A18];2)" office:value-type="float" office:value="6" calcext:value-type="float">
            <text:p>6</text:p>
          </table:table-cell>
          <table:table-cell table:formula="of:=[.H17]+[.J17]" office:value-type="float" office:value="88.4" calcext:value-type="float">
            <text:p>88,4</text:p>
          </table:table-cell>
          <table:table-cell table:formula="of:=[.I17]+[.K17]" office:value-type="float" office:value="9" calcext:value-type="float">
            <text:p>9</text:p>
          </table:table-cell>
          <table:table-cell table:formula="of:=IF([.C18]&gt;50;1;0)" office:value-type="float" office:value="1" calcext:value-type="float">
            <text:p>1</text:p>
          </table:table-cell>
          <table:table-cell table:formula="of:=IF([.E18]=1;[.$C$2]*[.$G$3]/1000;0)" office:value-type="float" office:value="3.8" calcext:value-type="float">
            <text:p>3,8</text:p>
          </table:table-cell>
          <table:table-cell table:formula="of:=IF([.E18]=0;[.$C$2]*[.$G$4]/1000;0)" office:value-type="float" office:value="0" calcext:value-type="float">
            <text:p>0</text:p>
          </table:table-cell>
          <table:table-cell table:formula="of:=[.C18]-[.F18]" office:value-type="float" office:value="84.6" calcext:value-type="float">
            <text:p>84,6</text:p>
          </table:table-cell>
          <table:table-cell table:formula="of:=[.D18]-[.G18]" office:value-type="float" office:value="9" calcext:value-type="float">
            <text:p>9</text:p>
          </table:table-cell>
          <table:table-cell table:formula="of:=IF([.B18]=5;15;0)" office:value-type="float" office:value="0" calcext:value-type="float">
            <text:p>0</text:p>
          </table:table-cell>
          <table:table-cell table:formula="of:=IF([.B18]=2;4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date" office:date-value="2012-12-09" calcext:value-type="date">
            <text:p>9.12.2012</text:p>
          </table:table-cell>
          <table:table-cell table:formula="of:=WEEKDAY([.A19];2)" office:value-type="float" office:value="7" calcext:value-type="float">
            <text:p>7</text:p>
          </table:table-cell>
          <table:table-cell table:formula="of:=[.H18]+[.J18]" office:value-type="float" office:value="84.6" calcext:value-type="float">
            <text:p>84,6</text:p>
          </table:table-cell>
          <table:table-cell table:formula="of:=[.I18]+[.K18]" office:value-type="float" office:value="9" calcext:value-type="float">
            <text:p>9</text:p>
          </table:table-cell>
          <table:table-cell table:formula="of:=IF([.C19]&gt;50;1;0)" office:value-type="float" office:value="1" calcext:value-type="float">
            <text:p>1</text:p>
          </table:table-cell>
          <table:table-cell table:formula="of:=IF([.E19]=1;[.$C$2]*[.$G$3]/1000;0)" office:value-type="float" office:value="3.8" calcext:value-type="float">
            <text:p>3,8</text:p>
          </table:table-cell>
          <table:table-cell table:formula="of:=IF([.E19]=0;[.$C$2]*[.$G$4]/1000;0)" office:value-type="float" office:value="0" calcext:value-type="float">
            <text:p>0</text:p>
          </table:table-cell>
          <table:table-cell table:formula="of:=[.C19]-[.F19]" office:value-type="float" office:value="80.8" calcext:value-type="float">
            <text:p>80,8</text:p>
          </table:table-cell>
          <table:table-cell table:formula="of:=[.D19]-[.G19]" office:value-type="float" office:value="9" calcext:value-type="float">
            <text:p>9</text:p>
          </table:table-cell>
          <table:table-cell table:formula="of:=IF([.B19]=5;15;0)" office:value-type="float" office:value="0" calcext:value-type="float">
            <text:p>0</text:p>
          </table:table-cell>
          <table:table-cell table:formula="of:=IF([.B19]=2;4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date" office:date-value="2012-12-10" calcext:value-type="date">
            <text:p>10.12.2012</text:p>
          </table:table-cell>
          <table:table-cell table:formula="of:=WEEKDAY([.A20];2)" office:value-type="float" office:value="1" calcext:value-type="float">
            <text:p>1</text:p>
          </table:table-cell>
          <table:table-cell table:formula="of:=[.H19]+[.J19]" office:value-type="float" office:value="80.8" calcext:value-type="float">
            <text:p>80,8</text:p>
          </table:table-cell>
          <table:table-cell table:formula="of:=[.I19]+[.K19]" office:value-type="float" office:value="9" calcext:value-type="float">
            <text:p>9</text:p>
          </table:table-cell>
          <table:table-cell table:formula="of:=IF([.C20]&gt;50;1;0)" office:value-type="float" office:value="1" calcext:value-type="float">
            <text:p>1</text:p>
          </table:table-cell>
          <table:table-cell table:formula="of:=IF([.E20]=1;[.$C$2]*[.$G$3]/1000;0)" office:value-type="float" office:value="3.8" calcext:value-type="float">
            <text:p>3,8</text:p>
          </table:table-cell>
          <table:table-cell table:formula="of:=IF([.E20]=0;[.$C$2]*[.$G$4]/1000;0)" office:value-type="float" office:value="0" calcext:value-type="float">
            <text:p>0</text:p>
          </table:table-cell>
          <table:table-cell table:formula="of:=[.C20]-[.F20]" office:value-type="float" office:value="77" calcext:value-type="float">
            <text:p>77</text:p>
          </table:table-cell>
          <table:table-cell table:formula="of:=[.D20]-[.G20]" office:value-type="float" office:value="9" calcext:value-type="float">
            <text:p>9</text:p>
          </table:table-cell>
          <table:table-cell table:formula="of:=IF([.B20]=5;15;0)" office:value-type="float" office:value="0" calcext:value-type="float">
            <text:p>0</text:p>
          </table:table-cell>
          <table:table-cell table:formula="of:=IF([.B20]=2;4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date" office:date-value="2012-12-11" calcext:value-type="date">
            <text:p>11.12.2012</text:p>
          </table:table-cell>
          <table:table-cell table:formula="of:=WEEKDAY([.A21];2)" office:value-type="float" office:value="2" calcext:value-type="float">
            <text:p>2</text:p>
          </table:table-cell>
          <table:table-cell table:formula="of:=[.H20]+[.J20]" office:value-type="float" office:value="77" calcext:value-type="float">
            <text:p>77</text:p>
          </table:table-cell>
          <table:table-cell table:formula="of:=[.I20]+[.K20]" office:value-type="float" office:value="9" calcext:value-type="float">
            <text:p>9</text:p>
          </table:table-cell>
          <table:table-cell table:formula="of:=IF([.C21]&gt;50;1;0)" office:value-type="float" office:value="1" calcext:value-type="float">
            <text:p>1</text:p>
          </table:table-cell>
          <table:table-cell table:formula="of:=IF([.E21]=1;[.$C$2]*[.$G$3]/1000;0)" office:value-type="float" office:value="3.8" calcext:value-type="float">
            <text:p>3,8</text:p>
          </table:table-cell>
          <table:table-cell table:formula="of:=IF([.E21]=0;[.$C$2]*[.$G$4]/1000;0)" office:value-type="float" office:value="0" calcext:value-type="float">
            <text:p>0</text:p>
          </table:table-cell>
          <table:table-cell table:formula="of:=[.C21]-[.F21]" office:value-type="float" office:value="73.2" calcext:value-type="float">
            <text:p>73,2</text:p>
          </table:table-cell>
          <table:table-cell table:formula="of:=[.D21]-[.G21]" office:value-type="float" office:value="9" calcext:value-type="float">
            <text:p>9</text:p>
          </table:table-cell>
          <table:table-cell table:formula="of:=IF([.B21]=5;15;0)" office:value-type="float" office:value="0" calcext:value-type="float">
            <text:p>0</text:p>
          </table:table-cell>
          <table:table-cell table:formula="of:=IF([.B21]=2;4;0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date" office:date-value="2012-12-12" calcext:value-type="date">
            <text:p>12.12.2012</text:p>
          </table:table-cell>
          <table:table-cell table:formula="of:=WEEKDAY([.A22];2)" office:value-type="float" office:value="3" calcext:value-type="float">
            <text:p>3</text:p>
          </table:table-cell>
          <table:table-cell table:formula="of:=[.H21]+[.J21]" office:value-type="float" office:value="73.2" calcext:value-type="float">
            <text:p>73,2</text:p>
          </table:table-cell>
          <table:table-cell table:formula="of:=[.I21]+[.K21]" office:value-type="float" office:value="13" calcext:value-type="float">
            <text:p>13</text:p>
          </table:table-cell>
          <table:table-cell table:formula="of:=IF([.C22]&gt;50;1;0)" office:value-type="float" office:value="1" calcext:value-type="float">
            <text:p>1</text:p>
          </table:table-cell>
          <table:table-cell table:formula="of:=IF([.E22]=1;[.$C$2]*[.$G$3]/1000;0)" office:value-type="float" office:value="3.8" calcext:value-type="float">
            <text:p>3,8</text:p>
          </table:table-cell>
          <table:table-cell table:formula="of:=IF([.E22]=0;[.$C$2]*[.$G$4]/1000;0)" office:value-type="float" office:value="0" calcext:value-type="float">
            <text:p>0</text:p>
          </table:table-cell>
          <table:table-cell table:formula="of:=[.C22]-[.F22]" office:value-type="float" office:value="69.4" calcext:value-type="float">
            <text:p>69,4</text:p>
          </table:table-cell>
          <table:table-cell table:formula="of:=[.D22]-[.G22]" office:value-type="float" office:value="13" calcext:value-type="float">
            <text:p>13</text:p>
          </table:table-cell>
          <table:table-cell table:formula="of:=IF([.B22]=5;15;0)" office:value-type="float" office:value="0" calcext:value-type="float">
            <text:p>0</text:p>
          </table:table-cell>
          <table:table-cell table:formula="of:=IF([.B22]=2;4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2-12-13" calcext:value-type="date">
            <text:p>13.12.2012</text:p>
          </table:table-cell>
          <table:table-cell table:formula="of:=WEEKDAY([.A23];2)" office:value-type="float" office:value="4" calcext:value-type="float">
            <text:p>4</text:p>
          </table:table-cell>
          <table:table-cell table:formula="of:=[.H22]+[.J22]" office:value-type="float" office:value="69.4" calcext:value-type="float">
            <text:p>69,4</text:p>
          </table:table-cell>
          <table:table-cell table:formula="of:=[.I22]+[.K22]" office:value-type="float" office:value="13" calcext:value-type="float">
            <text:p>13</text:p>
          </table:table-cell>
          <table:table-cell table:formula="of:=IF([.C23]&gt;50;1;0)" office:value-type="float" office:value="1" calcext:value-type="float">
            <text:p>1</text:p>
          </table:table-cell>
          <table:table-cell table:formula="of:=IF([.E23]=1;[.$C$2]*[.$G$3]/1000;0)" office:value-type="float" office:value="3.8" calcext:value-type="float">
            <text:p>3,8</text:p>
          </table:table-cell>
          <table:table-cell table:formula="of:=IF([.E23]=0;[.$C$2]*[.$G$4]/1000;0)" office:value-type="float" office:value="0" calcext:value-type="float">
            <text:p>0</text:p>
          </table:table-cell>
          <table:table-cell table:formula="of:=[.C23]-[.F23]" office:value-type="float" office:value="65.6" calcext:value-type="float">
            <text:p>65,6</text:p>
          </table:table-cell>
          <table:table-cell table:formula="of:=[.D23]-[.G23]" office:value-type="float" office:value="13" calcext:value-type="float">
            <text:p>13</text:p>
          </table:table-cell>
          <table:table-cell table:formula="of:=IF([.B23]=5;15;0)" office:value-type="float" office:value="0" calcext:value-type="float">
            <text:p>0</text:p>
          </table:table-cell>
          <table:table-cell table:formula="of:=IF([.B23]=2;4;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date" office:date-value="2012-12-14" calcext:value-type="date">
            <text:p>14.12.2012</text:p>
          </table:table-cell>
          <table:table-cell table:formula="of:=WEEKDAY([.A24];2)" office:value-type="float" office:value="5" calcext:value-type="float">
            <text:p>5</text:p>
          </table:table-cell>
          <table:table-cell table:formula="of:=[.H23]+[.J23]" office:value-type="float" office:value="65.6" calcext:value-type="float">
            <text:p>65,6</text:p>
          </table:table-cell>
          <table:table-cell table:formula="of:=[.I23]+[.K23]" office:value-type="float" office:value="13" calcext:value-type="float">
            <text:p>13</text:p>
          </table:table-cell>
          <table:table-cell table:formula="of:=IF([.C24]&gt;50;1;0)" office:value-type="float" office:value="1" calcext:value-type="float">
            <text:p>1</text:p>
          </table:table-cell>
          <table:table-cell table:formula="of:=IF([.E24]=1;[.$C$2]*[.$G$3]/1000;0)" office:value-type="float" office:value="3.8" calcext:value-type="float">
            <text:p>3,8</text:p>
          </table:table-cell>
          <table:table-cell table:formula="of:=IF([.E24]=0;[.$C$2]*[.$G$4]/1000;0)" office:value-type="float" office:value="0" calcext:value-type="float">
            <text:p>0</text:p>
          </table:table-cell>
          <table:table-cell table:formula="of:=[.C24]-[.F24]" office:value-type="float" office:value="61.8" calcext:value-type="float">
            <text:p>61,8</text:p>
          </table:table-cell>
          <table:table-cell table:formula="of:=[.D24]-[.G24]" office:value-type="float" office:value="13" calcext:value-type="float">
            <text:p>13</text:p>
          </table:table-cell>
          <table:table-cell table:formula="of:=IF([.B24]=5;15;0)" office:value-type="float" office:value="15" calcext:value-type="float">
            <text:p>15</text:p>
          </table:table-cell>
          <table:table-cell table:formula="of:=IF([.B24]=2;4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12-12-15" calcext:value-type="date">
            <text:p>15.12.2012</text:p>
          </table:table-cell>
          <table:table-cell table:formula="of:=WEEKDAY([.A25];2)" office:value-type="float" office:value="6" calcext:value-type="float">
            <text:p>6</text:p>
          </table:table-cell>
          <table:table-cell table:formula="of:=[.H24]+[.J24]" office:value-type="float" office:value="76.8" calcext:value-type="float">
            <text:p>76,8</text:p>
          </table:table-cell>
          <table:table-cell table:formula="of:=[.I24]+[.K24]" office:value-type="float" office:value="13" calcext:value-type="float">
            <text:p>13</text:p>
          </table:table-cell>
          <table:table-cell table:formula="of:=IF([.C25]&gt;50;1;0)" office:value-type="float" office:value="1" calcext:value-type="float">
            <text:p>1</text:p>
          </table:table-cell>
          <table:table-cell table:formula="of:=IF([.E25]=1;[.$C$2]*[.$G$3]/1000;0)" office:value-type="float" office:value="3.8" calcext:value-type="float">
            <text:p>3,8</text:p>
          </table:table-cell>
          <table:table-cell table:formula="of:=IF([.E25]=0;[.$C$2]*[.$G$4]/1000;0)" office:value-type="float" office:value="0" calcext:value-type="float">
            <text:p>0</text:p>
          </table:table-cell>
          <table:table-cell table:formula="of:=[.C25]-[.F25]" office:value-type="float" office:value="73" calcext:value-type="float">
            <text:p>73</text:p>
          </table:table-cell>
          <table:table-cell table:formula="of:=[.D25]-[.G25]" office:value-type="float" office:value="13" calcext:value-type="float">
            <text:p>13</text:p>
          </table:table-cell>
          <table:table-cell table:formula="of:=IF([.B25]=5;15;0)" office:value-type="float" office:value="0" calcext:value-type="float">
            <text:p>0</text:p>
          </table:table-cell>
          <table:table-cell table:formula="of:=IF([.B25]=2;4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12-12-16" calcext:value-type="date">
            <text:p>16.12.2012</text:p>
          </table:table-cell>
          <table:table-cell table:formula="of:=WEEKDAY([.A26];2)" office:value-type="float" office:value="7" calcext:value-type="float">
            <text:p>7</text:p>
          </table:table-cell>
          <table:table-cell table:formula="of:=[.H25]+[.J25]" office:value-type="float" office:value="73" calcext:value-type="float">
            <text:p>73</text:p>
          </table:table-cell>
          <table:table-cell table:formula="of:=[.I25]+[.K25]" office:value-type="float" office:value="13" calcext:value-type="float">
            <text:p>13</text:p>
          </table:table-cell>
          <table:table-cell table:formula="of:=IF([.C26]&gt;50;1;0)" office:value-type="float" office:value="1" calcext:value-type="float">
            <text:p>1</text:p>
          </table:table-cell>
          <table:table-cell table:formula="of:=IF([.E26]=1;[.$C$2]*[.$G$3]/1000;0)" office:value-type="float" office:value="3.8" calcext:value-type="float">
            <text:p>3,8</text:p>
          </table:table-cell>
          <table:table-cell table:formula="of:=IF([.E26]=0;[.$C$2]*[.$G$4]/1000;0)" office:value-type="float" office:value="0" calcext:value-type="float">
            <text:p>0</text:p>
          </table:table-cell>
          <table:table-cell table:formula="of:=[.C26]-[.F26]" office:value-type="float" office:value="69.2" calcext:value-type="float">
            <text:p>69,2</text:p>
          </table:table-cell>
          <table:table-cell table:formula="of:=[.D26]-[.G26]" office:value-type="float" office:value="13" calcext:value-type="float">
            <text:p>13</text:p>
          </table:table-cell>
          <table:table-cell table:formula="of:=IF([.B26]=5;15;0)" office:value-type="float" office:value="0" calcext:value-type="float">
            <text:p>0</text:p>
          </table:table-cell>
          <table:table-cell table:formula="of:=IF([.B26]=2;4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12-12-17" calcext:value-type="date">
            <text:p>17.12.2012</text:p>
          </table:table-cell>
          <table:table-cell table:formula="of:=WEEKDAY([.A27];2)" office:value-type="float" office:value="1" calcext:value-type="float">
            <text:p>1</text:p>
          </table:table-cell>
          <table:table-cell table:formula="of:=[.H26]+[.J26]" office:value-type="float" office:value="69.2" calcext:value-type="float">
            <text:p>69,2</text:p>
          </table:table-cell>
          <table:table-cell table:formula="of:=[.I26]+[.K26]" office:value-type="float" office:value="13" calcext:value-type="float">
            <text:p>13</text:p>
          </table:table-cell>
          <table:table-cell table:formula="of:=IF([.C27]&gt;50;1;0)" office:value-type="float" office:value="1" calcext:value-type="float">
            <text:p>1</text:p>
          </table:table-cell>
          <table:table-cell table:formula="of:=IF([.E27]=1;[.$C$2]*[.$G$3]/1000;0)" office:value-type="float" office:value="3.8" calcext:value-type="float">
            <text:p>3,8</text:p>
          </table:table-cell>
          <table:table-cell table:formula="of:=IF([.E27]=0;[.$C$2]*[.$G$4]/1000;0)" office:value-type="float" office:value="0" calcext:value-type="float">
            <text:p>0</text:p>
          </table:table-cell>
          <table:table-cell table:formula="of:=[.C27]-[.F27]" office:value-type="float" office:value="65.4" calcext:value-type="float">
            <text:p>65,4</text:p>
          </table:table-cell>
          <table:table-cell table:formula="of:=[.D27]-[.G27]" office:value-type="float" office:value="13" calcext:value-type="float">
            <text:p>13</text:p>
          </table:table-cell>
          <table:table-cell table:formula="of:=IF([.B27]=5;15;0)" office:value-type="float" office:value="0" calcext:value-type="float">
            <text:p>0</text:p>
          </table:table-cell>
          <table:table-cell table:formula="of:=IF([.B27]=2;4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date" office:date-value="2012-12-18" calcext:value-type="date">
            <text:p>18.12.2012</text:p>
          </table:table-cell>
          <table:table-cell table:formula="of:=WEEKDAY([.A28];2)" office:value-type="float" office:value="2" calcext:value-type="float">
            <text:p>2</text:p>
          </table:table-cell>
          <table:table-cell table:formula="of:=[.H27]+[.J27]" office:value-type="float" office:value="65.4" calcext:value-type="float">
            <text:p>65,4</text:p>
          </table:table-cell>
          <table:table-cell table:formula="of:=[.I27]+[.K27]" office:value-type="float" office:value="13" calcext:value-type="float">
            <text:p>13</text:p>
          </table:table-cell>
          <table:table-cell table:formula="of:=IF([.C28]&gt;50;1;0)" office:value-type="float" office:value="1" calcext:value-type="float">
            <text:p>1</text:p>
          </table:table-cell>
          <table:table-cell table:formula="of:=IF([.E28]=1;[.$C$2]*[.$G$3]/1000;0)" office:value-type="float" office:value="3.8" calcext:value-type="float">
            <text:p>3,8</text:p>
          </table:table-cell>
          <table:table-cell table:formula="of:=IF([.E28]=0;[.$C$2]*[.$G$4]/1000;0)" office:value-type="float" office:value="0" calcext:value-type="float">
            <text:p>0</text:p>
          </table:table-cell>
          <table:table-cell table:formula="of:=[.C28]-[.F28]" office:value-type="float" office:value="61.6000000000001" calcext:value-type="float">
            <text:p>61,6000000000001</text:p>
          </table:table-cell>
          <table:table-cell table:formula="of:=[.D28]-[.G28]" office:value-type="float" office:value="13" calcext:value-type="float">
            <text:p>13</text:p>
          </table:table-cell>
          <table:table-cell table:formula="of:=IF([.B28]=5;15;0)" office:value-type="float" office:value="0" calcext:value-type="float">
            <text:p>0</text:p>
          </table:table-cell>
          <table:table-cell table:formula="of:=IF([.B28]=2;4;0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date" office:date-value="2012-12-19" calcext:value-type="date">
            <text:p>19.12.2012</text:p>
          </table:table-cell>
          <table:table-cell table:formula="of:=WEEKDAY([.A29];2)" office:value-type="float" office:value="3" calcext:value-type="float">
            <text:p>3</text:p>
          </table:table-cell>
          <table:table-cell table:formula="of:=[.H28]+[.J28]" office:value-type="float" office:value="61.6000000000001" calcext:value-type="float">
            <text:p>61,6000000000001</text:p>
          </table:table-cell>
          <table:table-cell table:formula="of:=[.I28]+[.K28]" office:value-type="float" office:value="17" calcext:value-type="float">
            <text:p>17</text:p>
          </table:table-cell>
          <table:table-cell table:formula="of:=IF([.C29]&gt;50;1;0)" office:value-type="float" office:value="1" calcext:value-type="float">
            <text:p>1</text:p>
          </table:table-cell>
          <table:table-cell table:formula="of:=IF([.E29]=1;[.$C$2]*[.$G$3]/1000;0)" office:value-type="float" office:value="3.8" calcext:value-type="float">
            <text:p>3,8</text:p>
          </table:table-cell>
          <table:table-cell table:formula="of:=IF([.E29]=0;[.$C$2]*[.$G$4]/1000;0)" office:value-type="float" office:value="0" calcext:value-type="float">
            <text:p>0</text:p>
          </table:table-cell>
          <table:table-cell table:formula="of:=[.C29]-[.F29]" office:value-type="float" office:value="57.8000000000001" calcext:value-type="float">
            <text:p>57,8000000000001</text:p>
          </table:table-cell>
          <table:table-cell table:formula="of:=[.D29]-[.G29]" office:value-type="float" office:value="17" calcext:value-type="float">
            <text:p>17</text:p>
          </table:table-cell>
          <table:table-cell table:formula="of:=IF([.B29]=5;15;0)" office:value-type="float" office:value="0" calcext:value-type="float">
            <text:p>0</text:p>
          </table:table-cell>
          <table:table-cell table:formula="of:=IF([.B29]=2;4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date" office:date-value="2012-12-20" calcext:value-type="date">
            <text:p>20.12.2012</text:p>
          </table:table-cell>
          <table:table-cell table:formula="of:=WEEKDAY([.A30];2)" office:value-type="float" office:value="4" calcext:value-type="float">
            <text:p>4</text:p>
          </table:table-cell>
          <table:table-cell table:formula="of:=[.H29]+[.J29]" office:value-type="float" office:value="57.8000000000001" calcext:value-type="float">
            <text:p>57,8000000000001</text:p>
          </table:table-cell>
          <table:table-cell table:formula="of:=[.I29]+[.K29]" office:value-type="float" office:value="17" calcext:value-type="float">
            <text:p>17</text:p>
          </table:table-cell>
          <table:table-cell table:formula="of:=IF([.C30]&gt;50;1;0)" office:value-type="float" office:value="1" calcext:value-type="float">
            <text:p>1</text:p>
          </table:table-cell>
          <table:table-cell table:formula="of:=IF([.E30]=1;[.$C$2]*[.$G$3]/1000;0)" office:value-type="float" office:value="3.8" calcext:value-type="float">
            <text:p>3,8</text:p>
          </table:table-cell>
          <table:table-cell table:formula="of:=IF([.E30]=0;[.$C$2]*[.$G$4]/1000;0)" office:value-type="float" office:value="0" calcext:value-type="float">
            <text:p>0</text:p>
          </table:table-cell>
          <table:table-cell table:formula="of:=[.C30]-[.F30]" office:value-type="float" office:value="54.0000000000001" calcext:value-type="float">
            <text:p>54,0000000000001</text:p>
          </table:table-cell>
          <table:table-cell table:formula="of:=[.D30]-[.G30]" office:value-type="float" office:value="17" calcext:value-type="float">
            <text:p>17</text:p>
          </table:table-cell>
          <table:table-cell table:formula="of:=IF([.B30]=5;15;0)" office:value-type="float" office:value="0" calcext:value-type="float">
            <text:p>0</text:p>
          </table:table-cell>
          <table:table-cell table:formula="of:=IF([.B30]=2;4;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12-12-21" calcext:value-type="date">
            <text:p>21.12.2012</text:p>
          </table:table-cell>
          <table:table-cell table:formula="of:=WEEKDAY([.A31];2)" office:value-type="float" office:value="5" calcext:value-type="float">
            <text:p>5</text:p>
          </table:table-cell>
          <table:table-cell table:formula="of:=[.H30]+[.J30]" office:value-type="float" office:value="54.0000000000001" calcext:value-type="float">
            <text:p>54,0000000000001</text:p>
          </table:table-cell>
          <table:table-cell table:formula="of:=[.I30]+[.K30]" office:value-type="float" office:value="17" calcext:value-type="float">
            <text:p>17</text:p>
          </table:table-cell>
          <table:table-cell table:formula="of:=IF([.C31]&gt;50;1;0)" office:value-type="float" office:value="1" calcext:value-type="float">
            <text:p>1</text:p>
          </table:table-cell>
          <table:table-cell table:formula="of:=IF([.E31]=1;[.$C$2]*[.$G$3]/1000;0)" office:value-type="float" office:value="3.8" calcext:value-type="float">
            <text:p>3,8</text:p>
          </table:table-cell>
          <table:table-cell table:formula="of:=IF([.E31]=0;[.$C$2]*[.$G$4]/1000;0)" office:value-type="float" office:value="0" calcext:value-type="float">
            <text:p>0</text:p>
          </table:table-cell>
          <table:table-cell table:formula="of:=[.C31]-[.F31]" office:value-type="float" office:value="50.2000000000001" calcext:value-type="float">
            <text:p>50,2000000000001</text:p>
          </table:table-cell>
          <table:table-cell table:formula="of:=[.D31]-[.G31]" office:value-type="float" office:value="17" calcext:value-type="float">
            <text:p>17</text:p>
          </table:table-cell>
          <table:table-cell table:formula="of:=IF([.B31]=5;15;0)" office:value-type="float" office:value="15" calcext:value-type="float">
            <text:p>15</text:p>
          </table:table-cell>
          <table:table-cell table:formula="of:=IF([.B31]=2;4;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date" office:date-value="2012-12-22" calcext:value-type="date">
            <text:p>22.12.2012</text:p>
          </table:table-cell>
          <table:table-cell table:formula="of:=WEEKDAY([.A32];2)" office:value-type="float" office:value="6" calcext:value-type="float">
            <text:p>6</text:p>
          </table:table-cell>
          <table:table-cell table:formula="of:=[.H31]+[.J31]" office:value-type="float" office:value="65.2000000000001" calcext:value-type="float">
            <text:p>65,2000000000001</text:p>
          </table:table-cell>
          <table:table-cell table:formula="of:=[.I31]+[.K31]" office:value-type="float" office:value="17" calcext:value-type="float">
            <text:p>17</text:p>
          </table:table-cell>
          <table:table-cell table:formula="of:=IF([.C32]&gt;50;1;0)" office:value-type="float" office:value="1" calcext:value-type="float">
            <text:p>1</text:p>
          </table:table-cell>
          <table:table-cell table:formula="of:=IF([.E32]=1;[.$C$2]*[.$G$3]/1000;0)" office:value-type="float" office:value="3.8" calcext:value-type="float">
            <text:p>3,8</text:p>
          </table:table-cell>
          <table:table-cell table:formula="of:=IF([.E32]=0;[.$C$2]*[.$G$4]/1000;0)" office:value-type="float" office:value="0" calcext:value-type="float">
            <text:p>0</text:p>
          </table:table-cell>
          <table:table-cell table:formula="of:=[.C32]-[.F32]" office:value-type="float" office:value="61.4000000000001" calcext:value-type="float">
            <text:p>61,4000000000001</text:p>
          </table:table-cell>
          <table:table-cell table:formula="of:=[.D32]-[.G32]" office:value-type="float" office:value="17" calcext:value-type="float">
            <text:p>17</text:p>
          </table:table-cell>
          <table:table-cell table:formula="of:=IF([.B32]=5;15;0)" office:value-type="float" office:value="0" calcext:value-type="float">
            <text:p>0</text:p>
          </table:table-cell>
          <table:table-cell table:formula="of:=IF([.B32]=2;4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date" office:date-value="2012-12-23" calcext:value-type="date">
            <text:p>23.12.2012</text:p>
          </table:table-cell>
          <table:table-cell table:formula="of:=WEEKDAY([.A33];2)" office:value-type="float" office:value="7" calcext:value-type="float">
            <text:p>7</text:p>
          </table:table-cell>
          <table:table-cell table:formula="of:=[.H32]+[.J32]" office:value-type="float" office:value="61.4000000000001" calcext:value-type="float">
            <text:p>61,4000000000001</text:p>
          </table:table-cell>
          <table:table-cell table:formula="of:=[.I32]+[.K32]" office:value-type="float" office:value="17" calcext:value-type="float">
            <text:p>17</text:p>
          </table:table-cell>
          <table:table-cell table:formula="of:=IF([.C33]&gt;50;1;0)" office:value-type="float" office:value="1" calcext:value-type="float">
            <text:p>1</text:p>
          </table:table-cell>
          <table:table-cell table:formula="of:=IF([.E33]=1;[.$C$2]*[.$G$3]/1000;0)" office:value-type="float" office:value="3.8" calcext:value-type="float">
            <text:p>3,8</text:p>
          </table:table-cell>
          <table:table-cell table:formula="of:=IF([.E33]=0;[.$C$2]*[.$G$4]/1000;0)" office:value-type="float" office:value="0" calcext:value-type="float">
            <text:p>0</text:p>
          </table:table-cell>
          <table:table-cell table:formula="of:=[.C33]-[.F33]" office:value-type="float" office:value="57.6000000000001" calcext:value-type="float">
            <text:p>57,6000000000001</text:p>
          </table:table-cell>
          <table:table-cell table:formula="of:=[.D33]-[.G33]" office:value-type="float" office:value="17" calcext:value-type="float">
            <text:p>17</text:p>
          </table:table-cell>
          <table:table-cell table:formula="of:=IF([.B33]=5;15;0)" office:value-type="float" office:value="0" calcext:value-type="float">
            <text:p>0</text:p>
          </table:table-cell>
          <table:table-cell table:formula="of:=IF([.B33]=2;4;0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date" office:date-value="2012-12-24" calcext:value-type="date">
            <text:p>24.12.2012</text:p>
          </table:table-cell>
          <table:table-cell table:formula="of:=WEEKDAY([.A34];2)" office:value-type="float" office:value="1" calcext:value-type="float">
            <text:p>1</text:p>
          </table:table-cell>
          <table:table-cell table:formula="of:=[.H33]+[.J33]" office:value-type="float" office:value="57.6000000000001" calcext:value-type="float">
            <text:p>57,6000000000001</text:p>
          </table:table-cell>
          <table:table-cell table:formula="of:=[.I33]+[.K33]" office:value-type="float" office:value="17" calcext:value-type="float">
            <text:p>17</text:p>
          </table:table-cell>
          <table:table-cell table:formula="of:=IF([.C34]&gt;50;1;0)" office:value-type="float" office:value="1" calcext:value-type="float">
            <text:p>1</text:p>
          </table:table-cell>
          <table:table-cell table:formula="of:=IF([.E34]=1;[.$C$2]*[.$G$3]/1000;0)" office:value-type="float" office:value="3.8" calcext:value-type="float">
            <text:p>3,8</text:p>
          </table:table-cell>
          <table:table-cell table:formula="of:=IF([.E34]=0;[.$C$2]*[.$G$4]/1000;0)" office:value-type="float" office:value="0" calcext:value-type="float">
            <text:p>0</text:p>
          </table:table-cell>
          <table:table-cell table:formula="of:=[.C34]-[.F34]" office:value-type="float" office:value="53.8000000000001" calcext:value-type="float">
            <text:p>53,8000000000001</text:p>
          </table:table-cell>
          <table:table-cell table:formula="of:=[.D34]-[.G34]" office:value-type="float" office:value="17" calcext:value-type="float">
            <text:p>17</text:p>
          </table:table-cell>
          <table:table-cell table:formula="of:=IF([.B34]=5;15;0)" office:value-type="float" office:value="0" calcext:value-type="float">
            <text:p>0</text:p>
          </table:table-cell>
          <table:table-cell table:formula="of:=IF([.B34]=2;4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date" office:date-value="2012-12-25" calcext:value-type="date">
            <text:p>25.12.2012</text:p>
          </table:table-cell>
          <table:table-cell table:formula="of:=WEEKDAY([.A35];2)" office:value-type="float" office:value="2" calcext:value-type="float">
            <text:p>2</text:p>
          </table:table-cell>
          <table:table-cell table:formula="of:=[.H34]+[.J34]" office:value-type="float" office:value="53.8000000000001" calcext:value-type="float">
            <text:p>53,8000000000001</text:p>
          </table:table-cell>
          <table:table-cell table:formula="of:=[.I34]+[.K34]" office:value-type="float" office:value="17" calcext:value-type="float">
            <text:p>17</text:p>
          </table:table-cell>
          <table:table-cell table:formula="of:=IF([.C35]&gt;50;1;0)" office:value-type="float" office:value="1" calcext:value-type="float">
            <text:p>1</text:p>
          </table:table-cell>
          <table:table-cell table:formula="of:=IF([.E35]=1;[.$C$2]*[.$G$3]/1000;0)" office:value-type="float" office:value="3.8" calcext:value-type="float">
            <text:p>3,8</text:p>
          </table:table-cell>
          <table:table-cell table:formula="of:=IF([.E35]=0;[.$C$2]*[.$G$4]/1000;0)" office:value-type="float" office:value="0" calcext:value-type="float">
            <text:p>0</text:p>
          </table:table-cell>
          <table:table-cell table:formula="of:=[.C35]-[.F35]" office:value-type="float" office:value="50.0000000000001" calcext:value-type="float">
            <text:p>50,0000000000001</text:p>
          </table:table-cell>
          <table:table-cell table:formula="of:=[.D35]-[.G35]" office:value-type="float" office:value="17" calcext:value-type="float">
            <text:p>17</text:p>
          </table:table-cell>
          <table:table-cell table:formula="of:=IF([.B35]=5;15;0)" office:value-type="float" office:value="0" calcext:value-type="float">
            <text:p>0</text:p>
          </table:table-cell>
          <table:table-cell table:formula="of:=IF([.B35]=2;4;0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date" office:date-value="2012-12-26" calcext:value-type="date">
            <text:p>26.12.2012</text:p>
          </table:table-cell>
          <table:table-cell table:formula="of:=WEEKDAY([.A36];2)" office:value-type="float" office:value="3" calcext:value-type="float">
            <text:p>3</text:p>
          </table:table-cell>
          <table:table-cell table:formula="of:=[.H35]+[.J35]" office:value-type="float" office:value="50.0000000000001" calcext:value-type="float">
            <text:p>50,0000000000001</text:p>
          </table:table-cell>
          <table:table-cell table:formula="of:=[.I35]+[.K35]" office:value-type="float" office:value="21" calcext:value-type="float">
            <text:p>21</text:p>
          </table:table-cell>
          <table:table-cell table:formula="of:=IF([.C36]&gt;50;1;0)" office:value-type="float" office:value="0" calcext:value-type="float">
            <text:p>0</text:p>
          </table:table-cell>
          <table:table-cell table:formula="of:=IF([.E36]=1;[.$C$2]*[.$G$3]/1000;0)" office:value-type="float" office:value="0" calcext:value-type="float">
            <text:p>0</text:p>
          </table:table-cell>
          <table:table-cell table:formula="of:=IF([.E36]=0;[.$C$2]*[.$G$4]/1000;0)" office:value-type="float" office:value="1.9" calcext:value-type="float">
            <text:p>1,9</text:p>
          </table:table-cell>
          <table:table-cell table:formula="of:=[.C36]-[.F36]" office:value-type="float" office:value="50.0000000000001" calcext:value-type="float">
            <text:p>50,0000000000001</text:p>
          </table:table-cell>
          <table:table-cell table:formula="of:=[.D36]-[.G36]" office:value-type="float" office:value="19.1" calcext:value-type="float">
            <text:p>19,1</text:p>
          </table:table-cell>
          <table:table-cell table:formula="of:=IF([.B36]=5;15;0)" office:value-type="float" office:value="0" calcext:value-type="float">
            <text:p>0</text:p>
          </table:table-cell>
          <table:table-cell table:formula="of:=IF([.B36]=2;4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2-12-27" calcext:value-type="date">
            <text:p>27.12.2012</text:p>
          </table:table-cell>
          <table:table-cell table:formula="of:=WEEKDAY([.A37];2)" office:value-type="float" office:value="4" calcext:value-type="float">
            <text:p>4</text:p>
          </table:table-cell>
          <table:table-cell table:formula="of:=[.H36]+[.J36]" office:value-type="float" office:value="50.0000000000001" calcext:value-type="float">
            <text:p>50,0000000000001</text:p>
          </table:table-cell>
          <table:table-cell table:formula="of:=[.I36]+[.K36]" office:value-type="float" office:value="19.1" calcext:value-type="float">
            <text:p>19,1</text:p>
          </table:table-cell>
          <table:table-cell table:formula="of:=IF([.C37]&gt;50;1;0)" office:value-type="float" office:value="0" calcext:value-type="float">
            <text:p>0</text:p>
          </table:table-cell>
          <table:table-cell table:formula="of:=IF([.E37]=1;[.$C$2]*[.$G$3]/1000;0)" office:value-type="float" office:value="0" calcext:value-type="float">
            <text:p>0</text:p>
          </table:table-cell>
          <table:table-cell table:formula="of:=IF([.E37]=0;[.$C$2]*[.$G$4]/1000;0)" office:value-type="float" office:value="1.9" calcext:value-type="float">
            <text:p>1,9</text:p>
          </table:table-cell>
          <table:table-cell table:formula="of:=[.C37]-[.F37]" office:value-type="float" office:value="50.0000000000001" calcext:value-type="float">
            <text:p>50,0000000000001</text:p>
          </table:table-cell>
          <table:table-cell table:formula="of:=[.D37]-[.G37]" office:value-type="float" office:value="17.2" calcext:value-type="float">
            <text:p>17,2</text:p>
          </table:table-cell>
          <table:table-cell table:formula="of:=IF([.B37]=5;15;0)" office:value-type="float" office:value="0" calcext:value-type="float">
            <text:p>0</text:p>
          </table:table-cell>
          <table:table-cell table:formula="of:=IF([.B37]=2;4;0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date" office:date-value="2012-12-28" calcext:value-type="date">
            <text:p>28.12.2012</text:p>
          </table:table-cell>
          <table:table-cell table:formula="of:=WEEKDAY([.A38];2)" office:value-type="float" office:value="5" calcext:value-type="float">
            <text:p>5</text:p>
          </table:table-cell>
          <table:table-cell table:formula="of:=[.H37]+[.J37]" office:value-type="float" office:value="50.0000000000001" calcext:value-type="float">
            <text:p>50,0000000000001</text:p>
          </table:table-cell>
          <table:table-cell table:formula="of:=[.I37]+[.K37]" office:value-type="float" office:value="17.2" calcext:value-type="float">
            <text:p>17,2</text:p>
          </table:table-cell>
          <table:table-cell table:formula="of:=IF([.C38]&gt;50;1;0)" office:value-type="float" office:value="0" calcext:value-type="float">
            <text:p>0</text:p>
          </table:table-cell>
          <table:table-cell table:formula="of:=IF([.E38]=1;[.$C$2]*[.$G$3]/1000;0)" office:value-type="float" office:value="0" calcext:value-type="float">
            <text:p>0</text:p>
          </table:table-cell>
          <table:table-cell table:formula="of:=IF([.E38]=0;[.$C$2]*[.$G$4]/1000;0)" office:value-type="float" office:value="1.9" calcext:value-type="float">
            <text:p>1,9</text:p>
          </table:table-cell>
          <table:table-cell table:formula="of:=[.C38]-[.F38]" office:value-type="float" office:value="50.0000000000001" calcext:value-type="float">
            <text:p>50,0000000000001</text:p>
          </table:table-cell>
          <table:table-cell table:formula="of:=[.D38]-[.G38]" office:value-type="float" office:value="15.3" calcext:value-type="float">
            <text:p>15,3</text:p>
          </table:table-cell>
          <table:table-cell table:formula="of:=IF([.B38]=5;15;0)" office:value-type="float" office:value="15" calcext:value-type="float">
            <text:p>15</text:p>
          </table:table-cell>
          <table:table-cell table:formula="of:=IF([.B38]=2;4;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date" office:date-value="2012-12-29" calcext:value-type="date">
            <text:p>29.12.2012</text:p>
          </table:table-cell>
          <table:table-cell table:formula="of:=WEEKDAY([.A39];2)" office:value-type="float" office:value="6" calcext:value-type="float">
            <text:p>6</text:p>
          </table:table-cell>
          <table:table-cell table:formula="of:=[.H38]+[.J38]" office:value-type="float" office:value="65.0000000000001" calcext:value-type="float">
            <text:p>65,0000000000001</text:p>
          </table:table-cell>
          <table:table-cell table:formula="of:=[.I38]+[.K38]" office:value-type="float" office:value="15.3" calcext:value-type="float">
            <text:p>15,3</text:p>
          </table:table-cell>
          <table:table-cell table:formula="of:=IF([.C39]&gt;50;1;0)" office:value-type="float" office:value="1" calcext:value-type="float">
            <text:p>1</text:p>
          </table:table-cell>
          <table:table-cell table:formula="of:=IF([.E39]=1;[.$C$2]*[.$G$3]/1000;0)" office:value-type="float" office:value="3.8" calcext:value-type="float">
            <text:p>3,8</text:p>
          </table:table-cell>
          <table:table-cell table:formula="of:=IF([.E39]=0;[.$C$2]*[.$G$4]/1000;0)" office:value-type="float" office:value="0" calcext:value-type="float">
            <text:p>0</text:p>
          </table:table-cell>
          <table:table-cell table:formula="of:=[.C39]-[.F39]" office:value-type="float" office:value="61.2000000000001" calcext:value-type="float">
            <text:p>61,2000000000001</text:p>
          </table:table-cell>
          <table:table-cell table:formula="of:=[.D39]-[.G39]" office:value-type="float" office:value="15.3" calcext:value-type="float">
            <text:p>15,3</text:p>
          </table:table-cell>
          <table:table-cell table:formula="of:=IF([.B39]=5;15;0)" office:value-type="float" office:value="0" calcext:value-type="float">
            <text:p>0</text:p>
          </table:table-cell>
          <table:table-cell table:formula="of:=IF([.B39]=2;4;0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date" office:date-value="2012-12-30" calcext:value-type="date">
            <text:p>30.12.2012</text:p>
          </table:table-cell>
          <table:table-cell table:formula="of:=WEEKDAY([.A40];2)" office:value-type="float" office:value="7" calcext:value-type="float">
            <text:p>7</text:p>
          </table:table-cell>
          <table:table-cell table:formula="of:=[.H39]+[.J39]" office:value-type="float" office:value="61.2000000000001" calcext:value-type="float">
            <text:p>61,2000000000001</text:p>
          </table:table-cell>
          <table:table-cell table:formula="of:=[.I39]+[.K39]" office:value-type="float" office:value="15.3" calcext:value-type="float">
            <text:p>15,3</text:p>
          </table:table-cell>
          <table:table-cell table:formula="of:=IF([.C40]&gt;50;1;0)" office:value-type="float" office:value="1" calcext:value-type="float">
            <text:p>1</text:p>
          </table:table-cell>
          <table:table-cell table:formula="of:=IF([.E40]=1;[.$C$2]*[.$G$3]/1000;0)" office:value-type="float" office:value="3.8" calcext:value-type="float">
            <text:p>3,8</text:p>
          </table:table-cell>
          <table:table-cell table:formula="of:=IF([.E40]=0;[.$C$2]*[.$G$4]/1000;0)" office:value-type="float" office:value="0" calcext:value-type="float">
            <text:p>0</text:p>
          </table:table-cell>
          <table:table-cell table:formula="of:=[.C40]-[.F40]" office:value-type="float" office:value="57.4000000000001" calcext:value-type="float">
            <text:p>57,4000000000001</text:p>
          </table:table-cell>
          <table:table-cell table:formula="of:=[.D40]-[.G40]" office:value-type="float" office:value="15.3" calcext:value-type="float">
            <text:p>15,3</text:p>
          </table:table-cell>
          <table:table-cell table:formula="of:=IF([.B40]=5;15;0)" office:value-type="float" office:value="0" calcext:value-type="float">
            <text:p>0</text:p>
          </table:table-cell>
          <table:table-cell table:formula="of:=IF([.B40]=2;4;0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12-12-31" calcext:value-type="date">
            <text:p>31.12.2012</text:p>
          </table:table-cell>
          <table:table-cell table:formula="of:=WEEKDAY([.A41];2)" office:value-type="float" office:value="1" calcext:value-type="float">
            <text:p>1</text:p>
          </table:table-cell>
          <table:table-cell table:formula="of:=[.H40]+[.J40]" office:value-type="float" office:value="57.4000000000001" calcext:value-type="float">
            <text:p>57,4000000000001</text:p>
          </table:table-cell>
          <table:table-cell table:formula="of:=[.I40]+[.K40]" office:value-type="float" office:value="15.3" calcext:value-type="float">
            <text:p>15,3</text:p>
          </table:table-cell>
          <table:table-cell table:formula="of:=IF([.C41]&gt;50;1;0)" office:value-type="float" office:value="1" calcext:value-type="float">
            <text:p>1</text:p>
          </table:table-cell>
          <table:table-cell table:formula="of:=IF([.E41]=1;[.$C$2]*[.$G$3]/1000;0)" office:value-type="float" office:value="3.8" calcext:value-type="float">
            <text:p>3,8</text:p>
          </table:table-cell>
          <table:table-cell table:formula="of:=IF([.E41]=0;[.$C$2]*[.$G$4]/1000;0)" office:value-type="float" office:value="0" calcext:value-type="float">
            <text:p>0</text:p>
          </table:table-cell>
          <table:table-cell table:formula="of:=[.C41]-[.F41]" office:value-type="float" office:value="53.6000000000001" calcext:value-type="float">
            <text:p>53,6000000000001</text:p>
          </table:table-cell>
          <table:table-cell table:formula="of:=[.D41]-[.G41]" office:value-type="float" office:value="15.3" calcext:value-type="float">
            <text:p>15,3</text:p>
          </table:table-cell>
          <table:table-cell table:formula="of:=IF([.B41]=5;15;0)" office:value-type="float" office:value="0" calcext:value-type="float">
            <text:p>0</text:p>
          </table:table-cell>
          <table:table-cell table:formula="of:=IF([.B41]=2;4;0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date" office:date-value="2013-01-01" calcext:value-type="date">
            <text:p>1.01.2013</text:p>
          </table:table-cell>
          <table:table-cell table:formula="of:=WEEKDAY([.A42];2)" office:value-type="float" office:value="2" calcext:value-type="float">
            <text:p>2</text:p>
          </table:table-cell>
          <table:table-cell table:formula="of:=[.H41]+[.J41]" office:value-type="float" office:value="53.6000000000001" calcext:value-type="float">
            <text:p>53,6000000000001</text:p>
          </table:table-cell>
          <table:table-cell table:formula="of:=[.I41]+[.K41]" office:value-type="float" office:value="15.3" calcext:value-type="float">
            <text:p>15,3</text:p>
          </table:table-cell>
          <table:table-cell table:formula="of:=IF([.C42]&gt;50;1;0)" office:value-type="float" office:value="1" calcext:value-type="float">
            <text:p>1</text:p>
          </table:table-cell>
          <table:table-cell table:formula="of:=IF([.E42]=1;[.$C$2]*[.$G$3]/1000;0)" office:value-type="float" office:value="3.8" calcext:value-type="float">
            <text:p>3,8</text:p>
          </table:table-cell>
          <table:table-cell table:formula="of:=IF([.E42]=0;[.$C$2]*[.$G$4]/1000;0)" office:value-type="float" office:value="0" calcext:value-type="float">
            <text:p>0</text:p>
          </table:table-cell>
          <table:table-cell table:formula="of:=[.C42]-[.F42]" office:value-type="float" office:value="49.8000000000001" calcext:value-type="float">
            <text:p>49,8000000000001</text:p>
          </table:table-cell>
          <table:table-cell table:formula="of:=[.D42]-[.G42]" office:value-type="float" office:value="15.3" calcext:value-type="float">
            <text:p>15,3</text:p>
          </table:table-cell>
          <table:table-cell table:formula="of:=IF([.B42]=5;15;0)" office:value-type="float" office:value="0" calcext:value-type="float">
            <text:p>0</text:p>
          </table:table-cell>
          <table:table-cell table:formula="of:=IF([.B42]=2;4;0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date" office:date-value="2013-01-02" calcext:value-type="date">
            <text:p>2.01.2013</text:p>
          </table:table-cell>
          <table:table-cell table:formula="of:=WEEKDAY([.A43];2)" office:value-type="float" office:value="3" calcext:value-type="float">
            <text:p>3</text:p>
          </table:table-cell>
          <table:table-cell table:formula="of:=[.H42]+[.J42]" office:value-type="float" office:value="49.8000000000001" calcext:value-type="float">
            <text:p>49,8000000000001</text:p>
          </table:table-cell>
          <table:table-cell table:formula="of:=[.I42]+[.K42]" office:value-type="float" office:value="19.3" calcext:value-type="float">
            <text:p>19,3</text:p>
          </table:table-cell>
          <table:table-cell table:formula="of:=IF([.C43]&gt;50;1;0)" office:value-type="float" office:value="0" calcext:value-type="float">
            <text:p>0</text:p>
          </table:table-cell>
          <table:table-cell table:formula="of:=IF([.E43]=1;[.$C$2]*[.$G$3]/1000;0)" office:value-type="float" office:value="0" calcext:value-type="float">
            <text:p>0</text:p>
          </table:table-cell>
          <table:table-cell table:formula="of:=IF([.E43]=0;[.$C$2]*[.$G$4]/1000;0)" office:value-type="float" office:value="1.9" calcext:value-type="float">
            <text:p>1,9</text:p>
          </table:table-cell>
          <table:table-cell table:formula="of:=[.C43]-[.F43]" office:value-type="float" office:value="49.8000000000001" calcext:value-type="float">
            <text:p>49,8000000000001</text:p>
          </table:table-cell>
          <table:table-cell table:formula="of:=[.D43]-[.G43]" office:value-type="float" office:value="17.4" calcext:value-type="float">
            <text:p>17,4</text:p>
          </table:table-cell>
          <table:table-cell table:formula="of:=IF([.B43]=5;15;0)" office:value-type="float" office:value="0" calcext:value-type="float">
            <text:p>0</text:p>
          </table:table-cell>
          <table:table-cell table:formula="of:=IF([.B43]=2;4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date" office:date-value="2013-01-03" calcext:value-type="date">
            <text:p>3.01.2013</text:p>
          </table:table-cell>
          <table:table-cell table:formula="of:=WEEKDAY([.A44];2)" office:value-type="float" office:value="4" calcext:value-type="float">
            <text:p>4</text:p>
          </table:table-cell>
          <table:table-cell table:formula="of:=[.H43]+[.J43]" office:value-type="float" office:value="49.8000000000001" calcext:value-type="float">
            <text:p>49,8000000000001</text:p>
          </table:table-cell>
          <table:table-cell table:formula="of:=[.I43]+[.K43]" office:value-type="float" office:value="17.4" calcext:value-type="float">
            <text:p>17,4</text:p>
          </table:table-cell>
          <table:table-cell table:formula="of:=IF([.C44]&gt;50;1;0)" office:value-type="float" office:value="0" calcext:value-type="float">
            <text:p>0</text:p>
          </table:table-cell>
          <table:table-cell table:formula="of:=IF([.E44]=1;[.$C$2]*[.$G$3]/1000;0)" office:value-type="float" office:value="0" calcext:value-type="float">
            <text:p>0</text:p>
          </table:table-cell>
          <table:table-cell table:formula="of:=IF([.E44]=0;[.$C$2]*[.$G$4]/1000;0)" office:value-type="float" office:value="1.9" calcext:value-type="float">
            <text:p>1,9</text:p>
          </table:table-cell>
          <table:table-cell table:formula="of:=[.C44]-[.F44]" office:value-type="float" office:value="49.8000000000001" calcext:value-type="float">
            <text:p>49,8000000000001</text:p>
          </table:table-cell>
          <table:table-cell table:formula="of:=[.D44]-[.G44]" office:value-type="float" office:value="15.5" calcext:value-type="float">
            <text:p>15,5</text:p>
          </table:table-cell>
          <table:table-cell table:formula="of:=IF([.B44]=5;15;0)" office:value-type="float" office:value="0" calcext:value-type="float">
            <text:p>0</text:p>
          </table:table-cell>
          <table:table-cell table:formula="of:=IF([.B44]=2;4;0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3-01-04" calcext:value-type="date">
            <text:p>4.01.2013</text:p>
          </table:table-cell>
          <table:table-cell table:formula="of:=WEEKDAY([.A45];2)" office:value-type="float" office:value="5" calcext:value-type="float">
            <text:p>5</text:p>
          </table:table-cell>
          <table:table-cell table:formula="of:=[.H44]+[.J44]" office:value-type="float" office:value="49.8000000000001" calcext:value-type="float">
            <text:p>49,8000000000001</text:p>
          </table:table-cell>
          <table:table-cell table:formula="of:=[.I44]+[.K44]" office:value-type="float" office:value="15.5" calcext:value-type="float">
            <text:p>15,5</text:p>
          </table:table-cell>
          <table:table-cell table:formula="of:=IF([.C45]&gt;50;1;0)" office:value-type="float" office:value="0" calcext:value-type="float">
            <text:p>0</text:p>
          </table:table-cell>
          <table:table-cell table:formula="of:=IF([.E45]=1;[.$C$2]*[.$G$3]/1000;0)" office:value-type="float" office:value="0" calcext:value-type="float">
            <text:p>0</text:p>
          </table:table-cell>
          <table:table-cell table:formula="of:=IF([.E45]=0;[.$C$2]*[.$G$4]/1000;0)" office:value-type="float" office:value="1.9" calcext:value-type="float">
            <text:p>1,9</text:p>
          </table:table-cell>
          <table:table-cell table:formula="of:=[.C45]-[.F45]" office:value-type="float" office:value="49.8000000000001" calcext:value-type="float">
            <text:p>49,8000000000001</text:p>
          </table:table-cell>
          <table:table-cell table:formula="of:=[.D45]-[.G45]" office:value-type="float" office:value="13.6" calcext:value-type="float">
            <text:p>13,6</text:p>
          </table:table-cell>
          <table:table-cell table:formula="of:=IF([.B45]=5;15;0)" office:value-type="float" office:value="15" calcext:value-type="float">
            <text:p>15</text:p>
          </table:table-cell>
          <table:table-cell table:formula="of:=IF([.B45]=2;4;0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3-01-05" calcext:value-type="date">
            <text:p>5.01.2013</text:p>
          </table:table-cell>
          <table:table-cell table:formula="of:=WEEKDAY([.A46];2)" office:value-type="float" office:value="6" calcext:value-type="float">
            <text:p>6</text:p>
          </table:table-cell>
          <table:table-cell table:formula="of:=[.H45]+[.J45]" office:value-type="float" office:value="64.8000000000001" calcext:value-type="float">
            <text:p>64,8000000000001</text:p>
          </table:table-cell>
          <table:table-cell table:formula="of:=[.I45]+[.K45]" office:value-type="float" office:value="13.6" calcext:value-type="float">
            <text:p>13,6</text:p>
          </table:table-cell>
          <table:table-cell table:formula="of:=IF([.C46]&gt;50;1;0)" office:value-type="float" office:value="1" calcext:value-type="float">
            <text:p>1</text:p>
          </table:table-cell>
          <table:table-cell table:formula="of:=IF([.E46]=1;[.$C$2]*[.$G$3]/1000;0)" office:value-type="float" office:value="3.8" calcext:value-type="float">
            <text:p>3,8</text:p>
          </table:table-cell>
          <table:table-cell table:formula="of:=IF([.E46]=0;[.$C$2]*[.$G$4]/1000;0)" office:value-type="float" office:value="0" calcext:value-type="float">
            <text:p>0</text:p>
          </table:table-cell>
          <table:table-cell table:formula="of:=[.C46]-[.F46]" office:value-type="float" office:value="61.0000000000001" calcext:value-type="float">
            <text:p>61,0000000000001</text:p>
          </table:table-cell>
          <table:table-cell table:formula="of:=[.D46]-[.G46]" office:value-type="float" office:value="13.6" calcext:value-type="float">
            <text:p>13,6</text:p>
          </table:table-cell>
          <table:table-cell table:formula="of:=IF([.B46]=5;15;0)" office:value-type="float" office:value="0" calcext:value-type="float">
            <text:p>0</text:p>
          </table:table-cell>
          <table:table-cell table:formula="of:=IF([.B46]=2;4;0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date" office:date-value="2013-01-06" calcext:value-type="date">
            <text:p>6.01.2013</text:p>
          </table:table-cell>
          <table:table-cell table:formula="of:=WEEKDAY([.A47];2)" office:value-type="float" office:value="7" calcext:value-type="float">
            <text:p>7</text:p>
          </table:table-cell>
          <table:table-cell table:formula="of:=[.H46]+[.J46]" office:value-type="float" office:value="61.0000000000001" calcext:value-type="float">
            <text:p>61,0000000000001</text:p>
          </table:table-cell>
          <table:table-cell table:formula="of:=[.I46]+[.K46]" office:value-type="float" office:value="13.6" calcext:value-type="float">
            <text:p>13,6</text:p>
          </table:table-cell>
          <table:table-cell table:formula="of:=IF([.C47]&gt;50;1;0)" office:value-type="float" office:value="1" calcext:value-type="float">
            <text:p>1</text:p>
          </table:table-cell>
          <table:table-cell table:formula="of:=IF([.E47]=1;[.$C$2]*[.$G$3]/1000;0)" office:value-type="float" office:value="3.8" calcext:value-type="float">
            <text:p>3,8</text:p>
          </table:table-cell>
          <table:table-cell table:formula="of:=IF([.E47]=0;[.$C$2]*[.$G$4]/1000;0)" office:value-type="float" office:value="0" calcext:value-type="float">
            <text:p>0</text:p>
          </table:table-cell>
          <table:table-cell table:formula="of:=[.C47]-[.F47]" office:value-type="float" office:value="57.2000000000001" calcext:value-type="float">
            <text:p>57,2000000000001</text:p>
          </table:table-cell>
          <table:table-cell table:formula="of:=[.D47]-[.G47]" office:value-type="float" office:value="13.6" calcext:value-type="float">
            <text:p>13,6</text:p>
          </table:table-cell>
          <table:table-cell table:formula="of:=IF([.B47]=5;15;0)" office:value-type="float" office:value="0" calcext:value-type="float">
            <text:p>0</text:p>
          </table:table-cell>
          <table:table-cell table:formula="of:=IF([.B47]=2;4;0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date" office:date-value="2013-01-07" calcext:value-type="date">
            <text:p>7.01.2013</text:p>
          </table:table-cell>
          <table:table-cell table:formula="of:=WEEKDAY([.A48];2)" office:value-type="float" office:value="1" calcext:value-type="float">
            <text:p>1</text:p>
          </table:table-cell>
          <table:table-cell table:formula="of:=[.H47]+[.J47]" office:value-type="float" office:value="57.2000000000001" calcext:value-type="float">
            <text:p>57,2000000000001</text:p>
          </table:table-cell>
          <table:table-cell table:formula="of:=[.I47]+[.K47]" office:value-type="float" office:value="13.6" calcext:value-type="float">
            <text:p>13,6</text:p>
          </table:table-cell>
          <table:table-cell table:formula="of:=IF([.C48]&gt;50;1;0)" office:value-type="float" office:value="1" calcext:value-type="float">
            <text:p>1</text:p>
          </table:table-cell>
          <table:table-cell table:formula="of:=IF([.E48]=1;[.$C$2]*[.$G$3]/1000;0)" office:value-type="float" office:value="3.8" calcext:value-type="float">
            <text:p>3,8</text:p>
          </table:table-cell>
          <table:table-cell table:formula="of:=IF([.E48]=0;[.$C$2]*[.$G$4]/1000;0)" office:value-type="float" office:value="0" calcext:value-type="float">
            <text:p>0</text:p>
          </table:table-cell>
          <table:table-cell table:formula="of:=[.C48]-[.F48]" office:value-type="float" office:value="53.4000000000001" calcext:value-type="float">
            <text:p>53,4000000000001</text:p>
          </table:table-cell>
          <table:table-cell table:formula="of:=[.D48]-[.G48]" office:value-type="float" office:value="13.6" calcext:value-type="float">
            <text:p>13,6</text:p>
          </table:table-cell>
          <table:table-cell table:formula="of:=IF([.B48]=5;15;0)" office:value-type="float" office:value="0" calcext:value-type="float">
            <text:p>0</text:p>
          </table:table-cell>
          <table:table-cell table:formula="of:=IF([.B48]=2;4;0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date" office:date-value="2013-01-08" calcext:value-type="date">
            <text:p>8.01.2013</text:p>
          </table:table-cell>
          <table:table-cell table:formula="of:=WEEKDAY([.A49];2)" office:value-type="float" office:value="2" calcext:value-type="float">
            <text:p>2</text:p>
          </table:table-cell>
          <table:table-cell table:formula="of:=[.H48]+[.J48]" office:value-type="float" office:value="53.4000000000001" calcext:value-type="float">
            <text:p>53,4000000000001</text:p>
          </table:table-cell>
          <table:table-cell table:formula="of:=[.I48]+[.K48]" office:value-type="float" office:value="13.6" calcext:value-type="float">
            <text:p>13,6</text:p>
          </table:table-cell>
          <table:table-cell table:formula="of:=IF([.C49]&gt;50;1;0)" office:value-type="float" office:value="1" calcext:value-type="float">
            <text:p>1</text:p>
          </table:table-cell>
          <table:table-cell table:formula="of:=IF([.E49]=1;[.$C$2]*[.$G$3]/1000;0)" office:value-type="float" office:value="3.8" calcext:value-type="float">
            <text:p>3,8</text:p>
          </table:table-cell>
          <table:table-cell table:formula="of:=IF([.E49]=0;[.$C$2]*[.$G$4]/1000;0)" office:value-type="float" office:value="0" calcext:value-type="float">
            <text:p>0</text:p>
          </table:table-cell>
          <table:table-cell table:formula="of:=[.C49]-[.F49]" office:value-type="float" office:value="49.6000000000001" calcext:value-type="float">
            <text:p>49,6000000000001</text:p>
          </table:table-cell>
          <table:table-cell table:formula="of:=[.D49]-[.G49]" office:value-type="float" office:value="13.6" calcext:value-type="float">
            <text:p>13,6</text:p>
          </table:table-cell>
          <table:table-cell table:formula="of:=IF([.B49]=5;15;0)" office:value-type="float" office:value="0" calcext:value-type="float">
            <text:p>0</text:p>
          </table:table-cell>
          <table:table-cell table:formula="of:=IF([.B49]=2;4;0)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date" office:date-value="2013-01-09" calcext:value-type="date">
            <text:p>9.01.2013</text:p>
          </table:table-cell>
          <table:table-cell table:formula="of:=WEEKDAY([.A50];2)" office:value-type="float" office:value="3" calcext:value-type="float">
            <text:p>3</text:p>
          </table:table-cell>
          <table:table-cell table:formula="of:=[.H49]+[.J49]" office:value-type="float" office:value="49.6000000000001" calcext:value-type="float">
            <text:p>49,6000000000001</text:p>
          </table:table-cell>
          <table:table-cell table:formula="of:=[.I49]+[.K49]" office:value-type="float" office:value="17.6" calcext:value-type="float">
            <text:p>17,6</text:p>
          </table:table-cell>
          <table:table-cell table:formula="of:=IF([.C50]&gt;50;1;0)" office:value-type="float" office:value="0" calcext:value-type="float">
            <text:p>0</text:p>
          </table:table-cell>
          <table:table-cell table:formula="of:=IF([.E50]=1;[.$C$2]*[.$G$3]/1000;0)" office:value-type="float" office:value="0" calcext:value-type="float">
            <text:p>0</text:p>
          </table:table-cell>
          <table:table-cell table:formula="of:=IF([.E50]=0;[.$C$2]*[.$G$4]/1000;0)" office:value-type="float" office:value="1.9" calcext:value-type="float">
            <text:p>1,9</text:p>
          </table:table-cell>
          <table:table-cell table:formula="of:=[.C50]-[.F50]" office:value-type="float" office:value="49.6000000000001" calcext:value-type="float">
            <text:p>49,6000000000001</text:p>
          </table:table-cell>
          <table:table-cell table:formula="of:=[.D50]-[.G50]" office:value-type="float" office:value="15.7" calcext:value-type="float">
            <text:p>15,7</text:p>
          </table:table-cell>
          <table:table-cell table:formula="of:=IF([.B50]=5;15;0)" office:value-type="float" office:value="0" calcext:value-type="float">
            <text:p>0</text:p>
          </table:table-cell>
          <table:table-cell table:formula="of:=IF([.B50]=2;4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date" office:date-value="2013-01-10" calcext:value-type="date">
            <text:p>10.01.2013</text:p>
          </table:table-cell>
          <table:table-cell table:formula="of:=WEEKDAY([.A51];2)" office:value-type="float" office:value="4" calcext:value-type="float">
            <text:p>4</text:p>
          </table:table-cell>
          <table:table-cell table:formula="of:=[.H50]+[.J50]" office:value-type="float" office:value="49.6000000000001" calcext:value-type="float">
            <text:p>49,6000000000001</text:p>
          </table:table-cell>
          <table:table-cell table:formula="of:=[.I50]+[.K50]" office:value-type="float" office:value="15.7" calcext:value-type="float">
            <text:p>15,7</text:p>
          </table:table-cell>
          <table:table-cell table:formula="of:=IF([.C51]&gt;50;1;0)" office:value-type="float" office:value="0" calcext:value-type="float">
            <text:p>0</text:p>
          </table:table-cell>
          <table:table-cell table:formula="of:=IF([.E51]=1;[.$C$2]*[.$G$3]/1000;0)" office:value-type="float" office:value="0" calcext:value-type="float">
            <text:p>0</text:p>
          </table:table-cell>
          <table:table-cell table:formula="of:=IF([.E51]=0;[.$C$2]*[.$G$4]/1000;0)" office:value-type="float" office:value="1.9" calcext:value-type="float">
            <text:p>1,9</text:p>
          </table:table-cell>
          <table:table-cell table:formula="of:=[.C51]-[.F51]" office:value-type="float" office:value="49.6000000000001" calcext:value-type="float">
            <text:p>49,6000000000001</text:p>
          </table:table-cell>
          <table:table-cell table:formula="of:=[.D51]-[.G51]" office:value-type="float" office:value="13.8" calcext:value-type="float">
            <text:p>13,8</text:p>
          </table:table-cell>
          <table:table-cell table:formula="of:=IF([.B51]=5;15;0)" office:value-type="float" office:value="0" calcext:value-type="float">
            <text:p>0</text:p>
          </table:table-cell>
          <table:table-cell table:formula="of:=IF([.B51]=2;4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date" office:date-value="2013-01-11" calcext:value-type="date">
            <text:p>11.01.2013</text:p>
          </table:table-cell>
          <table:table-cell table:formula="of:=WEEKDAY([.A52];2)" office:value-type="float" office:value="5" calcext:value-type="float">
            <text:p>5</text:p>
          </table:table-cell>
          <table:table-cell table:formula="of:=[.H51]+[.J51]" office:value-type="float" office:value="49.6000000000001" calcext:value-type="float">
            <text:p>49,6000000000001</text:p>
          </table:table-cell>
          <table:table-cell table:formula="of:=[.I51]+[.K51]" office:value-type="float" office:value="13.8" calcext:value-type="float">
            <text:p>13,8</text:p>
          </table:table-cell>
          <table:table-cell table:formula="of:=IF([.C52]&gt;50;1;0)" office:value-type="float" office:value="0" calcext:value-type="float">
            <text:p>0</text:p>
          </table:table-cell>
          <table:table-cell table:formula="of:=IF([.E52]=1;[.$C$2]*[.$G$3]/1000;0)" office:value-type="float" office:value="0" calcext:value-type="float">
            <text:p>0</text:p>
          </table:table-cell>
          <table:table-cell table:formula="of:=IF([.E52]=0;[.$C$2]*[.$G$4]/1000;0)" office:value-type="float" office:value="1.9" calcext:value-type="float">
            <text:p>1,9</text:p>
          </table:table-cell>
          <table:table-cell table:formula="of:=[.C52]-[.F52]" office:value-type="float" office:value="49.6000000000001" calcext:value-type="float">
            <text:p>49,6000000000001</text:p>
          </table:table-cell>
          <table:table-cell table:formula="of:=[.D52]-[.G52]" office:value-type="float" office:value="11.9" calcext:value-type="float">
            <text:p>11,9</text:p>
          </table:table-cell>
          <table:table-cell table:formula="of:=IF([.B52]=5;15;0)" office:value-type="float" office:value="15" calcext:value-type="float">
            <text:p>15</text:p>
          </table:table-cell>
          <table:table-cell table:formula="of:=IF([.B52]=2;4;0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date" office:date-value="2013-01-12" calcext:value-type="date">
            <text:p>12.01.2013</text:p>
          </table:table-cell>
          <table:table-cell table:formula="of:=WEEKDAY([.A53];2)" office:value-type="float" office:value="6" calcext:value-type="float">
            <text:p>6</text:p>
          </table:table-cell>
          <table:table-cell table:formula="of:=[.H52]+[.J52]" office:value-type="float" office:value="64.6000000000001" calcext:value-type="float">
            <text:p>64,6000000000001</text:p>
          </table:table-cell>
          <table:table-cell table:formula="of:=[.I52]+[.K52]" office:value-type="float" office:value="11.9" calcext:value-type="float">
            <text:p>11,9</text:p>
          </table:table-cell>
          <table:table-cell table:formula="of:=IF([.C53]&gt;50;1;0)" office:value-type="float" office:value="1" calcext:value-type="float">
            <text:p>1</text:p>
          </table:table-cell>
          <table:table-cell table:formula="of:=IF([.E53]=1;[.$C$2]*[.$G$3]/1000;0)" office:value-type="float" office:value="3.8" calcext:value-type="float">
            <text:p>3,8</text:p>
          </table:table-cell>
          <table:table-cell table:formula="of:=IF([.E53]=0;[.$C$2]*[.$G$4]/1000;0)" office:value-type="float" office:value="0" calcext:value-type="float">
            <text:p>0</text:p>
          </table:table-cell>
          <table:table-cell table:formula="of:=[.C53]-[.F53]" office:value-type="float" office:value="60.8000000000001" calcext:value-type="float">
            <text:p>60,8000000000001</text:p>
          </table:table-cell>
          <table:table-cell table:formula="of:=[.D53]-[.G53]" office:value-type="float" office:value="11.9" calcext:value-type="float">
            <text:p>11,9</text:p>
          </table:table-cell>
          <table:table-cell table:formula="of:=IF([.B53]=5;15;0)" office:value-type="float" office:value="0" calcext:value-type="float">
            <text:p>0</text:p>
          </table:table-cell>
          <table:table-cell table:formula="of:=IF([.B53]=2;4;0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date" office:date-value="2013-01-13" calcext:value-type="date">
            <text:p>13.01.2013</text:p>
          </table:table-cell>
          <table:table-cell table:formula="of:=WEEKDAY([.A54];2)" office:value-type="float" office:value="7" calcext:value-type="float">
            <text:p>7</text:p>
          </table:table-cell>
          <table:table-cell table:formula="of:=[.H53]+[.J53]" office:value-type="float" office:value="60.8000000000001" calcext:value-type="float">
            <text:p>60,8000000000001</text:p>
          </table:table-cell>
          <table:table-cell table:formula="of:=[.I53]+[.K53]" office:value-type="float" office:value="11.9" calcext:value-type="float">
            <text:p>11,9</text:p>
          </table:table-cell>
          <table:table-cell table:formula="of:=IF([.C54]&gt;50;1;0)" office:value-type="float" office:value="1" calcext:value-type="float">
            <text:p>1</text:p>
          </table:table-cell>
          <table:table-cell table:formula="of:=IF([.E54]=1;[.$C$2]*[.$G$3]/1000;0)" office:value-type="float" office:value="3.8" calcext:value-type="float">
            <text:p>3,8</text:p>
          </table:table-cell>
          <table:table-cell table:formula="of:=IF([.E54]=0;[.$C$2]*[.$G$4]/1000;0)" office:value-type="float" office:value="0" calcext:value-type="float">
            <text:p>0</text:p>
          </table:table-cell>
          <table:table-cell table:formula="of:=[.C54]-[.F54]" office:value-type="float" office:value="57.0000000000001" calcext:value-type="float">
            <text:p>57,0000000000001</text:p>
          </table:table-cell>
          <table:table-cell table:formula="of:=[.D54]-[.G54]" office:value-type="float" office:value="11.9" calcext:value-type="float">
            <text:p>11,9</text:p>
          </table:table-cell>
          <table:table-cell table:formula="of:=IF([.B54]=5;15;0)" office:value-type="float" office:value="0" calcext:value-type="float">
            <text:p>0</text:p>
          </table:table-cell>
          <table:table-cell table:formula="of:=IF([.B54]=2;4;0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3-01-14" calcext:value-type="date">
            <text:p>14.01.2013</text:p>
          </table:table-cell>
          <table:table-cell table:formula="of:=WEEKDAY([.A55];2)" office:value-type="float" office:value="1" calcext:value-type="float">
            <text:p>1</text:p>
          </table:table-cell>
          <table:table-cell table:formula="of:=[.H54]+[.J54]" office:value-type="float" office:value="57.0000000000001" calcext:value-type="float">
            <text:p>57,0000000000001</text:p>
          </table:table-cell>
          <table:table-cell table:formula="of:=[.I54]+[.K54]" office:value-type="float" office:value="11.9" calcext:value-type="float">
            <text:p>11,9</text:p>
          </table:table-cell>
          <table:table-cell table:formula="of:=IF([.C55]&gt;50;1;0)" office:value-type="float" office:value="1" calcext:value-type="float">
            <text:p>1</text:p>
          </table:table-cell>
          <table:table-cell table:formula="of:=IF([.E55]=1;[.$C$2]*[.$G$3]/1000;0)" office:value-type="float" office:value="3.8" calcext:value-type="float">
            <text:p>3,8</text:p>
          </table:table-cell>
          <table:table-cell table:formula="of:=IF([.E55]=0;[.$C$2]*[.$G$4]/1000;0)" office:value-type="float" office:value="0" calcext:value-type="float">
            <text:p>0</text:p>
          </table:table-cell>
          <table:table-cell table:formula="of:=[.C55]-[.F55]" office:value-type="float" office:value="53.2000000000001" calcext:value-type="float">
            <text:p>53,2000000000001</text:p>
          </table:table-cell>
          <table:table-cell table:formula="of:=[.D55]-[.G55]" office:value-type="float" office:value="11.9" calcext:value-type="float">
            <text:p>11,9</text:p>
          </table:table-cell>
          <table:table-cell table:formula="of:=IF([.B55]=5;15;0)" office:value-type="float" office:value="0" calcext:value-type="float">
            <text:p>0</text:p>
          </table:table-cell>
          <table:table-cell table:formula="of:=IF([.B55]=2;4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date" office:date-value="2013-01-15" calcext:value-type="date">
            <text:p>15.01.2013</text:p>
          </table:table-cell>
          <table:table-cell table:formula="of:=WEEKDAY([.A56];2)" office:value-type="float" office:value="2" calcext:value-type="float">
            <text:p>2</text:p>
          </table:table-cell>
          <table:table-cell table:formula="of:=[.H55]+[.J55]" office:value-type="float" office:value="53.2000000000001" calcext:value-type="float">
            <text:p>53,2000000000001</text:p>
          </table:table-cell>
          <table:table-cell table:formula="of:=[.I55]+[.K55]" office:value-type="float" office:value="11.9" calcext:value-type="float">
            <text:p>11,9</text:p>
          </table:table-cell>
          <table:table-cell table:formula="of:=IF([.C56]&gt;50;1;0)" office:value-type="float" office:value="1" calcext:value-type="float">
            <text:p>1</text:p>
          </table:table-cell>
          <table:table-cell table:formula="of:=IF([.E56]=1;[.$C$2]*[.$G$3]/1000;0)" office:value-type="float" office:value="3.8" calcext:value-type="float">
            <text:p>3,8</text:p>
          </table:table-cell>
          <table:table-cell table:formula="of:=IF([.E56]=0;[.$C$2]*[.$G$4]/1000;0)" office:value-type="float" office:value="0" calcext:value-type="float">
            <text:p>0</text:p>
          </table:table-cell>
          <table:table-cell table:formula="of:=[.C56]-[.F56]" office:value-type="float" office:value="49.4000000000001" calcext:value-type="float">
            <text:p>49,4000000000001</text:p>
          </table:table-cell>
          <table:table-cell table:formula="of:=[.D56]-[.G56]" office:value-type="float" office:value="11.9" calcext:value-type="float">
            <text:p>11,9</text:p>
          </table:table-cell>
          <table:table-cell table:formula="of:=IF([.B56]=5;15;0)" office:value-type="float" office:value="0" calcext:value-type="float">
            <text:p>0</text:p>
          </table:table-cell>
          <table:table-cell table:formula="of:=IF([.B56]=2;4;0)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date" office:date-value="2013-01-16" calcext:value-type="date">
            <text:p>16.01.2013</text:p>
          </table:table-cell>
          <table:table-cell table:formula="of:=WEEKDAY([.A57];2)" office:value-type="float" office:value="3" calcext:value-type="float">
            <text:p>3</text:p>
          </table:table-cell>
          <table:table-cell table:formula="of:=[.H56]+[.J56]" office:value-type="float" office:value="49.4000000000001" calcext:value-type="float">
            <text:p>49,4000000000001</text:p>
          </table:table-cell>
          <table:table-cell table:formula="of:=[.I56]+[.K56]" office:value-type="float" office:value="15.9" calcext:value-type="float">
            <text:p>15,9</text:p>
          </table:table-cell>
          <table:table-cell table:formula="of:=IF([.C57]&gt;50;1;0)" office:value-type="float" office:value="0" calcext:value-type="float">
            <text:p>0</text:p>
          </table:table-cell>
          <table:table-cell table:formula="of:=IF([.E57]=1;[.$C$2]*[.$G$3]/1000;0)" office:value-type="float" office:value="0" calcext:value-type="float">
            <text:p>0</text:p>
          </table:table-cell>
          <table:table-cell table:formula="of:=IF([.E57]=0;[.$C$2]*[.$G$4]/1000;0)" office:value-type="float" office:value="1.9" calcext:value-type="float">
            <text:p>1,9</text:p>
          </table:table-cell>
          <table:table-cell table:formula="of:=[.C57]-[.F57]" office:value-type="float" office:value="49.4000000000001" calcext:value-type="float">
            <text:p>49,4000000000001</text:p>
          </table:table-cell>
          <table:table-cell table:formula="of:=[.D57]-[.G57]" office:value-type="float" office:value="14" calcext:value-type="float">
            <text:p>14</text:p>
          </table:table-cell>
          <table:table-cell table:formula="of:=IF([.B57]=5;15;0)" office:value-type="float" office:value="0" calcext:value-type="float">
            <text:p>0</text:p>
          </table:table-cell>
          <table:table-cell table:formula="of:=IF([.B57]=2;4;0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date" office:date-value="2013-01-17" calcext:value-type="date">
            <text:p>17.01.2013</text:p>
          </table:table-cell>
          <table:table-cell table:formula="of:=WEEKDAY([.A58];2)" office:value-type="float" office:value="4" calcext:value-type="float">
            <text:p>4</text:p>
          </table:table-cell>
          <table:table-cell table:formula="of:=[.H57]+[.J57]" office:value-type="float" office:value="49.4000000000001" calcext:value-type="float">
            <text:p>49,4000000000001</text:p>
          </table:table-cell>
          <table:table-cell table:formula="of:=[.I57]+[.K57]" office:value-type="float" office:value="14" calcext:value-type="float">
            <text:p>14</text:p>
          </table:table-cell>
          <table:table-cell table:formula="of:=IF([.C58]&gt;50;1;0)" office:value-type="float" office:value="0" calcext:value-type="float">
            <text:p>0</text:p>
          </table:table-cell>
          <table:table-cell table:formula="of:=IF([.E58]=1;[.$C$2]*[.$G$3]/1000;0)" office:value-type="float" office:value="0" calcext:value-type="float">
            <text:p>0</text:p>
          </table:table-cell>
          <table:table-cell table:formula="of:=IF([.E58]=0;[.$C$2]*[.$G$4]/1000;0)" office:value-type="float" office:value="1.9" calcext:value-type="float">
            <text:p>1,9</text:p>
          </table:table-cell>
          <table:table-cell table:formula="of:=[.C58]-[.F58]" office:value-type="float" office:value="49.4000000000001" calcext:value-type="float">
            <text:p>49,4000000000001</text:p>
          </table:table-cell>
          <table:table-cell table:formula="of:=[.D58]-[.G58]" office:value-type="float" office:value="12.1" calcext:value-type="float">
            <text:p>12,1</text:p>
          </table:table-cell>
          <table:table-cell table:formula="of:=IF([.B58]=5;15;0)" office:value-type="float" office:value="0" calcext:value-type="float">
            <text:p>0</text:p>
          </table:table-cell>
          <table:table-cell table:formula="of:=IF([.B58]=2;4;0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date" office:date-value="2013-01-18" calcext:value-type="date">
            <text:p>18.01.2013</text:p>
          </table:table-cell>
          <table:table-cell table:formula="of:=WEEKDAY([.A59];2)" office:value-type="float" office:value="5" calcext:value-type="float">
            <text:p>5</text:p>
          </table:table-cell>
          <table:table-cell table:formula="of:=[.H58]+[.J58]" office:value-type="float" office:value="49.4000000000001" calcext:value-type="float">
            <text:p>49,4000000000001</text:p>
          </table:table-cell>
          <table:table-cell table:formula="of:=[.I58]+[.K58]" office:value-type="float" office:value="12.1" calcext:value-type="float">
            <text:p>12,1</text:p>
          </table:table-cell>
          <table:table-cell table:formula="of:=IF([.C59]&gt;50;1;0)" office:value-type="float" office:value="0" calcext:value-type="float">
            <text:p>0</text:p>
          </table:table-cell>
          <table:table-cell table:formula="of:=IF([.E59]=1;[.$C$2]*[.$G$3]/1000;0)" office:value-type="float" office:value="0" calcext:value-type="float">
            <text:p>0</text:p>
          </table:table-cell>
          <table:table-cell table:formula="of:=IF([.E59]=0;[.$C$2]*[.$G$4]/1000;0)" office:value-type="float" office:value="1.9" calcext:value-type="float">
            <text:p>1,9</text:p>
          </table:table-cell>
          <table:table-cell table:formula="of:=[.C59]-[.F59]" office:value-type="float" office:value="49.4000000000001" calcext:value-type="float">
            <text:p>49,4000000000001</text:p>
          </table:table-cell>
          <table:table-cell table:formula="of:=[.D59]-[.G59]" office:value-type="float" office:value="10.2" calcext:value-type="float">
            <text:p>10,2</text:p>
          </table:table-cell>
          <table:table-cell table:formula="of:=IF([.B59]=5;15;0)" office:value-type="float" office:value="15" calcext:value-type="float">
            <text:p>15</text:p>
          </table:table-cell>
          <table:table-cell table:formula="of:=IF([.B59]=2;4;0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date" office:date-value="2013-01-19" calcext:value-type="date">
            <text:p>19.01.2013</text:p>
          </table:table-cell>
          <table:table-cell table:formula="of:=WEEKDAY([.A60];2)" office:value-type="float" office:value="6" calcext:value-type="float">
            <text:p>6</text:p>
          </table:table-cell>
          <table:table-cell table:formula="of:=[.H59]+[.J59]" office:value-type="float" office:value="64.4000000000001" calcext:value-type="float">
            <text:p>64,4000000000001</text:p>
          </table:table-cell>
          <table:table-cell table:formula="of:=[.I59]+[.K59]" office:value-type="float" office:value="10.2" calcext:value-type="float">
            <text:p>10,2</text:p>
          </table:table-cell>
          <table:table-cell table:formula="of:=IF([.C60]&gt;50;1;0)" office:value-type="float" office:value="1" calcext:value-type="float">
            <text:p>1</text:p>
          </table:table-cell>
          <table:table-cell table:formula="of:=IF([.E60]=1;[.$C$2]*[.$G$3]/1000;0)" office:value-type="float" office:value="3.8" calcext:value-type="float">
            <text:p>3,8</text:p>
          </table:table-cell>
          <table:table-cell table:formula="of:=IF([.E60]=0;[.$C$2]*[.$G$4]/1000;0)" office:value-type="float" office:value="0" calcext:value-type="float">
            <text:p>0</text:p>
          </table:table-cell>
          <table:table-cell table:formula="of:=[.C60]-[.F60]" office:value-type="float" office:value="60.6000000000001" calcext:value-type="float">
            <text:p>60,6000000000001</text:p>
          </table:table-cell>
          <table:table-cell table:formula="of:=[.D60]-[.G60]" office:value-type="float" office:value="10.2" calcext:value-type="float">
            <text:p>10,2</text:p>
          </table:table-cell>
          <table:table-cell table:formula="of:=IF([.B60]=5;15;0)" office:value-type="float" office:value="0" calcext:value-type="float">
            <text:p>0</text:p>
          </table:table-cell>
          <table:table-cell table:formula="of:=IF([.B60]=2;4;0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13-01-20" calcext:value-type="date">
            <text:p>20.01.2013</text:p>
          </table:table-cell>
          <table:table-cell table:formula="of:=WEEKDAY([.A61];2)" office:value-type="float" office:value="7" calcext:value-type="float">
            <text:p>7</text:p>
          </table:table-cell>
          <table:table-cell table:formula="of:=[.H60]+[.J60]" office:value-type="float" office:value="60.6000000000001" calcext:value-type="float">
            <text:p>60,6000000000001</text:p>
          </table:table-cell>
          <table:table-cell table:formula="of:=[.I60]+[.K60]" office:value-type="float" office:value="10.2" calcext:value-type="float">
            <text:p>10,2</text:p>
          </table:table-cell>
          <table:table-cell table:formula="of:=IF([.C61]&gt;50;1;0)" office:value-type="float" office:value="1" calcext:value-type="float">
            <text:p>1</text:p>
          </table:table-cell>
          <table:table-cell table:formula="of:=IF([.E61]=1;[.$C$2]*[.$G$3]/1000;0)" office:value-type="float" office:value="3.8" calcext:value-type="float">
            <text:p>3,8</text:p>
          </table:table-cell>
          <table:table-cell table:formula="of:=IF([.E61]=0;[.$C$2]*[.$G$4]/1000;0)" office:value-type="float" office:value="0" calcext:value-type="float">
            <text:p>0</text:p>
          </table:table-cell>
          <table:table-cell table:formula="of:=[.C61]-[.F61]" office:value-type="float" office:value="56.8000000000001" calcext:value-type="float">
            <text:p>56,8000000000001</text:p>
          </table:table-cell>
          <table:table-cell table:formula="of:=[.D61]-[.G61]" office:value-type="float" office:value="10.2" calcext:value-type="float">
            <text:p>10,2</text:p>
          </table:table-cell>
          <table:table-cell table:formula="of:=IF([.B61]=5;15;0)" office:value-type="float" office:value="0" calcext:value-type="float">
            <text:p>0</text:p>
          </table:table-cell>
          <table:table-cell table:formula="of:=IF([.B61]=2;4;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date" office:date-value="2013-01-21" calcext:value-type="date">
            <text:p>21.01.2013</text:p>
          </table:table-cell>
          <table:table-cell table:formula="of:=WEEKDAY([.A62];2)" office:value-type="float" office:value="1" calcext:value-type="float">
            <text:p>1</text:p>
          </table:table-cell>
          <table:table-cell table:formula="of:=[.H61]+[.J61]" office:value-type="float" office:value="56.8000000000001" calcext:value-type="float">
            <text:p>56,8000000000001</text:p>
          </table:table-cell>
          <table:table-cell table:formula="of:=[.I61]+[.K61]" office:value-type="float" office:value="10.2" calcext:value-type="float">
            <text:p>10,2</text:p>
          </table:table-cell>
          <table:table-cell table:formula="of:=IF([.C62]&gt;50;1;0)" office:value-type="float" office:value="1" calcext:value-type="float">
            <text:p>1</text:p>
          </table:table-cell>
          <table:table-cell table:formula="of:=IF([.E62]=1;[.$C$2]*[.$G$3]/1000;0)" office:value-type="float" office:value="3.8" calcext:value-type="float">
            <text:p>3,8</text:p>
          </table:table-cell>
          <table:table-cell table:formula="of:=IF([.E62]=0;[.$C$2]*[.$G$4]/1000;0)" office:value-type="float" office:value="0" calcext:value-type="float">
            <text:p>0</text:p>
          </table:table-cell>
          <table:table-cell table:formula="of:=[.C62]-[.F62]" office:value-type="float" office:value="53.0000000000001" calcext:value-type="float">
            <text:p>53,0000000000001</text:p>
          </table:table-cell>
          <table:table-cell table:formula="of:=[.D62]-[.G62]" office:value-type="float" office:value="10.2" calcext:value-type="float">
            <text:p>10,2</text:p>
          </table:table-cell>
          <table:table-cell table:formula="of:=IF([.B62]=5;15;0)" office:value-type="float" office:value="0" calcext:value-type="float">
            <text:p>0</text:p>
          </table:table-cell>
          <table:table-cell table:formula="of:=IF([.B62]=2;4;0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date" office:date-value="2013-01-22" calcext:value-type="date">
            <text:p>22.01.2013</text:p>
          </table:table-cell>
          <table:table-cell table:formula="of:=WEEKDAY([.A63];2)" office:value-type="float" office:value="2" calcext:value-type="float">
            <text:p>2</text:p>
          </table:table-cell>
          <table:table-cell table:formula="of:=[.H62]+[.J62]" office:value-type="float" office:value="53.0000000000001" calcext:value-type="float">
            <text:p>53,0000000000001</text:p>
          </table:table-cell>
          <table:table-cell table:formula="of:=[.I62]+[.K62]" office:value-type="float" office:value="10.2" calcext:value-type="float">
            <text:p>10,2</text:p>
          </table:table-cell>
          <table:table-cell table:formula="of:=IF([.C63]&gt;50;1;0)" office:value-type="float" office:value="1" calcext:value-type="float">
            <text:p>1</text:p>
          </table:table-cell>
          <table:table-cell table:formula="of:=IF([.E63]=1;[.$C$2]*[.$G$3]/1000;0)" office:value-type="float" office:value="3.8" calcext:value-type="float">
            <text:p>3,8</text:p>
          </table:table-cell>
          <table:table-cell table:formula="of:=IF([.E63]=0;[.$C$2]*[.$G$4]/1000;0)" office:value-type="float" office:value="0" calcext:value-type="float">
            <text:p>0</text:p>
          </table:table-cell>
          <table:table-cell table:formula="of:=[.C63]-[.F63]" office:value-type="float" office:value="49.2000000000001" calcext:value-type="float">
            <text:p>49,2000000000001</text:p>
          </table:table-cell>
          <table:table-cell table:formula="of:=[.D63]-[.G63]" office:value-type="float" office:value="10.2" calcext:value-type="float">
            <text:p>10,2</text:p>
          </table:table-cell>
          <table:table-cell table:formula="of:=IF([.B63]=5;15;0)" office:value-type="float" office:value="0" calcext:value-type="float">
            <text:p>0</text:p>
          </table:table-cell>
          <table:table-cell table:formula="of:=IF([.B63]=2;4;0)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3-01-23" calcext:value-type="date">
            <text:p>23.01.2013</text:p>
          </table:table-cell>
          <table:table-cell table:formula="of:=WEEKDAY([.A64];2)" office:value-type="float" office:value="3" calcext:value-type="float">
            <text:p>3</text:p>
          </table:table-cell>
          <table:table-cell table:formula="of:=[.H63]+[.J63]" office:value-type="float" office:value="49.2000000000001" calcext:value-type="float">
            <text:p>49,2000000000001</text:p>
          </table:table-cell>
          <table:table-cell table:formula="of:=[.I63]+[.K63]" office:value-type="float" office:value="14.2" calcext:value-type="float">
            <text:p>14,2</text:p>
          </table:table-cell>
          <table:table-cell table:formula="of:=IF([.C64]&gt;50;1;0)" office:value-type="float" office:value="0" calcext:value-type="float">
            <text:p>0</text:p>
          </table:table-cell>
          <table:table-cell table:formula="of:=IF([.E64]=1;[.$C$2]*[.$G$3]/1000;0)" office:value-type="float" office:value="0" calcext:value-type="float">
            <text:p>0</text:p>
          </table:table-cell>
          <table:table-cell table:formula="of:=IF([.E64]=0;[.$C$2]*[.$G$4]/1000;0)" office:value-type="float" office:value="1.9" calcext:value-type="float">
            <text:p>1,9</text:p>
          </table:table-cell>
          <table:table-cell table:formula="of:=[.C64]-[.F64]" office:value-type="float" office:value="49.2000000000001" calcext:value-type="float">
            <text:p>49,2000000000001</text:p>
          </table:table-cell>
          <table:table-cell table:formula="of:=[.D64]-[.G64]" office:value-type="float" office:value="12.3" calcext:value-type="float">
            <text:p>12,3</text:p>
          </table:table-cell>
          <table:table-cell table:formula="of:=IF([.B64]=5;15;0)" office:value-type="float" office:value="0" calcext:value-type="float">
            <text:p>0</text:p>
          </table:table-cell>
          <table:table-cell table:formula="of:=IF([.B64]=2;4;0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date" office:date-value="2013-01-24" calcext:value-type="date">
            <text:p>24.01.2013</text:p>
          </table:table-cell>
          <table:table-cell table:formula="of:=WEEKDAY([.A65];2)" office:value-type="float" office:value="4" calcext:value-type="float">
            <text:p>4</text:p>
          </table:table-cell>
          <table:table-cell table:formula="of:=[.H64]+[.J64]" office:value-type="float" office:value="49.2000000000001" calcext:value-type="float">
            <text:p>49,2000000000001</text:p>
          </table:table-cell>
          <table:table-cell table:formula="of:=[.I64]+[.K64]" office:value-type="float" office:value="12.3" calcext:value-type="float">
            <text:p>12,3</text:p>
          </table:table-cell>
          <table:table-cell table:formula="of:=IF([.C65]&gt;50;1;0)" office:value-type="float" office:value="0" calcext:value-type="float">
            <text:p>0</text:p>
          </table:table-cell>
          <table:table-cell table:formula="of:=IF([.E65]=1;[.$C$2]*[.$G$3]/1000;0)" office:value-type="float" office:value="0" calcext:value-type="float">
            <text:p>0</text:p>
          </table:table-cell>
          <table:table-cell table:formula="of:=IF([.E65]=0;[.$C$2]*[.$G$4]/1000;0)" office:value-type="float" office:value="1.9" calcext:value-type="float">
            <text:p>1,9</text:p>
          </table:table-cell>
          <table:table-cell table:formula="of:=[.C65]-[.F65]" office:value-type="float" office:value="49.2000000000001" calcext:value-type="float">
            <text:p>49,2000000000001</text:p>
          </table:table-cell>
          <table:table-cell table:formula="of:=[.D65]-[.G65]" office:value-type="float" office:value="10.4" calcext:value-type="float">
            <text:p>10,4</text:p>
          </table:table-cell>
          <table:table-cell table:formula="of:=IF([.B65]=5;15;0)" office:value-type="float" office:value="0" calcext:value-type="float">
            <text:p>0</text:p>
          </table:table-cell>
          <table:table-cell table:formula="of:=IF([.B65]=2;4;0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date" office:date-value="2013-01-25" calcext:value-type="date">
            <text:p>25.01.2013</text:p>
          </table:table-cell>
          <table:table-cell table:formula="of:=WEEKDAY([.A66];2)" office:value-type="float" office:value="5" calcext:value-type="float">
            <text:p>5</text:p>
          </table:table-cell>
          <table:table-cell table:formula="of:=[.H65]+[.J65]" office:value-type="float" office:value="49.2000000000001" calcext:value-type="float">
            <text:p>49,2000000000001</text:p>
          </table:table-cell>
          <table:table-cell table:formula="of:=[.I65]+[.K65]" office:value-type="float" office:value="10.4" calcext:value-type="float">
            <text:p>10,4</text:p>
          </table:table-cell>
          <table:table-cell table:formula="of:=IF([.C66]&gt;50;1;0)" office:value-type="float" office:value="0" calcext:value-type="float">
            <text:p>0</text:p>
          </table:table-cell>
          <table:table-cell table:formula="of:=IF([.E66]=1;[.$C$2]*[.$G$3]/1000;0)" office:value-type="float" office:value="0" calcext:value-type="float">
            <text:p>0</text:p>
          </table:table-cell>
          <table:table-cell table:formula="of:=IF([.E66]=0;[.$C$2]*[.$G$4]/1000;0)" office:value-type="float" office:value="1.9" calcext:value-type="float">
            <text:p>1,9</text:p>
          </table:table-cell>
          <table:table-cell table:formula="of:=[.C66]-[.F66]" office:value-type="float" office:value="49.2000000000001" calcext:value-type="float">
            <text:p>49,2000000000001</text:p>
          </table:table-cell>
          <table:table-cell table:formula="of:=[.D66]-[.G66]" office:value-type="float" office:value="8.5" calcext:value-type="float">
            <text:p>8,5</text:p>
          </table:table-cell>
          <table:table-cell table:formula="of:=IF([.B66]=5;15;0)" office:value-type="float" office:value="15" calcext:value-type="float">
            <text:p>15</text:p>
          </table:table-cell>
          <table:table-cell table:formula="of:=IF([.B66]=2;4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13-01-26" calcext:value-type="date">
            <text:p>26.01.2013</text:p>
          </table:table-cell>
          <table:table-cell table:formula="of:=WEEKDAY([.A67];2)" office:value-type="float" office:value="6" calcext:value-type="float">
            <text:p>6</text:p>
          </table:table-cell>
          <table:table-cell table:formula="of:=[.H66]+[.J66]" office:value-type="float" office:value="64.2000000000001" calcext:value-type="float">
            <text:p>64,2000000000001</text:p>
          </table:table-cell>
          <table:table-cell table:formula="of:=[.I66]+[.K66]" office:value-type="float" office:value="8.5" calcext:value-type="float">
            <text:p>8,5</text:p>
          </table:table-cell>
          <table:table-cell table:formula="of:=IF([.C67]&gt;50;1;0)" office:value-type="float" office:value="1" calcext:value-type="float">
            <text:p>1</text:p>
          </table:table-cell>
          <table:table-cell table:formula="of:=IF([.E67]=1;[.$C$2]*[.$G$3]/1000;0)" office:value-type="float" office:value="3.8" calcext:value-type="float">
            <text:p>3,8</text:p>
          </table:table-cell>
          <table:table-cell table:formula="of:=IF([.E67]=0;[.$C$2]*[.$G$4]/1000;0)" office:value-type="float" office:value="0" calcext:value-type="float">
            <text:p>0</text:p>
          </table:table-cell>
          <table:table-cell table:formula="of:=[.C67]-[.F67]" office:value-type="float" office:value="60.4000000000001" calcext:value-type="float">
            <text:p>60,4000000000001</text:p>
          </table:table-cell>
          <table:table-cell table:formula="of:=[.D67]-[.G67]" office:value-type="float" office:value="8.5" calcext:value-type="float">
            <text:p>8,5</text:p>
          </table:table-cell>
          <table:table-cell table:formula="of:=IF([.B67]=5;15;0)" office:value-type="float" office:value="0" calcext:value-type="float">
            <text:p>0</text:p>
          </table:table-cell>
          <table:table-cell table:formula="of:=IF([.B67]=2;4;0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date" office:date-value="2013-01-27" calcext:value-type="date">
            <text:p>27.01.2013</text:p>
          </table:table-cell>
          <table:table-cell table:formula="of:=WEEKDAY([.A68];2)" office:value-type="float" office:value="7" calcext:value-type="float">
            <text:p>7</text:p>
          </table:table-cell>
          <table:table-cell table:formula="of:=[.H67]+[.J67]" office:value-type="float" office:value="60.4000000000001" calcext:value-type="float">
            <text:p>60,4000000000001</text:p>
          </table:table-cell>
          <table:table-cell table:formula="of:=[.I67]+[.K67]" office:value-type="float" office:value="8.5" calcext:value-type="float">
            <text:p>8,5</text:p>
          </table:table-cell>
          <table:table-cell table:formula="of:=IF([.C68]&gt;50;1;0)" office:value-type="float" office:value="1" calcext:value-type="float">
            <text:p>1</text:p>
          </table:table-cell>
          <table:table-cell table:formula="of:=IF([.E68]=1;[.$C$2]*[.$G$3]/1000;0)" office:value-type="float" office:value="3.8" calcext:value-type="float">
            <text:p>3,8</text:p>
          </table:table-cell>
          <table:table-cell table:formula="of:=IF([.E68]=0;[.$C$2]*[.$G$4]/1000;0)" office:value-type="float" office:value="0" calcext:value-type="float">
            <text:p>0</text:p>
          </table:table-cell>
          <table:table-cell table:formula="of:=[.C68]-[.F68]" office:value-type="float" office:value="56.6000000000001" calcext:value-type="float">
            <text:p>56,6000000000001</text:p>
          </table:table-cell>
          <table:table-cell table:formula="of:=[.D68]-[.G68]" office:value-type="float" office:value="8.5" calcext:value-type="float">
            <text:p>8,5</text:p>
          </table:table-cell>
          <table:table-cell table:formula="of:=IF([.B68]=5;15;0)" office:value-type="float" office:value="0" calcext:value-type="float">
            <text:p>0</text:p>
          </table:table-cell>
          <table:table-cell table:formula="of:=IF([.B68]=2;4;0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date" office:date-value="2013-01-28" calcext:value-type="date">
            <text:p>28.01.2013</text:p>
          </table:table-cell>
          <table:table-cell table:formula="of:=WEEKDAY([.A69];2)" office:value-type="float" office:value="1" calcext:value-type="float">
            <text:p>1</text:p>
          </table:table-cell>
          <table:table-cell table:formula="of:=[.H68]+[.J68]" office:value-type="float" office:value="56.6000000000001" calcext:value-type="float">
            <text:p>56,6000000000001</text:p>
          </table:table-cell>
          <table:table-cell table:formula="of:=[.I68]+[.K68]" office:value-type="float" office:value="8.5" calcext:value-type="float">
            <text:p>8,5</text:p>
          </table:table-cell>
          <table:table-cell table:formula="of:=IF([.C69]&gt;50;1;0)" office:value-type="float" office:value="1" calcext:value-type="float">
            <text:p>1</text:p>
          </table:table-cell>
          <table:table-cell table:formula="of:=IF([.E69]=1;[.$C$2]*[.$G$3]/1000;0)" office:value-type="float" office:value="3.8" calcext:value-type="float">
            <text:p>3,8</text:p>
          </table:table-cell>
          <table:table-cell table:formula="of:=IF([.E69]=0;[.$C$2]*[.$G$4]/1000;0)" office:value-type="float" office:value="0" calcext:value-type="float">
            <text:p>0</text:p>
          </table:table-cell>
          <table:table-cell table:formula="of:=[.C69]-[.F69]" office:value-type="float" office:value="52.8000000000001" calcext:value-type="float">
            <text:p>52,8000000000001</text:p>
          </table:table-cell>
          <table:table-cell table:formula="of:=[.D69]-[.G69]" office:value-type="float" office:value="8.5" calcext:value-type="float">
            <text:p>8,5</text:p>
          </table:table-cell>
          <table:table-cell table:formula="of:=IF([.B69]=5;15;0)" office:value-type="float" office:value="0" calcext:value-type="float">
            <text:p>0</text:p>
          </table:table-cell>
          <table:table-cell table:formula="of:=IF([.B69]=2;4;0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date" office:date-value="2013-01-29" calcext:value-type="date">
            <text:p>29.01.2013</text:p>
          </table:table-cell>
          <table:table-cell table:formula="of:=WEEKDAY([.A70];2)" office:value-type="float" office:value="2" calcext:value-type="float">
            <text:p>2</text:p>
          </table:table-cell>
          <table:table-cell table:formula="of:=[.H69]+[.J69]" office:value-type="float" office:value="52.8000000000001" calcext:value-type="float">
            <text:p>52,8000000000001</text:p>
          </table:table-cell>
          <table:table-cell table:formula="of:=[.I69]+[.K69]" office:value-type="float" office:value="8.5" calcext:value-type="float">
            <text:p>8,5</text:p>
          </table:table-cell>
          <table:table-cell table:formula="of:=IF([.C70]&gt;50;1;0)" office:value-type="float" office:value="1" calcext:value-type="float">
            <text:p>1</text:p>
          </table:table-cell>
          <table:table-cell table:formula="of:=IF([.E70]=1;[.$C$2]*[.$G$3]/1000;0)" office:value-type="float" office:value="3.8" calcext:value-type="float">
            <text:p>3,8</text:p>
          </table:table-cell>
          <table:table-cell table:formula="of:=IF([.E70]=0;[.$C$2]*[.$G$4]/1000;0)" office:value-type="float" office:value="0" calcext:value-type="float">
            <text:p>0</text:p>
          </table:table-cell>
          <table:table-cell table:formula="of:=[.C70]-[.F70]" office:value-type="float" office:value="49.0000000000001" calcext:value-type="float">
            <text:p>49,0000000000001</text:p>
          </table:table-cell>
          <table:table-cell table:formula="of:=[.D70]-[.G70]" office:value-type="float" office:value="8.5" calcext:value-type="float">
            <text:p>8,5</text:p>
          </table:table-cell>
          <table:table-cell table:formula="of:=IF([.B70]=5;15;0)" office:value-type="float" office:value="0" calcext:value-type="float">
            <text:p>0</text:p>
          </table:table-cell>
          <table:table-cell table:formula="of:=IF([.B70]=2;4;0)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date" office:date-value="2013-01-30" calcext:value-type="date">
            <text:p>30.01.2013</text:p>
          </table:table-cell>
          <table:table-cell table:formula="of:=WEEKDAY([.A71];2)" office:value-type="float" office:value="3" calcext:value-type="float">
            <text:p>3</text:p>
          </table:table-cell>
          <table:table-cell table:formula="of:=[.H70]+[.J70]" office:value-type="float" office:value="49.0000000000001" calcext:value-type="float">
            <text:p>49,0000000000001</text:p>
          </table:table-cell>
          <table:table-cell table:formula="of:=[.I70]+[.K70]" office:value-type="float" office:value="12.5" calcext:value-type="float">
            <text:p>12,5</text:p>
          </table:table-cell>
          <table:table-cell table:formula="of:=IF([.C71]&gt;50;1;0)" office:value-type="float" office:value="0" calcext:value-type="float">
            <text:p>0</text:p>
          </table:table-cell>
          <table:table-cell table:formula="of:=IF([.E71]=1;[.$C$2]*[.$G$3]/1000;0)" office:value-type="float" office:value="0" calcext:value-type="float">
            <text:p>0</text:p>
          </table:table-cell>
          <table:table-cell table:formula="of:=IF([.E71]=0;[.$C$2]*[.$G$4]/1000;0)" office:value-type="float" office:value="1.9" calcext:value-type="float">
            <text:p>1,9</text:p>
          </table:table-cell>
          <table:table-cell table:formula="of:=[.C71]-[.F71]" office:value-type="float" office:value="49.0000000000001" calcext:value-type="float">
            <text:p>49,0000000000001</text:p>
          </table:table-cell>
          <table:table-cell table:formula="of:=[.D71]-[.G71]" office:value-type="float" office:value="10.6" calcext:value-type="float">
            <text:p>10,6</text:p>
          </table:table-cell>
          <table:table-cell table:formula="of:=IF([.B71]=5;15;0)" office:value-type="float" office:value="0" calcext:value-type="float">
            <text:p>0</text:p>
          </table:table-cell>
          <table:table-cell table:formula="of:=IF([.B71]=2;4;0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date" office:date-value="2013-01-31" calcext:value-type="date">
            <text:p>31.01.2013</text:p>
          </table:table-cell>
          <table:table-cell table:formula="of:=WEEKDAY([.A72];2)" office:value-type="float" office:value="4" calcext:value-type="float">
            <text:p>4</text:p>
          </table:table-cell>
          <table:table-cell table:formula="of:=[.H71]+[.J71]" office:value-type="float" office:value="49.0000000000001" calcext:value-type="float">
            <text:p>49,0000000000001</text:p>
          </table:table-cell>
          <table:table-cell table:formula="of:=[.I71]+[.K71]" office:value-type="float" office:value="10.6" calcext:value-type="float">
            <text:p>10,6</text:p>
          </table:table-cell>
          <table:table-cell table:formula="of:=IF([.C72]&gt;50;1;0)" office:value-type="float" office:value="0" calcext:value-type="float">
            <text:p>0</text:p>
          </table:table-cell>
          <table:table-cell table:formula="of:=IF([.E72]=1;[.$C$2]*[.$G$3]/1000;0)" office:value-type="float" office:value="0" calcext:value-type="float">
            <text:p>0</text:p>
          </table:table-cell>
          <table:table-cell table:formula="of:=IF([.E72]=0;[.$C$2]*[.$G$4]/1000;0)" office:value-type="float" office:value="1.9" calcext:value-type="float">
            <text:p>1,9</text:p>
          </table:table-cell>
          <table:table-cell table:formula="of:=[.C72]-[.F72]" office:value-type="float" office:value="49.0000000000001" calcext:value-type="float">
            <text:p>49,0000000000001</text:p>
          </table:table-cell>
          <table:table-cell table:formula="of:=[.D72]-[.G72]" office:value-type="float" office:value="8.7" calcext:value-type="float">
            <text:p>8,7</text:p>
          </table:table-cell>
          <table:table-cell table:formula="of:=IF([.B72]=5;15;0)" office:value-type="float" office:value="0" calcext:value-type="float">
            <text:p>0</text:p>
          </table:table-cell>
          <table:table-cell table:formula="of:=IF([.B72]=2;4;0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date" office:date-value="2013-02-01" calcext:value-type="date">
            <text:p>1.02.2013</text:p>
          </table:table-cell>
          <table:table-cell table:formula="of:=WEEKDAY([.A73];2)" office:value-type="float" office:value="5" calcext:value-type="float">
            <text:p>5</text:p>
          </table:table-cell>
          <table:table-cell table:formula="of:=[.H72]+[.J72]" office:value-type="float" office:value="49.0000000000001" calcext:value-type="float">
            <text:p>49,0000000000001</text:p>
          </table:table-cell>
          <table:table-cell table:formula="of:=[.I72]+[.K72]" office:value-type="float" office:value="8.7" calcext:value-type="float">
            <text:p>8,7</text:p>
          </table:table-cell>
          <table:table-cell table:formula="of:=IF([.C73]&gt;50;1;0)" office:value-type="float" office:value="0" calcext:value-type="float">
            <text:p>0</text:p>
          </table:table-cell>
          <table:table-cell table:formula="of:=IF([.E73]=1;[.$C$2]*[.$G$3]/1000;0)" office:value-type="float" office:value="0" calcext:value-type="float">
            <text:p>0</text:p>
          </table:table-cell>
          <table:table-cell table:formula="of:=IF([.E73]=0;[.$C$2]*[.$G$4]/1000;0)" office:value-type="float" office:value="1.9" calcext:value-type="float">
            <text:p>1,9</text:p>
          </table:table-cell>
          <table:table-cell table:formula="of:=[.C73]-[.F73]" office:value-type="float" office:value="49.0000000000001" calcext:value-type="float">
            <text:p>49,0000000000001</text:p>
          </table:table-cell>
          <table:table-cell table:formula="of:=[.D73]-[.G73]" office:value-type="float" office:value="6.8" calcext:value-type="float">
            <text:p>6,8</text:p>
          </table:table-cell>
          <table:table-cell table:formula="of:=IF([.B73]=5;15;0)" office:value-type="float" office:value="15" calcext:value-type="float">
            <text:p>15</text:p>
          </table:table-cell>
          <table:table-cell table:formula="of:=IF([.B73]=2;4;0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date" office:date-value="2013-02-02" calcext:value-type="date">
            <text:p>2.02.2013</text:p>
          </table:table-cell>
          <table:table-cell table:formula="of:=WEEKDAY([.A74];2)" office:value-type="float" office:value="6" calcext:value-type="float">
            <text:p>6</text:p>
          </table:table-cell>
          <table:table-cell table:formula="of:=[.H73]+[.J73]" office:value-type="float" office:value="64.0000000000001" calcext:value-type="float">
            <text:p>64,0000000000001</text:p>
          </table:table-cell>
          <table:table-cell table:formula="of:=[.I73]+[.K73]" office:value-type="float" office:value="6.8" calcext:value-type="float">
            <text:p>6,8</text:p>
          </table:table-cell>
          <table:table-cell table:formula="of:=IF([.C74]&gt;50;1;0)" office:value-type="float" office:value="1" calcext:value-type="float">
            <text:p>1</text:p>
          </table:table-cell>
          <table:table-cell table:formula="of:=IF([.E74]=1;[.$C$2]*[.$G$3]/1000;0)" office:value-type="float" office:value="3.8" calcext:value-type="float">
            <text:p>3,8</text:p>
          </table:table-cell>
          <table:table-cell table:formula="of:=IF([.E74]=0;[.$C$2]*[.$G$4]/1000;0)" office:value-type="float" office:value="0" calcext:value-type="float">
            <text:p>0</text:p>
          </table:table-cell>
          <table:table-cell table:formula="of:=[.C74]-[.F74]" office:value-type="float" office:value="60.2000000000001" calcext:value-type="float">
            <text:p>60,2000000000001</text:p>
          </table:table-cell>
          <table:table-cell table:formula="of:=[.D74]-[.G74]" office:value-type="float" office:value="6.8" calcext:value-type="float">
            <text:p>6,8</text:p>
          </table:table-cell>
          <table:table-cell table:formula="of:=IF([.B74]=5;15;0)" office:value-type="float" office:value="0" calcext:value-type="float">
            <text:p>0</text:p>
          </table:table-cell>
          <table:table-cell table:formula="of:=IF([.B74]=2;4;0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date" office:date-value="2013-02-03" calcext:value-type="date">
            <text:p>3.02.2013</text:p>
          </table:table-cell>
          <table:table-cell table:formula="of:=WEEKDAY([.A75];2)" office:value-type="float" office:value="7" calcext:value-type="float">
            <text:p>7</text:p>
          </table:table-cell>
          <table:table-cell table:formula="of:=[.H74]+[.J74]" office:value-type="float" office:value="60.2000000000001" calcext:value-type="float">
            <text:p>60,2000000000001</text:p>
          </table:table-cell>
          <table:table-cell table:formula="of:=[.I74]+[.K74]" office:value-type="float" office:value="6.8" calcext:value-type="float">
            <text:p>6,8</text:p>
          </table:table-cell>
          <table:table-cell table:formula="of:=IF([.C75]&gt;50;1;0)" office:value-type="float" office:value="1" calcext:value-type="float">
            <text:p>1</text:p>
          </table:table-cell>
          <table:table-cell table:formula="of:=IF([.E75]=1;[.$C$2]*[.$G$3]/1000;0)" office:value-type="float" office:value="3.8" calcext:value-type="float">
            <text:p>3,8</text:p>
          </table:table-cell>
          <table:table-cell table:formula="of:=IF([.E75]=0;[.$C$2]*[.$G$4]/1000;0)" office:value-type="float" office:value="0" calcext:value-type="float">
            <text:p>0</text:p>
          </table:table-cell>
          <table:table-cell table:formula="of:=[.C75]-[.F75]" office:value-type="float" office:value="56.4000000000001" calcext:value-type="float">
            <text:p>56,4000000000001</text:p>
          </table:table-cell>
          <table:table-cell table:formula="of:=[.D75]-[.G75]" office:value-type="float" office:value="6.8" calcext:value-type="float">
            <text:p>6,8</text:p>
          </table:table-cell>
          <table:table-cell table:formula="of:=IF([.B75]=5;15;0)" office:value-type="float" office:value="0" calcext:value-type="float">
            <text:p>0</text:p>
          </table:table-cell>
          <table:table-cell table:formula="of:=IF([.B75]=2;4;0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date" office:date-value="2013-02-04" calcext:value-type="date">
            <text:p>4.02.2013</text:p>
          </table:table-cell>
          <table:table-cell table:formula="of:=WEEKDAY([.A76];2)" office:value-type="float" office:value="1" calcext:value-type="float">
            <text:p>1</text:p>
          </table:table-cell>
          <table:table-cell table:formula="of:=[.H75]+[.J75]" office:value-type="float" office:value="56.4000000000001" calcext:value-type="float">
            <text:p>56,4000000000001</text:p>
          </table:table-cell>
          <table:table-cell table:formula="of:=[.I75]+[.K75]" office:value-type="float" office:value="6.8" calcext:value-type="float">
            <text:p>6,8</text:p>
          </table:table-cell>
          <table:table-cell table:formula="of:=IF([.C76]&gt;50;1;0)" office:value-type="float" office:value="1" calcext:value-type="float">
            <text:p>1</text:p>
          </table:table-cell>
          <table:table-cell table:formula="of:=IF([.E76]=1;[.$C$2]*[.$G$3]/1000;0)" office:value-type="float" office:value="3.8" calcext:value-type="float">
            <text:p>3,8</text:p>
          </table:table-cell>
          <table:table-cell table:formula="of:=IF([.E76]=0;[.$C$2]*[.$G$4]/1000;0)" office:value-type="float" office:value="0" calcext:value-type="float">
            <text:p>0</text:p>
          </table:table-cell>
          <table:table-cell table:formula="of:=[.C76]-[.F76]" office:value-type="float" office:value="52.6000000000001" calcext:value-type="float">
            <text:p>52,6000000000001</text:p>
          </table:table-cell>
          <table:table-cell table:formula="of:=[.D76]-[.G76]" office:value-type="float" office:value="6.8" calcext:value-type="float">
            <text:p>6,8</text:p>
          </table:table-cell>
          <table:table-cell table:formula="of:=IF([.B76]=5;15;0)" office:value-type="float" office:value="0" calcext:value-type="float">
            <text:p>0</text:p>
          </table:table-cell>
          <table:table-cell table:formula="of:=IF([.B76]=2;4;0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date" office:date-value="2013-02-05" calcext:value-type="date">
            <text:p>5.02.2013</text:p>
          </table:table-cell>
          <table:table-cell table:formula="of:=WEEKDAY([.A77];2)" office:value-type="float" office:value="2" calcext:value-type="float">
            <text:p>2</text:p>
          </table:table-cell>
          <table:table-cell table:formula="of:=[.H76]+[.J76]" office:value-type="float" office:value="52.6000000000001" calcext:value-type="float">
            <text:p>52,6000000000001</text:p>
          </table:table-cell>
          <table:table-cell table:formula="of:=[.I76]+[.K76]" office:value-type="float" office:value="6.8" calcext:value-type="float">
            <text:p>6,8</text:p>
          </table:table-cell>
          <table:table-cell table:formula="of:=IF([.C77]&gt;50;1;0)" office:value-type="float" office:value="1" calcext:value-type="float">
            <text:p>1</text:p>
          </table:table-cell>
          <table:table-cell table:formula="of:=IF([.E77]=1;[.$C$2]*[.$G$3]/1000;0)" office:value-type="float" office:value="3.8" calcext:value-type="float">
            <text:p>3,8</text:p>
          </table:table-cell>
          <table:table-cell table:formula="of:=IF([.E77]=0;[.$C$2]*[.$G$4]/1000;0)" office:value-type="float" office:value="0" calcext:value-type="float">
            <text:p>0</text:p>
          </table:table-cell>
          <table:table-cell table:formula="of:=[.C77]-[.F77]" office:value-type="float" office:value="48.8000000000001" calcext:value-type="float">
            <text:p>48,8000000000001</text:p>
          </table:table-cell>
          <table:table-cell table:formula="of:=[.D77]-[.G77]" office:value-type="float" office:value="6.8" calcext:value-type="float">
            <text:p>6,8</text:p>
          </table:table-cell>
          <table:table-cell table:formula="of:=IF([.B77]=5;15;0)" office:value-type="float" office:value="0" calcext:value-type="float">
            <text:p>0</text:p>
          </table:table-cell>
          <table:table-cell table:formula="of:=IF([.B77]=2;4;0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date" office:date-value="2013-02-06" calcext:value-type="date">
            <text:p>6.02.2013</text:p>
          </table:table-cell>
          <table:table-cell table:formula="of:=WEEKDAY([.A78];2)" office:value-type="float" office:value="3" calcext:value-type="float">
            <text:p>3</text:p>
          </table:table-cell>
          <table:table-cell table:formula="of:=[.H77]+[.J77]" office:value-type="float" office:value="48.8000000000001" calcext:value-type="float">
            <text:p>48,8000000000001</text:p>
          </table:table-cell>
          <table:table-cell table:formula="of:=[.I77]+[.K77]" office:value-type="float" office:value="10.8" calcext:value-type="float">
            <text:p>10,8</text:p>
          </table:table-cell>
          <table:table-cell table:formula="of:=IF([.C78]&gt;50;1;0)" office:value-type="float" office:value="0" calcext:value-type="float">
            <text:p>0</text:p>
          </table:table-cell>
          <table:table-cell table:formula="of:=IF([.E78]=1;[.$C$2]*[.$G$3]/1000;0)" office:value-type="float" office:value="0" calcext:value-type="float">
            <text:p>0</text:p>
          </table:table-cell>
          <table:table-cell table:formula="of:=IF([.E78]=0;[.$C$2]*[.$G$4]/1000;0)" office:value-type="float" office:value="1.9" calcext:value-type="float">
            <text:p>1,9</text:p>
          </table:table-cell>
          <table:table-cell table:formula="of:=[.C78]-[.F78]" office:value-type="float" office:value="48.8000000000001" calcext:value-type="float">
            <text:p>48,8000000000001</text:p>
          </table:table-cell>
          <table:table-cell table:formula="of:=[.D78]-[.G78]" office:value-type="float" office:value="8.9" calcext:value-type="float">
            <text:p>8,9</text:p>
          </table:table-cell>
          <table:table-cell table:formula="of:=IF([.B78]=5;15;0)" office:value-type="float" office:value="0" calcext:value-type="float">
            <text:p>0</text:p>
          </table:table-cell>
          <table:table-cell table:formula="of:=IF([.B78]=2;4;0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date" office:date-value="2013-02-07" calcext:value-type="date">
            <text:p>7.02.2013</text:p>
          </table:table-cell>
          <table:table-cell table:formula="of:=WEEKDAY([.A79];2)" office:value-type="float" office:value="4" calcext:value-type="float">
            <text:p>4</text:p>
          </table:table-cell>
          <table:table-cell table:formula="of:=[.H78]+[.J78]" office:value-type="float" office:value="48.8000000000001" calcext:value-type="float">
            <text:p>48,8000000000001</text:p>
          </table:table-cell>
          <table:table-cell table:formula="of:=[.I78]+[.K78]" office:value-type="float" office:value="8.9" calcext:value-type="float">
            <text:p>8,9</text:p>
          </table:table-cell>
          <table:table-cell table:formula="of:=IF([.C79]&gt;50;1;0)" office:value-type="float" office:value="0" calcext:value-type="float">
            <text:p>0</text:p>
          </table:table-cell>
          <table:table-cell table:formula="of:=IF([.E79]=1;[.$C$2]*[.$G$3]/1000;0)" office:value-type="float" office:value="0" calcext:value-type="float">
            <text:p>0</text:p>
          </table:table-cell>
          <table:table-cell table:formula="of:=IF([.E79]=0;[.$C$2]*[.$G$4]/1000;0)" office:value-type="float" office:value="1.9" calcext:value-type="float">
            <text:p>1,9</text:p>
          </table:table-cell>
          <table:table-cell table:formula="of:=[.C79]-[.F79]" office:value-type="float" office:value="48.8000000000001" calcext:value-type="float">
            <text:p>48,8000000000001</text:p>
          </table:table-cell>
          <table:table-cell table:formula="of:=[.D79]-[.G79]" office:value-type="float" office:value="7" calcext:value-type="float">
            <text:p>7</text:p>
          </table:table-cell>
          <table:table-cell table:formula="of:=IF([.B79]=5;15;0)" office:value-type="float" office:value="0" calcext:value-type="float">
            <text:p>0</text:p>
          </table:table-cell>
          <table:table-cell table:formula="of:=IF([.B79]=2;4;0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date" office:date-value="2013-02-08" calcext:value-type="date">
            <text:p>8.02.2013</text:p>
          </table:table-cell>
          <table:table-cell table:formula="of:=WEEKDAY([.A80];2)" office:value-type="float" office:value="5" calcext:value-type="float">
            <text:p>5</text:p>
          </table:table-cell>
          <table:table-cell table:formula="of:=[.H79]+[.J79]" office:value-type="float" office:value="48.8000000000001" calcext:value-type="float">
            <text:p>48,8000000000001</text:p>
          </table:table-cell>
          <table:table-cell table:formula="of:=[.I79]+[.K79]" office:value-type="float" office:value="7" calcext:value-type="float">
            <text:p>7</text:p>
          </table:table-cell>
          <table:table-cell table:formula="of:=IF([.C80]&gt;50;1;0)" office:value-type="float" office:value="0" calcext:value-type="float">
            <text:p>0</text:p>
          </table:table-cell>
          <table:table-cell table:formula="of:=IF([.E80]=1;[.$C$2]*[.$G$3]/1000;0)" office:value-type="float" office:value="0" calcext:value-type="float">
            <text:p>0</text:p>
          </table:table-cell>
          <table:table-cell table:formula="of:=IF([.E80]=0;[.$C$2]*[.$G$4]/1000;0)" office:value-type="float" office:value="1.9" calcext:value-type="float">
            <text:p>1,9</text:p>
          </table:table-cell>
          <table:table-cell table:formula="of:=[.C80]-[.F80]" office:value-type="float" office:value="48.8000000000001" calcext:value-type="float">
            <text:p>48,8000000000001</text:p>
          </table:table-cell>
          <table:table-cell table:formula="of:=[.D80]-[.G80]" office:value-type="float" office:value="5.1" calcext:value-type="float">
            <text:p>5,1</text:p>
          </table:table-cell>
          <table:table-cell table:formula="of:=IF([.B80]=5;15;0)" office:value-type="float" office:value="15" calcext:value-type="float">
            <text:p>15</text:p>
          </table:table-cell>
          <table:table-cell table:formula="of:=IF([.B80]=2;4;0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3-02-09" calcext:value-type="date">
            <text:p>9.02.2013</text:p>
          </table:table-cell>
          <table:table-cell table:formula="of:=WEEKDAY([.A81];2)" office:value-type="float" office:value="6" calcext:value-type="float">
            <text:p>6</text:p>
          </table:table-cell>
          <table:table-cell table:formula="of:=[.H80]+[.J80]" office:value-type="float" office:value="63.8000000000001" calcext:value-type="float">
            <text:p>63,8000000000001</text:p>
          </table:table-cell>
          <table:table-cell table:formula="of:=[.I80]+[.K80]" office:value-type="float" office:value="5.1" calcext:value-type="float">
            <text:p>5,1</text:p>
          </table:table-cell>
          <table:table-cell table:formula="of:=IF([.C81]&gt;50;1;0)" office:value-type="float" office:value="1" calcext:value-type="float">
            <text:p>1</text:p>
          </table:table-cell>
          <table:table-cell table:formula="of:=IF([.E81]=1;[.$C$2]*[.$G$3]/1000;0)" office:value-type="float" office:value="3.8" calcext:value-type="float">
            <text:p>3,8</text:p>
          </table:table-cell>
          <table:table-cell table:formula="of:=IF([.E81]=0;[.$C$2]*[.$G$4]/1000;0)" office:value-type="float" office:value="0" calcext:value-type="float">
            <text:p>0</text:p>
          </table:table-cell>
          <table:table-cell table:formula="of:=[.C81]-[.F81]" office:value-type="float" office:value="60.0000000000001" calcext:value-type="float">
            <text:p>60,0000000000001</text:p>
          </table:table-cell>
          <table:table-cell table:formula="of:=[.D81]-[.G81]" office:value-type="float" office:value="5.1" calcext:value-type="float">
            <text:p>5,1</text:p>
          </table:table-cell>
          <table:table-cell table:formula="of:=IF([.B81]=5;15;0)" office:value-type="float" office:value="0" calcext:value-type="float">
            <text:p>0</text:p>
          </table:table-cell>
          <table:table-cell table:formula="of:=IF([.B81]=2;4;0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date" office:date-value="2013-02-10" calcext:value-type="date">
            <text:p>10.02.2013</text:p>
          </table:table-cell>
          <table:table-cell table:formula="of:=WEEKDAY([.A82];2)" office:value-type="float" office:value="7" calcext:value-type="float">
            <text:p>7</text:p>
          </table:table-cell>
          <table:table-cell table:formula="of:=[.H81]+[.J81]" office:value-type="float" office:value="60.0000000000001" calcext:value-type="float">
            <text:p>60,0000000000001</text:p>
          </table:table-cell>
          <table:table-cell table:formula="of:=[.I81]+[.K81]" office:value-type="float" office:value="5.1" calcext:value-type="float">
            <text:p>5,1</text:p>
          </table:table-cell>
          <table:table-cell table:formula="of:=IF([.C82]&gt;50;1;0)" office:value-type="float" office:value="1" calcext:value-type="float">
            <text:p>1</text:p>
          </table:table-cell>
          <table:table-cell table:formula="of:=IF([.E82]=1;[.$C$2]*[.$G$3]/1000;0)" office:value-type="float" office:value="3.8" calcext:value-type="float">
            <text:p>3,8</text:p>
          </table:table-cell>
          <table:table-cell table:formula="of:=IF([.E82]=0;[.$C$2]*[.$G$4]/1000;0)" office:value-type="float" office:value="0" calcext:value-type="float">
            <text:p>0</text:p>
          </table:table-cell>
          <table:table-cell table:formula="of:=[.C82]-[.F82]" office:value-type="float" office:value="56.2000000000001" calcext:value-type="float">
            <text:p>56,2000000000001</text:p>
          </table:table-cell>
          <table:table-cell table:formula="of:=[.D82]-[.G82]" office:value-type="float" office:value="5.1" calcext:value-type="float">
            <text:p>5,1</text:p>
          </table:table-cell>
          <table:table-cell table:formula="of:=IF([.B82]=5;15;0)" office:value-type="float" office:value="0" calcext:value-type="float">
            <text:p>0</text:p>
          </table:table-cell>
          <table:table-cell table:formula="of:=IF([.B82]=2;4;0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date" office:date-value="2013-02-11" calcext:value-type="date">
            <text:p>11.02.2013</text:p>
          </table:table-cell>
          <table:table-cell table:formula="of:=WEEKDAY([.A83];2)" office:value-type="float" office:value="1" calcext:value-type="float">
            <text:p>1</text:p>
          </table:table-cell>
          <table:table-cell table:formula="of:=[.H82]+[.J82]" office:value-type="float" office:value="56.2000000000001" calcext:value-type="float">
            <text:p>56,2000000000001</text:p>
          </table:table-cell>
          <table:table-cell table:formula="of:=[.I82]+[.K82]" office:value-type="float" office:value="5.1" calcext:value-type="float">
            <text:p>5,1</text:p>
          </table:table-cell>
          <table:table-cell table:formula="of:=IF([.C83]&gt;50;1;0)" office:value-type="float" office:value="1" calcext:value-type="float">
            <text:p>1</text:p>
          </table:table-cell>
          <table:table-cell table:formula="of:=IF([.E83]=1;[.$C$2]*[.$G$3]/1000;0)" office:value-type="float" office:value="3.8" calcext:value-type="float">
            <text:p>3,8</text:p>
          </table:table-cell>
          <table:table-cell table:formula="of:=IF([.E83]=0;[.$C$2]*[.$G$4]/1000;0)" office:value-type="float" office:value="0" calcext:value-type="float">
            <text:p>0</text:p>
          </table:table-cell>
          <table:table-cell table:formula="of:=[.C83]-[.F83]" office:value-type="float" office:value="52.4000000000001" calcext:value-type="float">
            <text:p>52,4000000000001</text:p>
          </table:table-cell>
          <table:table-cell table:formula="of:=[.D83]-[.G83]" office:value-type="float" office:value="5.1" calcext:value-type="float">
            <text:p>5,1</text:p>
          </table:table-cell>
          <table:table-cell table:formula="of:=IF([.B83]=5;15;0)" office:value-type="float" office:value="0" calcext:value-type="float">
            <text:p>0</text:p>
          </table:table-cell>
          <table:table-cell table:formula="of:=IF([.B83]=2;4;0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date" office:date-value="2013-02-12" calcext:value-type="date">
            <text:p>12.02.2013</text:p>
          </table:table-cell>
          <table:table-cell table:formula="of:=WEEKDAY([.A84];2)" office:value-type="float" office:value="2" calcext:value-type="float">
            <text:p>2</text:p>
          </table:table-cell>
          <table:table-cell table:formula="of:=[.H83]+[.J83]" office:value-type="float" office:value="52.4000000000001" calcext:value-type="float">
            <text:p>52,4000000000001</text:p>
          </table:table-cell>
          <table:table-cell table:formula="of:=[.I83]+[.K83]" office:value-type="float" office:value="5.1" calcext:value-type="float">
            <text:p>5,1</text:p>
          </table:table-cell>
          <table:table-cell table:formula="of:=IF([.C84]&gt;50;1;0)" office:value-type="float" office:value="1" calcext:value-type="float">
            <text:p>1</text:p>
          </table:table-cell>
          <table:table-cell table:formula="of:=IF([.E84]=1;[.$C$2]*[.$G$3]/1000;0)" office:value-type="float" office:value="3.8" calcext:value-type="float">
            <text:p>3,8</text:p>
          </table:table-cell>
          <table:table-cell table:formula="of:=IF([.E84]=0;[.$C$2]*[.$G$4]/1000;0)" office:value-type="float" office:value="0" calcext:value-type="float">
            <text:p>0</text:p>
          </table:table-cell>
          <table:table-cell table:formula="of:=[.C84]-[.F84]" office:value-type="float" office:value="48.6000000000002" calcext:value-type="float">
            <text:p>48,6000000000002</text:p>
          </table:table-cell>
          <table:table-cell table:formula="of:=[.D84]-[.G84]" office:value-type="float" office:value="5.1" calcext:value-type="float">
            <text:p>5,1</text:p>
          </table:table-cell>
          <table:table-cell table:formula="of:=IF([.B84]=5;15;0)" office:value-type="float" office:value="0" calcext:value-type="float">
            <text:p>0</text:p>
          </table:table-cell>
          <table:table-cell table:formula="of:=IF([.B84]=2;4;0)"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3-02-13" calcext:value-type="date">
            <text:p>13.02.2013</text:p>
          </table:table-cell>
          <table:table-cell table:formula="of:=WEEKDAY([.A85];2)" office:value-type="float" office:value="3" calcext:value-type="float">
            <text:p>3</text:p>
          </table:table-cell>
          <table:table-cell table:formula="of:=[.H84]+[.J84]" office:value-type="float" office:value="48.6000000000002" calcext:value-type="float">
            <text:p>48,6000000000002</text:p>
          </table:table-cell>
          <table:table-cell table:formula="of:=[.I84]+[.K84]" office:value-type="float" office:value="9.1" calcext:value-type="float">
            <text:p>9,1</text:p>
          </table:table-cell>
          <table:table-cell table:formula="of:=IF([.C85]&gt;50;1;0)" office:value-type="float" office:value="0" calcext:value-type="float">
            <text:p>0</text:p>
          </table:table-cell>
          <table:table-cell table:formula="of:=IF([.E85]=1;[.$C$2]*[.$G$3]/1000;0)" office:value-type="float" office:value="0" calcext:value-type="float">
            <text:p>0</text:p>
          </table:table-cell>
          <table:table-cell table:formula="of:=IF([.E85]=0;[.$C$2]*[.$G$4]/1000;0)" office:value-type="float" office:value="1.9" calcext:value-type="float">
            <text:p>1,9</text:p>
          </table:table-cell>
          <table:table-cell table:formula="of:=[.C85]-[.F85]" office:value-type="float" office:value="48.6000000000002" calcext:value-type="float">
            <text:p>48,6000000000002</text:p>
          </table:table-cell>
          <table:table-cell table:formula="of:=[.D85]-[.G85]" office:value-type="float" office:value="7.2" calcext:value-type="float">
            <text:p>7,2</text:p>
          </table:table-cell>
          <table:table-cell table:formula="of:=IF([.B85]=5;15;0)" office:value-type="float" office:value="0" calcext:value-type="float">
            <text:p>0</text:p>
          </table:table-cell>
          <table:table-cell table:formula="of:=IF([.B85]=2;4;0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date" office:date-value="2013-02-14" calcext:value-type="date">
            <text:p>14.02.2013</text:p>
          </table:table-cell>
          <table:table-cell table:formula="of:=WEEKDAY([.A86];2)" office:value-type="float" office:value="4" calcext:value-type="float">
            <text:p>4</text:p>
          </table:table-cell>
          <table:table-cell table:formula="of:=[.H85]+[.J85]" office:value-type="float" office:value="48.6000000000002" calcext:value-type="float">
            <text:p>48,6000000000002</text:p>
          </table:table-cell>
          <table:table-cell table:formula="of:=[.I85]+[.K85]" office:value-type="float" office:value="7.2" calcext:value-type="float">
            <text:p>7,2</text:p>
          </table:table-cell>
          <table:table-cell table:formula="of:=IF([.C86]&gt;50;1;0)" office:value-type="float" office:value="0" calcext:value-type="float">
            <text:p>0</text:p>
          </table:table-cell>
          <table:table-cell table:formula="of:=IF([.E86]=1;[.$C$2]*[.$G$3]/1000;0)" office:value-type="float" office:value="0" calcext:value-type="float">
            <text:p>0</text:p>
          </table:table-cell>
          <table:table-cell table:formula="of:=IF([.E86]=0;[.$C$2]*[.$G$4]/1000;0)" office:value-type="float" office:value="1.9" calcext:value-type="float">
            <text:p>1,9</text:p>
          </table:table-cell>
          <table:table-cell table:formula="of:=[.C86]-[.F86]" office:value-type="float" office:value="48.6000000000002" calcext:value-type="float">
            <text:p>48,6000000000002</text:p>
          </table:table-cell>
          <table:table-cell table:formula="of:=[.D86]-[.G86]" office:value-type="float" office:value="5.3" calcext:value-type="float">
            <text:p>5,3</text:p>
          </table:table-cell>
          <table:table-cell table:formula="of:=IF([.B86]=5;15;0)" office:value-type="float" office:value="0" calcext:value-type="float">
            <text:p>0</text:p>
          </table:table-cell>
          <table:table-cell table:formula="of:=IF([.B86]=2;4;0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date" office:date-value="2013-02-15" calcext:value-type="date">
            <text:p>15.02.2013</text:p>
          </table:table-cell>
          <table:table-cell table:formula="of:=WEEKDAY([.A87];2)" office:value-type="float" office:value="5" calcext:value-type="float">
            <text:p>5</text:p>
          </table:table-cell>
          <table:table-cell table:formula="of:=[.H86]+[.J86]" office:value-type="float" office:value="48.6000000000002" calcext:value-type="float">
            <text:p>48,6000000000002</text:p>
          </table:table-cell>
          <table:table-cell table:formula="of:=[.I86]+[.K86]" office:value-type="float" office:value="5.3" calcext:value-type="float">
            <text:p>5,3</text:p>
          </table:table-cell>
          <table:table-cell table:formula="of:=IF([.C87]&gt;50;1;0)" office:value-type="float" office:value="0" calcext:value-type="float">
            <text:p>0</text:p>
          </table:table-cell>
          <table:table-cell table:formula="of:=IF([.E87]=1;[.$C$2]*[.$G$3]/1000;0)" office:value-type="float" office:value="0" calcext:value-type="float">
            <text:p>0</text:p>
          </table:table-cell>
          <table:table-cell table:formula="of:=IF([.E87]=0;[.$C$2]*[.$G$4]/1000;0)" office:value-type="float" office:value="1.9" calcext:value-type="float">
            <text:p>1,9</text:p>
          </table:table-cell>
          <table:table-cell table:formula="of:=[.C87]-[.F87]" office:value-type="float" office:value="48.6000000000002" calcext:value-type="float">
            <text:p>48,6000000000002</text:p>
          </table:table-cell>
          <table:table-cell table:formula="of:=[.D87]-[.G87]" office:value-type="float" office:value="3.4" calcext:value-type="float">
            <text:p>3,4</text:p>
          </table:table-cell>
          <table:table-cell table:formula="of:=IF([.B87]=5;15;0)" office:value-type="float" office:value="15" calcext:value-type="float">
            <text:p>15</text:p>
          </table:table-cell>
          <table:table-cell table:formula="of:=IF([.B87]=2;4;0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date" office:date-value="2013-02-16" calcext:value-type="date">
            <text:p>16.02.2013</text:p>
          </table:table-cell>
          <table:table-cell table:formula="of:=WEEKDAY([.A88];2)" office:value-type="float" office:value="6" calcext:value-type="float">
            <text:p>6</text:p>
          </table:table-cell>
          <table:table-cell table:formula="of:=[.H87]+[.J87]" office:value-type="float" office:value="63.6000000000002" calcext:value-type="float">
            <text:p>63,6000000000002</text:p>
          </table:table-cell>
          <table:table-cell table:formula="of:=[.I87]+[.K87]" office:value-type="float" office:value="3.4" calcext:value-type="float">
            <text:p>3,4</text:p>
          </table:table-cell>
          <table:table-cell table:formula="of:=IF([.C88]&gt;50;1;0)" office:value-type="float" office:value="1" calcext:value-type="float">
            <text:p>1</text:p>
          </table:table-cell>
          <table:table-cell table:formula="of:=IF([.E88]=1;[.$C$2]*[.$G$3]/1000;0)" office:value-type="float" office:value="3.8" calcext:value-type="float">
            <text:p>3,8</text:p>
          </table:table-cell>
          <table:table-cell table:formula="of:=IF([.E88]=0;[.$C$2]*[.$G$4]/1000;0)" office:value-type="float" office:value="0" calcext:value-type="float">
            <text:p>0</text:p>
          </table:table-cell>
          <table:table-cell table:formula="of:=[.C88]-[.F88]" office:value-type="float" office:value="59.8000000000002" calcext:value-type="float">
            <text:p>59,8000000000002</text:p>
          </table:table-cell>
          <table:table-cell table:formula="of:=[.D88]-[.G88]" office:value-type="float" office:value="3.4" calcext:value-type="float">
            <text:p>3,4</text:p>
          </table:table-cell>
          <table:table-cell table:formula="of:=IF([.B88]=5;15;0)" office:value-type="float" office:value="0" calcext:value-type="float">
            <text:p>0</text:p>
          </table:table-cell>
          <table:table-cell table:formula="of:=IF([.B88]=2;4;0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date" office:date-value="2013-02-17" calcext:value-type="date">
            <text:p>17.02.2013</text:p>
          </table:table-cell>
          <table:table-cell table:formula="of:=WEEKDAY([.A89];2)" office:value-type="float" office:value="7" calcext:value-type="float">
            <text:p>7</text:p>
          </table:table-cell>
          <table:table-cell table:formula="of:=[.H88]+[.J88]" office:value-type="float" office:value="59.8000000000002" calcext:value-type="float">
            <text:p>59,8000000000002</text:p>
          </table:table-cell>
          <table:table-cell table:formula="of:=[.I88]+[.K88]" office:value-type="float" office:value="3.4" calcext:value-type="float">
            <text:p>3,4</text:p>
          </table:table-cell>
          <table:table-cell table:formula="of:=IF([.C89]&gt;50;1;0)" office:value-type="float" office:value="1" calcext:value-type="float">
            <text:p>1</text:p>
          </table:table-cell>
          <table:table-cell table:formula="of:=IF([.E89]=1;[.$C$2]*[.$G$3]/1000;0)" office:value-type="float" office:value="3.8" calcext:value-type="float">
            <text:p>3,8</text:p>
          </table:table-cell>
          <table:table-cell table:formula="of:=IF([.E89]=0;[.$C$2]*[.$G$4]/1000;0)" office:value-type="float" office:value="0" calcext:value-type="float">
            <text:p>0</text:p>
          </table:table-cell>
          <table:table-cell table:formula="of:=[.C89]-[.F89]" office:value-type="float" office:value="56.0000000000002" calcext:value-type="float">
            <text:p>56,0000000000002</text:p>
          </table:table-cell>
          <table:table-cell table:formula="of:=[.D89]-[.G89]" office:value-type="float" office:value="3.4" calcext:value-type="float">
            <text:p>3,4</text:p>
          </table:table-cell>
          <table:table-cell table:formula="of:=IF([.B89]=5;15;0)" office:value-type="float" office:value="0" calcext:value-type="float">
            <text:p>0</text:p>
          </table:table-cell>
          <table:table-cell table:formula="of:=IF([.B89]=2;4;0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date" office:date-value="2013-02-18" calcext:value-type="date">
            <text:p>18.02.2013</text:p>
          </table:table-cell>
          <table:table-cell table:formula="of:=WEEKDAY([.A90];2)" office:value-type="float" office:value="1" calcext:value-type="float">
            <text:p>1</text:p>
          </table:table-cell>
          <table:table-cell table:formula="of:=[.H89]+[.J89]" office:value-type="float" office:value="56.0000000000002" calcext:value-type="float">
            <text:p>56,0000000000002</text:p>
          </table:table-cell>
          <table:table-cell table:formula="of:=[.I89]+[.K89]" office:value-type="float" office:value="3.4" calcext:value-type="float">
            <text:p>3,4</text:p>
          </table:table-cell>
          <table:table-cell table:formula="of:=IF([.C90]&gt;50;1;0)" office:value-type="float" office:value="1" calcext:value-type="float">
            <text:p>1</text:p>
          </table:table-cell>
          <table:table-cell table:formula="of:=IF([.E90]=1;[.$C$2]*[.$G$3]/1000;0)" office:value-type="float" office:value="3.8" calcext:value-type="float">
            <text:p>3,8</text:p>
          </table:table-cell>
          <table:table-cell table:formula="of:=IF([.E90]=0;[.$C$2]*[.$G$4]/1000;0)" office:value-type="float" office:value="0" calcext:value-type="float">
            <text:p>0</text:p>
          </table:table-cell>
          <table:table-cell table:formula="of:=[.C90]-[.F90]" office:value-type="float" office:value="52.2000000000002" calcext:value-type="float">
            <text:p>52,2000000000002</text:p>
          </table:table-cell>
          <table:table-cell table:formula="of:=[.D90]-[.G90]" office:value-type="float" office:value="3.4" calcext:value-type="float">
            <text:p>3,4</text:p>
          </table:table-cell>
          <table:table-cell table:formula="of:=IF([.B90]=5;15;0)" office:value-type="float" office:value="0" calcext:value-type="float">
            <text:p>0</text:p>
          </table:table-cell>
          <table:table-cell table:formula="of:=IF([.B90]=2;4;0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date" office:date-value="2013-02-19" calcext:value-type="date">
            <text:p>19.02.2013</text:p>
          </table:table-cell>
          <table:table-cell table:formula="of:=WEEKDAY([.A91];2)" office:value-type="float" office:value="2" calcext:value-type="float">
            <text:p>2</text:p>
          </table:table-cell>
          <table:table-cell table:formula="of:=[.H90]+[.J90]" office:value-type="float" office:value="52.2000000000002" calcext:value-type="float">
            <text:p>52,2000000000002</text:p>
          </table:table-cell>
          <table:table-cell table:formula="of:=[.I90]+[.K90]" office:value-type="float" office:value="3.4" calcext:value-type="float">
            <text:p>3,4</text:p>
          </table:table-cell>
          <table:table-cell table:formula="of:=IF([.C91]&gt;50;1;0)" office:value-type="float" office:value="1" calcext:value-type="float">
            <text:p>1</text:p>
          </table:table-cell>
          <table:table-cell table:formula="of:=IF([.E91]=1;[.$C$2]*[.$G$3]/1000;0)" office:value-type="float" office:value="3.8" calcext:value-type="float">
            <text:p>3,8</text:p>
          </table:table-cell>
          <table:table-cell table:formula="of:=IF([.E91]=0;[.$C$2]*[.$G$4]/1000;0)" office:value-type="float" office:value="0" calcext:value-type="float">
            <text:p>0</text:p>
          </table:table-cell>
          <table:table-cell table:formula="of:=[.C91]-[.F91]" office:value-type="float" office:value="48.4000000000002" calcext:value-type="float">
            <text:p>48,4000000000002</text:p>
          </table:table-cell>
          <table:table-cell table:formula="of:=[.D91]-[.G91]" office:value-type="float" office:value="3.4" calcext:value-type="float">
            <text:p>3,4</text:p>
          </table:table-cell>
          <table:table-cell table:formula="of:=IF([.B91]=5;15;0)" office:value-type="float" office:value="0" calcext:value-type="float">
            <text:p>0</text:p>
          </table:table-cell>
          <table:table-cell table:formula="of:=IF([.B91]=2;4;0)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date" office:date-value="2013-02-20" calcext:value-type="date">
            <text:p>20.02.2013</text:p>
          </table:table-cell>
          <table:table-cell table:formula="of:=WEEKDAY([.A92];2)" office:value-type="float" office:value="3" calcext:value-type="float">
            <text:p>3</text:p>
          </table:table-cell>
          <table:table-cell table:formula="of:=[.H91]+[.J91]" office:value-type="float" office:value="48.4000000000002" calcext:value-type="float">
            <text:p>48,4000000000002</text:p>
          </table:table-cell>
          <table:table-cell table:formula="of:=[.I91]+[.K91]" office:value-type="float" office:value="7.4" calcext:value-type="float">
            <text:p>7,4</text:p>
          </table:table-cell>
          <table:table-cell table:formula="of:=IF([.C92]&gt;50;1;0)" office:value-type="float" office:value="0" calcext:value-type="float">
            <text:p>0</text:p>
          </table:table-cell>
          <table:table-cell table:formula="of:=IF([.E92]=1;[.$C$2]*[.$G$3]/1000;0)" office:value-type="float" office:value="0" calcext:value-type="float">
            <text:p>0</text:p>
          </table:table-cell>
          <table:table-cell table:formula="of:=IF([.E92]=0;[.$C$2]*[.$G$4]/1000;0)" office:value-type="float" office:value="1.9" calcext:value-type="float">
            <text:p>1,9</text:p>
          </table:table-cell>
          <table:table-cell table:formula="of:=[.C92]-[.F92]" office:value-type="float" office:value="48.4000000000002" calcext:value-type="float">
            <text:p>48,4000000000002</text:p>
          </table:table-cell>
          <table:table-cell table:formula="of:=[.D92]-[.G92]" office:value-type="float" office:value="5.5" calcext:value-type="float">
            <text:p>5,5</text:p>
          </table:table-cell>
          <table:table-cell table:formula="of:=IF([.B92]=5;15;0)" office:value-type="float" office:value="0" calcext:value-type="float">
            <text:p>0</text:p>
          </table:table-cell>
          <table:table-cell table:formula="of:=IF([.B92]=2;4;0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date" office:date-value="2013-02-21" calcext:value-type="date">
            <text:p>21.02.2013</text:p>
          </table:table-cell>
          <table:table-cell table:formula="of:=WEEKDAY([.A93];2)" office:value-type="float" office:value="4" calcext:value-type="float">
            <text:p>4</text:p>
          </table:table-cell>
          <table:table-cell table:formula="of:=[.H92]+[.J92]" office:value-type="float" office:value="48.4000000000002" calcext:value-type="float">
            <text:p>48,4000000000002</text:p>
          </table:table-cell>
          <table:table-cell table:formula="of:=[.I92]+[.K92]" office:value-type="float" office:value="5.5" calcext:value-type="float">
            <text:p>5,5</text:p>
          </table:table-cell>
          <table:table-cell table:formula="of:=IF([.C93]&gt;50;1;0)" office:value-type="float" office:value="0" calcext:value-type="float">
            <text:p>0</text:p>
          </table:table-cell>
          <table:table-cell table:formula="of:=IF([.E93]=1;[.$C$2]*[.$G$3]/1000;0)" office:value-type="float" office:value="0" calcext:value-type="float">
            <text:p>0</text:p>
          </table:table-cell>
          <table:table-cell table:formula="of:=IF([.E93]=0;[.$C$2]*[.$G$4]/1000;0)" office:value-type="float" office:value="1.9" calcext:value-type="float">
            <text:p>1,9</text:p>
          </table:table-cell>
          <table:table-cell table:formula="of:=[.C93]-[.F93]" office:value-type="float" office:value="48.4000000000002" calcext:value-type="float">
            <text:p>48,4000000000002</text:p>
          </table:table-cell>
          <table:table-cell table:formula="of:=[.D93]-[.G93]" office:value-type="float" office:value="3.6" calcext:value-type="float">
            <text:p>3,6</text:p>
          </table:table-cell>
          <table:table-cell table:formula="of:=IF([.B93]=5;15;0)" office:value-type="float" office:value="0" calcext:value-type="float">
            <text:p>0</text:p>
          </table:table-cell>
          <table:table-cell table:formula="of:=IF([.B93]=2;4;0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date" office:date-value="2013-02-22" calcext:value-type="date">
            <text:p>22.02.2013</text:p>
          </table:table-cell>
          <table:table-cell table:formula="of:=WEEKDAY([.A94];2)" office:value-type="float" office:value="5" calcext:value-type="float">
            <text:p>5</text:p>
          </table:table-cell>
          <table:table-cell table:formula="of:=[.H93]+[.J93]" office:value-type="float" office:value="48.4000000000002" calcext:value-type="float">
            <text:p>48,4000000000002</text:p>
          </table:table-cell>
          <table:table-cell table:formula="of:=[.I93]+[.K93]" office:value-type="float" office:value="3.6" calcext:value-type="float">
            <text:p>3,6</text:p>
          </table:table-cell>
          <table:table-cell table:formula="of:=IF([.C94]&gt;50;1;0)" office:value-type="float" office:value="0" calcext:value-type="float">
            <text:p>0</text:p>
          </table:table-cell>
          <table:table-cell table:formula="of:=IF([.E94]=1;[.$C$2]*[.$G$3]/1000;0)" office:value-type="float" office:value="0" calcext:value-type="float">
            <text:p>0</text:p>
          </table:table-cell>
          <table:table-cell table:formula="of:=IF([.E94]=0;[.$C$2]*[.$G$4]/1000;0)" office:value-type="float" office:value="1.9" calcext:value-type="float">
            <text:p>1,9</text:p>
          </table:table-cell>
          <table:table-cell table:formula="of:=[.C94]-[.F94]" office:value-type="float" office:value="48.4000000000002" calcext:value-type="float">
            <text:p>48,4000000000002</text:p>
          </table:table-cell>
          <table:table-cell table:formula="of:=[.D94]-[.G94]" office:value-type="float" office:value="1.7" calcext:value-type="float">
            <text:p>1,7</text:p>
          </table:table-cell>
          <table:table-cell table:formula="of:=IF([.B94]=5;15;0)" office:value-type="float" office:value="15" calcext:value-type="float">
            <text:p>15</text:p>
          </table:table-cell>
          <table:table-cell table:formula="of:=IF([.B94]=2;4;0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date" office:date-value="2013-02-23" calcext:value-type="date">
            <text:p>23.02.2013</text:p>
          </table:table-cell>
          <table:table-cell table:formula="of:=WEEKDAY([.A95];2)" office:value-type="float" office:value="6" calcext:value-type="float">
            <text:p>6</text:p>
          </table:table-cell>
          <table:table-cell table:formula="of:=[.H94]+[.J94]" office:value-type="float" office:value="63.4000000000002" calcext:value-type="float">
            <text:p>63,4000000000002</text:p>
          </table:table-cell>
          <table:table-cell table:formula="of:=[.I94]+[.K94]" office:value-type="float" office:value="1.7" calcext:value-type="float">
            <text:p>1,7</text:p>
          </table:table-cell>
          <table:table-cell table:formula="of:=IF([.C95]&gt;50;1;0)" office:value-type="float" office:value="1" calcext:value-type="float">
            <text:p>1</text:p>
          </table:table-cell>
          <table:table-cell table:formula="of:=IF([.E95]=1;[.$C$2]*[.$G$3]/1000;0)" office:value-type="float" office:value="3.8" calcext:value-type="float">
            <text:p>3,8</text:p>
          </table:table-cell>
          <table:table-cell table:formula="of:=IF([.E95]=0;[.$C$2]*[.$G$4]/1000;0)" office:value-type="float" office:value="0" calcext:value-type="float">
            <text:p>0</text:p>
          </table:table-cell>
          <table:table-cell table:formula="of:=[.C95]-[.F95]" office:value-type="float" office:value="59.6000000000002" calcext:value-type="float">
            <text:p>59,6000000000002</text:p>
          </table:table-cell>
          <table:table-cell table:formula="of:=[.D95]-[.G95]" office:value-type="float" office:value="1.7" calcext:value-type="float">
            <text:p>1,7</text:p>
          </table:table-cell>
          <table:table-cell table:formula="of:=IF([.B95]=5;15;0)" office:value-type="float" office:value="0" calcext:value-type="float">
            <text:p>0</text:p>
          </table:table-cell>
          <table:table-cell table:formula="of:=IF([.B95]=2;4;0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date" office:date-value="2013-02-24" calcext:value-type="date">
            <text:p>24.02.2013</text:p>
          </table:table-cell>
          <table:table-cell table:formula="of:=WEEKDAY([.A96];2)" office:value-type="float" office:value="7" calcext:value-type="float">
            <text:p>7</text:p>
          </table:table-cell>
          <table:table-cell table:formula="of:=[.H95]+[.J95]" office:value-type="float" office:value="59.6000000000002" calcext:value-type="float">
            <text:p>59,6000000000002</text:p>
          </table:table-cell>
          <table:table-cell table:formula="of:=[.I95]+[.K95]" office:value-type="float" office:value="1.7" calcext:value-type="float">
            <text:p>1,7</text:p>
          </table:table-cell>
          <table:table-cell table:formula="of:=IF([.C96]&gt;50;1;0)" office:value-type="float" office:value="1" calcext:value-type="float">
            <text:p>1</text:p>
          </table:table-cell>
          <table:table-cell table:formula="of:=IF([.E96]=1;[.$C$2]*[.$G$3]/1000;0)" office:value-type="float" office:value="3.8" calcext:value-type="float">
            <text:p>3,8</text:p>
          </table:table-cell>
          <table:table-cell table:formula="of:=IF([.E96]=0;[.$C$2]*[.$G$4]/1000;0)" office:value-type="float" office:value="0" calcext:value-type="float">
            <text:p>0</text:p>
          </table:table-cell>
          <table:table-cell table:formula="of:=[.C96]-[.F96]" office:value-type="float" office:value="55.8000000000002" calcext:value-type="float">
            <text:p>55,8000000000002</text:p>
          </table:table-cell>
          <table:table-cell table:formula="of:=[.D96]-[.G96]" office:value-type="float" office:value="1.7" calcext:value-type="float">
            <text:p>1,7</text:p>
          </table:table-cell>
          <table:table-cell table:formula="of:=IF([.B96]=5;15;0)" office:value-type="float" office:value="0" calcext:value-type="float">
            <text:p>0</text:p>
          </table:table-cell>
          <table:table-cell table:formula="of:=IF([.B96]=2;4;0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date" office:date-value="2013-02-25" calcext:value-type="date">
            <text:p>25.02.2013</text:p>
          </table:table-cell>
          <table:table-cell table:formula="of:=WEEKDAY([.A97];2)" office:value-type="float" office:value="1" calcext:value-type="float">
            <text:p>1</text:p>
          </table:table-cell>
          <table:table-cell table:formula="of:=[.H96]+[.J96]" office:value-type="float" office:value="55.8000000000002" calcext:value-type="float">
            <text:p>55,8000000000002</text:p>
          </table:table-cell>
          <table:table-cell table:formula="of:=[.I96]+[.K96]" office:value-type="float" office:value="1.7" calcext:value-type="float">
            <text:p>1,7</text:p>
          </table:table-cell>
          <table:table-cell table:formula="of:=IF([.C97]&gt;50;1;0)" office:value-type="float" office:value="1" calcext:value-type="float">
            <text:p>1</text:p>
          </table:table-cell>
          <table:table-cell table:formula="of:=IF([.E97]=1;[.$C$2]*[.$G$3]/1000;0)" office:value-type="float" office:value="3.8" calcext:value-type="float">
            <text:p>3,8</text:p>
          </table:table-cell>
          <table:table-cell table:formula="of:=IF([.E97]=0;[.$C$2]*[.$G$4]/1000;0)" office:value-type="float" office:value="0" calcext:value-type="float">
            <text:p>0</text:p>
          </table:table-cell>
          <table:table-cell table:formula="of:=[.C97]-[.F97]" office:value-type="float" office:value="52.0000000000002" calcext:value-type="float">
            <text:p>52,0000000000002</text:p>
          </table:table-cell>
          <table:table-cell table:formula="of:=[.D97]-[.G97]" office:value-type="float" office:value="1.7" calcext:value-type="float">
            <text:p>1,7</text:p>
          </table:table-cell>
          <table:table-cell table:formula="of:=IF([.B97]=5;15;0)" office:value-type="float" office:value="0" calcext:value-type="float">
            <text:p>0</text:p>
          </table:table-cell>
          <table:table-cell table:formula="of:=IF([.B97]=2;4;0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date" office:date-value="2013-02-26" calcext:value-type="date">
            <text:p>26.02.2013</text:p>
          </table:table-cell>
          <table:table-cell table:formula="of:=WEEKDAY([.A98];2)" office:value-type="float" office:value="2" calcext:value-type="float">
            <text:p>2</text:p>
          </table:table-cell>
          <table:table-cell table:formula="of:=[.H97]+[.J97]" office:value-type="float" office:value="52.0000000000002" calcext:value-type="float">
            <text:p>52,0000000000002</text:p>
          </table:table-cell>
          <table:table-cell table:formula="of:=[.I97]+[.K97]" office:value-type="float" office:value="1.7" calcext:value-type="float">
            <text:p>1,7</text:p>
          </table:table-cell>
          <table:table-cell table:formula="of:=IF([.C98]&gt;50;1;0)" office:value-type="float" office:value="1" calcext:value-type="float">
            <text:p>1</text:p>
          </table:table-cell>
          <table:table-cell table:formula="of:=IF([.E98]=1;[.$C$2]*[.$G$3]/1000;0)" office:value-type="float" office:value="3.8" calcext:value-type="float">
            <text:p>3,8</text:p>
          </table:table-cell>
          <table:table-cell table:formula="of:=IF([.E98]=0;[.$C$2]*[.$G$4]/1000;0)" office:value-type="float" office:value="0" calcext:value-type="float">
            <text:p>0</text:p>
          </table:table-cell>
          <table:table-cell table:formula="of:=[.C98]-[.F98]" office:value-type="float" office:value="48.2000000000002" calcext:value-type="float">
            <text:p>48,2000000000002</text:p>
          </table:table-cell>
          <table:table-cell table:formula="of:=[.D98]-[.G98]" office:value-type="float" office:value="1.7" calcext:value-type="float">
            <text:p>1,7</text:p>
          </table:table-cell>
          <table:table-cell table:formula="of:=IF([.B98]=5;15;0)" office:value-type="float" office:value="0" calcext:value-type="float">
            <text:p>0</text:p>
          </table:table-cell>
          <table:table-cell table:formula="of:=IF([.B98]=2;4;0)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date" office:date-value="2013-02-27" calcext:value-type="date">
            <text:p>27.02.2013</text:p>
          </table:table-cell>
          <table:table-cell table:formula="of:=WEEKDAY([.A99];2)" office:value-type="float" office:value="3" calcext:value-type="float">
            <text:p>3</text:p>
          </table:table-cell>
          <table:table-cell table:formula="of:=[.H98]+[.J98]" office:value-type="float" office:value="48.2000000000002" calcext:value-type="float">
            <text:p>48,2000000000002</text:p>
          </table:table-cell>
          <table:table-cell table:formula="of:=[.I98]+[.K98]" office:value-type="float" office:value="5.7" calcext:value-type="float">
            <text:p>5,7</text:p>
          </table:table-cell>
          <table:table-cell table:formula="of:=IF([.C99]&gt;50;1;0)" office:value-type="float" office:value="0" calcext:value-type="float">
            <text:p>0</text:p>
          </table:table-cell>
          <table:table-cell table:formula="of:=IF([.E99]=1;[.$C$2]*[.$G$3]/1000;0)" office:value-type="float" office:value="0" calcext:value-type="float">
            <text:p>0</text:p>
          </table:table-cell>
          <table:table-cell table:formula="of:=IF([.E99]=0;[.$C$2]*[.$G$4]/1000;0)" office:value-type="float" office:value="1.9" calcext:value-type="float">
            <text:p>1,9</text:p>
          </table:table-cell>
          <table:table-cell table:formula="of:=[.C99]-[.F99]" office:value-type="float" office:value="48.2000000000002" calcext:value-type="float">
            <text:p>48,2000000000002</text:p>
          </table:table-cell>
          <table:table-cell table:formula="of:=[.D99]-[.G99]" office:value-type="float" office:value="3.8" calcext:value-type="float">
            <text:p>3,8</text:p>
          </table:table-cell>
          <table:table-cell table:formula="of:=IF([.B99]=5;15;0)" office:value-type="float" office:value="0" calcext:value-type="float">
            <text:p>0</text:p>
          </table:table-cell>
          <table:table-cell table:formula="of:=IF([.B99]=2;4;0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date" office:date-value="2013-02-28" calcext:value-type="date">
            <text:p>28.02.2013</text:p>
          </table:table-cell>
          <table:table-cell table:formula="of:=WEEKDAY([.A100];2)" office:value-type="float" office:value="4" calcext:value-type="float">
            <text:p>4</text:p>
          </table:table-cell>
          <table:table-cell table:formula="of:=[.H99]+[.J99]" office:value-type="float" office:value="48.2000000000002" calcext:value-type="float">
            <text:p>48,2000000000002</text:p>
          </table:table-cell>
          <table:table-cell table:formula="of:=[.I99]+[.K99]" office:value-type="float" office:value="3.8" calcext:value-type="float">
            <text:p>3,8</text:p>
          </table:table-cell>
          <table:table-cell table:formula="of:=IF([.C100]&gt;50;1;0)" office:value-type="float" office:value="0" calcext:value-type="float">
            <text:p>0</text:p>
          </table:table-cell>
          <table:table-cell table:formula="of:=IF([.E100]=1;[.$C$2]*[.$G$3]/1000;0)" office:value-type="float" office:value="0" calcext:value-type="float">
            <text:p>0</text:p>
          </table:table-cell>
          <table:table-cell table:formula="of:=IF([.E100]=0;[.$C$2]*[.$G$4]/1000;0)" office:value-type="float" office:value="1.9" calcext:value-type="float">
            <text:p>1,9</text:p>
          </table:table-cell>
          <table:table-cell table:formula="of:=[.C100]-[.F100]" office:value-type="float" office:value="48.2000000000002" calcext:value-type="float">
            <text:p>48,2000000000002</text:p>
          </table:table-cell>
          <table:table-cell table:formula="of:=[.D100]-[.G100]" office:value-type="float" office:value="1.9" calcext:value-type="float">
            <text:p>1,9</text:p>
          </table:table-cell>
          <table:table-cell table:formula="of:=IF([.B100]=5;15;0)" office:value-type="float" office:value="0" calcext:value-type="float">
            <text:p>0</text:p>
          </table:table-cell>
          <table:table-cell table:formula="of:=IF([.B100]=2;4;0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09:22:03.93692802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09:57:12.285184320</meta:creation-date>
    <dc:date>2020-11-20T10:08:12.010736993</dc:date>
    <meta:editing-duration>PT18M47S</meta:editing-duration>
    <meta:editing-cycles>6</meta:editing-cycles>
    <meta:generator>LibreOffice/6.0.7.3$Linux_X86_64 LibreOffice_project/00m0$Build-3</meta:generator>
    <meta:document-statistic meta:table-count="2" meta:cell-count="2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legend chart:legend-position="end" svg:x="13.967cm" svg:y="3.955cm" style:legend-expansion="high" chart:style-name="ch2"/>
        <chart:plot-area chart:style-name="ch3" table:cell-range-address="'4a,b,c,d'.O23:'4a,b,c,d'.Q26" chart:data-source-has-labels="both" svg:x="0.319cm" svg:y="0.18cm" svg:width="13.329cm" svg:height="8.646cm">
          <chartooo:coordinate-region svg:x="0.94cm" svg:y="0.379cm" svg:width="12.708cm" svg:height="7.8cm"/>
          <chart:axis chart:dimension="x" chart:name="primary-x" chart:style-name="ch4" chartooo:axis-type="text">
            <chart:categories table:cell-range-address="'4a,b,c,d'.O24:'4a,b,c,d'.O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a,b,c,d'.P24:'4a,b,c,d'.P26" chart:label-cell-address="'4a,b,c,d'.P23:'4a,b,c,d'.P23" chart:class="chart:bar">
            <chart:data-point chart:repeated="3"/>
          </chart:series>
          <chart:series chart:style-name="ch8" chart:values-cell-range-address="'4a,b,c,d'.Q24:'4a,b,c,d'.Q26" chart:label-cell-address="'4a,b,c,d'.Q23:'4a,b,c,d'.Q2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ano</text:p>
                <draw:g>
                  <svg:desc>'4a,b,c,d'.P23:'4a,b,c,d'.P23</svg:desc>
                </draw:g>
              </table:table-cell>
              <table:table-cell office:value-type="string">
                <text:p>żołędzie</text:p>
                <draw:g>
                  <svg:desc>'4a,b,c,d'.Q23:'4a,b,c,d'.Q23</svg:desc>
                </draw:g>
              </table:table-cell>
            </table:table-row>
          </table:table-header-rows>
          <table:table-rows>
            <table:table-row>
              <table:table-cell office:value-type="float" office:value="41274">
                <text:p>41274</text:p>
                <draw:g>
                  <svg:desc>'4a,b,c,d'.O24:'4a,b,c,d'.O26</svg:desc>
                </draw:g>
              </table:table-cell>
              <table:table-cell office:value-type="float" office:value="55.6000000000001">
                <text:p>55.6000000000001</text:p>
                <draw:g>
                  <svg:desc>'4a,b,c,d'.P24:'4a,b,c,d'.P26</svg:desc>
                </draw:g>
              </table:table-cell>
              <table:table-cell office:value-type="float" office:value="19.2">
                <text:p>19.2</text:p>
                <draw:g>
                  <svg:desc>'4a,b,c,d'.Q24:'4a,b,c,d'.Q26</svg:desc>
                </draw:g>
              </table:table-cell>
            </table:table-row>
            <table:table-row>
              <table:table-cell office:value-type="float" office:value="41305">
                <text:p>41305</text:p>
              </table:table-cell>
              <table:table-cell office:value-type="float" office:value="47.2000000000001">
                <text:p>47.200000000000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41333">
                <text:p>41333</text:p>
              </table:table-cell>
              <table:table-cell office:value-type="float" office:value="49.6000000000001">
                <text:p>49.600000000000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